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1" officeooo:rsid="03dc7533" officeooo:paragraph-rsid="03dc7533"/>
    </style:style>
    <style:style style:name="P2" style:family="paragraph" style:parent-style-name="Standard">
      <style:text-properties style:font-name="Liberation Serif1" officeooo:rsid="03dda9b5" officeooo:paragraph-rsid="03dda9b5"/>
    </style:style>
    <style:style style:name="P3" style:family="paragraph" style:parent-style-name="Standard">
      <style:text-properties style:font-name="Liberation Serif1" officeooo:rsid="03ddddb3" officeooo:paragraph-rsid="03ddddb3"/>
    </style:style>
    <style:style style:name="P4" style:family="paragraph" style:parent-style-name="Standard">
      <style:text-properties style:font-name="Liberation Serif1" officeooo:rsid="03de8f89" officeooo:paragraph-rsid="03de8f89"/>
    </style:style>
    <style:style style:name="P5" style:family="paragraph" style:parent-style-name="Standard">
      <style:text-properties style:font-name="Liberation Serif1" officeooo:rsid="03df13f3" officeooo:paragraph-rsid="03df13f3"/>
    </style:style>
    <style:style style:name="P6" style:family="paragraph" style:parent-style-name="Standard">
      <style:text-properties style:font-name="Liberation Serif1" officeooo:rsid="03e88794" officeooo:paragraph-rsid="042244bf"/>
    </style:style>
    <style:style style:name="P7"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208"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20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210" style:family="paragraph" style:parent-style-name="Normal_20_Indent">
      <style:text-properties fo:font-variant="small-caps" style:font-name="Liberation Serif1" fo:font-style="normal" officeooo:rsid="03dc7533" officeooo:paragraph-rsid="03dc7533" style:font-style-asian="normal" style:font-style-complex="normal"/>
    </style:style>
    <style:style style:name="P211" style:family="paragraph" style:parent-style-name="Normal_20_Indent">
      <style:text-properties style:font-name="Liberation Serif1" fo:font-style="normal" fo:font-weight="normal" style:font-style-asian="normal" style:font-weight-asian="normal" style:font-style-complex="normal" style:font-weight-complex="normal"/>
    </style:style>
    <style:style style:name="P212" style:family="paragraph" style:parent-style-name="Normal_20_Indent">
      <style:text-properties style:font-name="Liberation Serif1" fo:font-style="normal" fo:font-weight="normal" officeooo:rsid="06da2f70" officeooo:paragraph-rsid="06da2f70" style:font-style-asian="normal" style:font-weight-asian="normal" style:font-style-complex="normal" style:font-weight-complex="normal"/>
    </style:style>
    <style:style style:name="P213" style:family="paragraph" style:parent-style-name="Normal_20_Indent">
      <style:text-properties style:font-name="Liberation Serif1" fo:font-style="normal" fo:font-weight="normal" officeooo:rsid="06dbc2ac" officeooo:paragraph-rsid="06dcbfa3" style:font-style-asian="normal" style:font-weight-asian="normal" style:font-style-complex="normal" style:font-weight-complex="normal"/>
    </style:style>
    <style:style style:name="P214" style:family="paragraph" style:parent-style-name="Normal_20_Indent">
      <style:text-properties style:font-name="Liberation Serif1" fo:font-style="normal" fo:font-weight="normal" officeooo:rsid="06de65be" officeooo:paragraph-rsid="06de65be" style:font-style-asian="normal" style:font-weight-asian="normal" style:font-style-complex="normal" style:font-weight-complex="normal"/>
    </style:style>
    <style:style style:name="P215"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216"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217"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218" style:family="paragraph" style:parent-style-name="Normal_20_Indent">
      <style:text-properties fo:font-variant="normal" fo:text-transform="none" style:font-name="Liberation Serif1" fo:font-style="normal" fo:font-weight="normal" officeooo:rsid="06de65be" officeooo:paragraph-rsid="06de9835" style:font-style-asian="normal" style:font-weight-asian="normal" style:font-style-complex="normal" style:font-weight-complex="normal"/>
    </style:style>
    <style:style style:name="P219" style:family="paragraph" style:parent-style-name="Normal_20_Indent">
      <style:text-properties fo:font-variant="normal" fo:text-transform="none" style:font-name="Liberation Serif1" fo:font-style="normal" fo:font-weight="normal" officeooo:rsid="06de9835" officeooo:paragraph-rsid="06de9835" style:font-style-asian="normal" style:font-weight-asian="normal" style:font-style-complex="normal" style:font-weight-complex="normal"/>
    </style:style>
    <style:style style:name="P220" style:family="paragraph" style:parent-style-name="Normal_20_Indent">
      <style:text-properties fo:font-variant="normal" fo:text-transform="none" style:font-name="Liberation Serif1" fo:font-style="normal" fo:font-weight="normal" officeooo:rsid="06e04104" officeooo:paragraph-rsid="06e04104" style:font-style-asian="normal" style:font-weight-asian="normal" style:font-style-complex="normal" style:font-weight-complex="normal"/>
    </style:style>
    <style:style style:name="P221" style:family="paragraph" style:parent-style-name="Normal_20_Indent">
      <style:text-properties fo:font-variant="normal" fo:text-transform="none" style:font-name="Liberation Serif1" fo:font-style="normal" fo:font-weight="normal" officeooo:rsid="06e32539" officeooo:paragraph-rsid="06e32539" style:font-style-asian="normal" style:font-weight-asian="normal" style:font-style-complex="normal" style:font-weight-complex="normal"/>
    </style:style>
    <style:style style:name="P222" style:family="paragraph" style:parent-style-name="Normal_20_Indent">
      <style:text-properties fo:font-variant="normal" fo:text-transform="none" style:font-name="Liberation Serif1" fo:font-style="normal" fo:font-weight="normal" officeooo:rsid="06e6c51c" officeooo:paragraph-rsid="06e6c51c" style:font-style-asian="normal" style:font-weight-asian="normal" style:font-style-complex="normal" style:font-weight-complex="normal"/>
    </style:style>
    <style:style style:name="P223" style:family="paragraph" style:parent-style-name="Normal_20_Indent">
      <style:text-properties fo:font-variant="normal" fo:text-transform="none" style:font-name="Liberation Serif1" fo:font-style="normal" fo:font-weight="normal" officeooo:rsid="06e7ddac" officeooo:paragraph-rsid="06e7ddac" style:font-style-asian="normal" style:font-weight-asian="normal" style:font-style-complex="normal" style:font-weight-complex="normal"/>
    </style:style>
    <style:style style:name="P224" style:family="paragraph" style:parent-style-name="Normal_20_Indent">
      <style:text-properties fo:font-variant="normal" fo:text-transform="none" style:font-name="Liberation Serif1" fo:font-style="normal" fo:font-weight="normal" officeooo:rsid="06e9060a" officeooo:paragraph-rsid="06e9060a" style:font-style-asian="normal" style:font-weight-asian="normal" style:font-style-complex="normal" style:font-weight-complex="normal"/>
    </style:style>
    <style:style style:name="P225" style:family="paragraph" style:parent-style-name="Normal_20_Indent">
      <style:text-properties fo:font-variant="normal" fo:text-transform="none" style:font-name="Liberation Serif1" fo:font-style="normal" fo:font-weight="normal" officeooo:rsid="06eae03e" officeooo:paragraph-rsid="06f8a35b" style:font-style-asian="normal" style:font-weight-asian="normal" style:font-style-complex="normal" style:font-weight-complex="normal"/>
    </style:style>
    <style:style style:name="P226" style:family="paragraph" style:parent-style-name="Normal_20_Indent">
      <style:text-properties fo:font-variant="normal" fo:text-transform="none" style:font-name="Liberation Serif1" fo:font-style="normal" fo:font-weight="normal" officeooo:rsid="06fce7b8" officeooo:paragraph-rsid="07046066" style:font-style-asian="normal" style:font-weight-asian="normal" style:font-style-complex="normal" style:font-weight-complex="normal"/>
    </style:style>
    <style:style style:name="P227" style:family="paragraph" style:parent-style-name="Normal_20_Indent">
      <style:text-properties fo:font-variant="normal" fo:text-transform="none" style:font-name="Liberation Serif1" fo:font-style="normal" fo:font-weight="normal" officeooo:rsid="070aded8" officeooo:paragraph-rsid="070aded8" style:font-style-asian="normal" style:font-weight-asian="normal" style:font-style-complex="normal" style:font-weight-complex="normal"/>
    </style:style>
    <style:style style:name="P228" style:family="paragraph" style:parent-style-name="Normal_20_Indent">
      <style:text-properties fo:font-variant="normal" fo:text-transform="none" style:font-name="Liberation Serif1" fo:font-style="normal" fo:font-weight="normal" officeooo:rsid="070ba9ba" officeooo:paragraph-rsid="070c7daa" style:font-style-asian="normal" style:font-weight-asian="normal" style:font-style-complex="normal" style:font-weight-complex="normal"/>
    </style:style>
    <style:style style:name="P22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23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23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232"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233"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234"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235"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236"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237" style:family="paragraph" style:parent-style-name="Normal_20__28_Web_29_" style:master-page-name="Standard">
      <style:paragraph-properties style:page-number="auto"/>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2aebccf" style:font-style-asian="italic" style:font-style-complex="italic"/>
    </style:style>
    <style:style style:name="T3" style:family="text">
      <style:text-properties fo:font-style="italic" officeooo:rsid="02dc79c4" style:font-style-asian="italic" style:font-style-complex="italic"/>
    </style:style>
    <style:style style:name="T4" style:family="text">
      <style:text-properties fo:font-style="italic" officeooo:rsid="02e8444a" style:font-style-asian="italic" style:font-style-complex="italic"/>
    </style:style>
    <style:style style:name="T5" style:family="text">
      <style:text-properties fo:font-style="italic" officeooo:rsid="02eaeaef" style:font-style-asian="italic" style:font-style-complex="italic"/>
    </style:style>
    <style:style style:name="T6" style:family="text">
      <style:text-properties fo:font-style="italic" officeooo:rsid="02f38af6" style:font-style-asian="italic" style:font-style-complex="italic"/>
    </style:style>
    <style:style style:name="T7" style:family="text">
      <style:text-properties fo:font-style="italic" officeooo:rsid="02f6bea1" style:font-style-asian="italic" style:font-style-complex="italic"/>
    </style:style>
    <style:style style:name="T8" style:family="text">
      <style:text-properties fo:font-style="italic" officeooo:rsid="0301f38b" style:font-style-asian="italic" style:font-style-complex="italic"/>
    </style:style>
    <style:style style:name="T9" style:family="text">
      <style:text-properties fo:font-style="italic" officeooo:rsid="02ff1584" style:font-style-asian="italic" style:font-style-complex="italic"/>
    </style:style>
    <style:style style:name="T10" style:family="text">
      <style:text-properties fo:font-style="italic" officeooo:rsid="03121928" style:font-style-asian="italic" style:font-style-complex="italic"/>
    </style:style>
    <style:style style:name="T11" style:family="text">
      <style:text-properties fo:font-style="italic" officeooo:rsid="032e1be9" style:font-style-asian="italic" style:font-style-complex="italic"/>
    </style:style>
    <style:style style:name="T12" style:family="text">
      <style:text-properties fo:font-style="italic" officeooo:rsid="0331e549" style:font-style-asian="italic" style:font-style-complex="italic"/>
    </style:style>
    <style:style style:name="T13" style:family="text">
      <style:text-properties fo:font-style="italic" officeooo:rsid="03325e93" style:font-style-asian="italic" style:font-style-complex="italic"/>
    </style:style>
    <style:style style:name="T14" style:family="text">
      <style:text-properties fo:font-style="italic" officeooo:rsid="0332dcd0" style:font-style-asian="italic" style:font-style-complex="italic"/>
    </style:style>
    <style:style style:name="T15" style:family="text">
      <style:text-properties fo:font-style="italic" officeooo:rsid="034aab2f" style:font-style-asian="italic" style:font-style-complex="italic"/>
    </style:style>
    <style:style style:name="T16" style:family="text">
      <style:text-properties fo:font-style="italic" officeooo:rsid="0360362f" style:font-style-asian="italic" style:font-style-complex="italic"/>
    </style:style>
    <style:style style:name="T17" style:family="text">
      <style:text-properties fo:font-style="italic" officeooo:rsid="04111ddc" style:font-style-asian="italic" style:font-style-complex="italic"/>
    </style:style>
    <style:style style:name="T18" style:family="text">
      <style:text-properties fo:font-style="italic" officeooo:rsid="04241a44" style:font-style-asian="italic" style:font-style-complex="italic"/>
    </style:style>
    <style:style style:name="T19" style:family="text">
      <style:text-properties fo:font-style="italic" officeooo:rsid="044fff1f" style:font-style-asian="italic" style:font-style-complex="italic"/>
    </style:style>
    <style:style style:name="T20" style:family="text">
      <style:text-properties fo:font-style="italic" officeooo:rsid="04886fd0" style:font-style-asian="italic" style:font-style-complex="italic"/>
    </style:style>
    <style:style style:name="T21" style:family="text">
      <style:text-properties fo:font-style="italic" officeooo:rsid="04c2fa52" style:font-style-asian="italic" style:font-style-complex="italic"/>
    </style:style>
    <style:style style:name="T22" style:family="text">
      <style:text-properties fo:font-style="italic" officeooo:rsid="0502d709" style:font-style-asian="italic" style:font-style-complex="italic"/>
    </style:style>
    <style:style style:name="T23" style:family="text">
      <style:text-properties fo:font-style="italic" officeooo:rsid="0538f188" style:font-style-asian="italic" style:font-style-complex="italic"/>
    </style:style>
    <style:style style:name="T24" style:family="text">
      <style:text-properties fo:font-style="italic" officeooo:rsid="054eceb3" style:font-style-asian="italic" style:font-style-complex="italic"/>
    </style:style>
    <style:style style:name="T25" style:family="text">
      <style:text-properties fo:font-style="italic" officeooo:rsid="055eac53" style:font-style-asian="italic" style:font-style-complex="italic"/>
    </style:style>
    <style:style style:name="T26" style:family="text">
      <style:text-properties fo:font-style="italic" officeooo:rsid="0573f64c" style:font-style-asian="italic" style:font-style-complex="italic"/>
    </style:style>
    <style:style style:name="T27" style:family="text">
      <style:text-properties fo:font-style="italic" officeooo:rsid="0575ea8b" style:font-style-asian="italic" style:font-style-complex="italic"/>
    </style:style>
    <style:style style:name="T28" style:family="text">
      <style:text-properties fo:font-style="italic" officeooo:rsid="0577a5ea" style:font-style-asian="italic" style:font-style-complex="italic"/>
    </style:style>
    <style:style style:name="T29" style:family="text">
      <style:text-properties fo:font-style="italic" officeooo:rsid="057b2d68" style:font-style-asian="italic" style:font-style-complex="italic"/>
    </style:style>
    <style:style style:name="T30" style:family="text">
      <style:text-properties fo:font-style="italic" officeooo:rsid="05845f7a" style:font-style-asian="italic" style:font-style-complex="italic"/>
    </style:style>
    <style:style style:name="T31" style:family="text">
      <style:text-properties fo:font-style="italic" officeooo:rsid="05b52418" style:font-style-asian="italic" style:font-style-complex="italic"/>
    </style:style>
    <style:style style:name="T32" style:family="text">
      <style:text-properties fo:font-style="italic" officeooo:rsid="05eab96f" style:font-style-asian="italic" style:font-style-complex="italic"/>
    </style:style>
    <style:style style:name="T33" style:family="text">
      <style:text-properties fo:font-style="italic" officeooo:rsid="05ed10c1" style:font-style-asian="italic" style:font-style-complex="italic"/>
    </style:style>
    <style:style style:name="T34" style:family="text">
      <style:text-properties fo:font-style="italic" officeooo:rsid="0612965b" style:font-style-asian="italic" style:font-style-complex="italic"/>
    </style:style>
    <style:style style:name="T35" style:family="text">
      <style:text-properties fo:font-style="italic" officeooo:rsid="061eb5c3" style:font-style-asian="italic" style:font-style-complex="italic"/>
    </style:style>
    <style:style style:name="T36" style:family="text">
      <style:text-properties fo:font-style="italic" officeooo:rsid="06435ea9" style:font-style-asian="italic" style:font-style-complex="italic"/>
    </style:style>
    <style:style style:name="T37" style:family="text">
      <style:text-properties fo:font-style="italic" officeooo:rsid="06581687" style:font-style-asian="italic" style:font-style-complex="italic"/>
    </style:style>
    <style:style style:name="T38" style:family="text">
      <style:text-properties fo:font-style="italic" officeooo:rsid="0685c29b" style:font-style-asian="italic" style:font-style-complex="italic"/>
    </style:style>
    <style:style style:name="T39" style:family="text">
      <style:text-properties fo:font-style="italic" officeooo:rsid="073914bd" style:font-style-asian="italic" style:font-style-complex="italic"/>
    </style:style>
    <style:style style:name="T40" style:family="text">
      <style:text-properties fo:font-style="italic" officeooo:rsid="0770c753" style:font-style-asian="italic" style:font-style-complex="italic"/>
    </style:style>
    <style:style style:name="T41" style:family="text">
      <style:text-properties fo:font-style="italic" officeooo:rsid="07fe5da1" style:font-style-asian="italic" style:font-style-complex="italic"/>
    </style:style>
    <style:style style:name="T42" style:family="text">
      <style:text-properties fo:font-style="italic" officeooo:rsid="080ee161" style:font-style-asian="italic" style:font-style-complex="italic"/>
    </style:style>
    <style:style style:name="T43" style:family="text">
      <style:text-properties fo:font-style="italic" officeooo:rsid="096c5b49" style:font-style-asian="italic" style:font-style-complex="italic"/>
    </style:style>
    <style:style style:name="T44" style:family="text">
      <style:text-properties fo:font-style="italic" officeooo:rsid="098387a5" style:font-style-asian="italic" style:font-style-complex="italic"/>
    </style:style>
    <style:style style:name="T45" style:family="text">
      <style:text-properties fo:font-style="italic" officeooo:rsid="0984d054" style:font-style-asian="italic" style:font-style-complex="italic"/>
    </style:style>
    <style:style style:name="T46" style:family="text">
      <style:text-properties fo:font-style="italic" officeooo:rsid="0992c5db" style:font-style-asian="italic" style:font-style-complex="italic"/>
    </style:style>
    <style:style style:name="T47" style:family="text">
      <style:text-properties fo:font-style="italic" officeooo:rsid="099acdd1" style:font-style-asian="italic" style:font-style-complex="italic"/>
    </style:style>
    <style:style style:name="T48" style:family="text">
      <style:text-properties fo:font-style="italic" officeooo:rsid="09abe63e" style:font-style-asian="italic" style:font-style-complex="italic"/>
    </style:style>
    <style:style style:name="T49" style:family="text">
      <style:text-properties fo:font-style="italic" officeooo:rsid="09b0523a" style:font-style-asian="italic" style:font-style-complex="italic"/>
    </style:style>
    <style:style style:name="T50" style:family="text">
      <style:text-properties fo:font-style="italic" officeooo:rsid="09eb2154" style:font-style-asian="italic" style:font-style-complex="italic"/>
    </style:style>
    <style:style style:name="T51" style:family="text">
      <style:text-properties fo:font-style="italic" officeooo:rsid="09f5d7e4" style:font-style-asian="italic" style:font-style-complex="italic"/>
    </style:style>
    <style:style style:name="T52" style:family="text">
      <style:text-properties fo:font-style="italic" officeooo:rsid="0a02fa65" style:font-style-asian="italic" style:font-style-complex="italic"/>
    </style:style>
    <style:style style:name="T53" style:family="text">
      <style:text-properties fo:font-style="italic" officeooo:rsid="0a11aca2" style:font-style-asian="italic" style:font-style-complex="italic"/>
    </style:style>
    <style:style style:name="T54" style:family="text">
      <style:text-properties fo:font-style="italic" officeooo:rsid="0a2554cf" style:font-style-asian="italic" style:font-style-complex="italic"/>
    </style:style>
    <style:style style:name="T55" style:family="text">
      <style:text-properties fo:font-style="italic" officeooo:rsid="0a2fea93" style:font-style-asian="italic" style:font-style-complex="italic"/>
    </style:style>
    <style:style style:name="T56" style:family="text">
      <style:text-properties fo:font-style="italic" officeooo:rsid="0a5f46c6" style:font-style-asian="italic" style:font-style-complex="italic"/>
    </style:style>
    <style:style style:name="T57" style:family="text">
      <style:text-properties fo:font-style="italic" officeooo:rsid="0a7f6d4d" style:font-style-asian="italic" style:font-style-complex="italic"/>
    </style:style>
    <style:style style:name="T58" style:family="text">
      <style:text-properties fo:font-style="italic" officeooo:rsid="0a7f93dc" style:font-style-asian="italic" style:font-style-complex="italic"/>
    </style:style>
    <style:style style:name="T59" style:family="text">
      <style:text-properties fo:font-style="italic" officeooo:rsid="0aa74721" style:font-style-asian="italic" style:font-style-complex="italic"/>
    </style:style>
    <style:style style:name="T60" style:family="text">
      <style:text-properties fo:font-style="italic" officeooo:rsid="0ab2df18" style:font-style-asian="italic" style:font-style-complex="italic"/>
    </style:style>
    <style:style style:name="T61" style:family="text">
      <style:text-properties fo:font-style="italic" officeooo:rsid="0ad77d83" style:font-style-asian="italic" style:font-style-complex="italic"/>
    </style:style>
    <style:style style:name="T62" style:family="text">
      <style:text-properties fo:font-style="italic" officeooo:rsid="0ad866e3" style:font-style-asian="italic" style:font-style-complex="italic"/>
    </style:style>
    <style:style style:name="T63" style:family="text">
      <style:text-properties fo:font-style="italic" officeooo:rsid="0aec731c" style:font-style-asian="italic" style:font-style-complex="italic"/>
    </style:style>
    <style:style style:name="T64" style:family="text">
      <style:text-properties fo:font-style="italic" officeooo:rsid="0b20b8e7" style:font-style-asian="italic" style:font-style-complex="italic"/>
    </style:style>
    <style:style style:name="T65" style:family="text">
      <style:text-properties fo:font-style="italic" officeooo:rsid="0b2acb23" style:font-style-asian="italic" style:font-style-complex="italic"/>
    </style:style>
    <style:style style:name="T66" style:family="text">
      <style:text-properties fo:font-style="italic" style:text-underline-style="none" officeooo:rsid="06a2a8b2" style:font-style-asian="italic" style:font-style-complex="italic"/>
    </style:style>
    <style:style style:name="T67" style:family="text">
      <style:text-properties fo:font-style="italic" style:text-underline-style="none" officeooo:rsid="06b3cfa0" style:font-style-asian="italic" style:font-style-complex="italic"/>
    </style:style>
    <style:style style:name="T68" style:family="text">
      <style:text-properties fo:font-style="italic" style:text-underline-style="none" officeooo:rsid="0723059a" style:font-style-asian="italic" style:font-style-complex="italic"/>
    </style:style>
    <style:style style:name="T69" style:family="text">
      <style:text-properties fo:font-style="italic" style:text-underline-style="none" officeooo:rsid="07c54b9b" style:font-style-asian="italic" style:font-style-complex="italic"/>
    </style:style>
    <style:style style:name="T70" style:family="text">
      <style:text-properties fo:font-style="italic" style:text-underline-style="none" officeooo:rsid="07d8cb6a" style:font-style-asian="italic" style:font-style-complex="italic"/>
    </style:style>
    <style:style style:name="T71" style:family="text">
      <style:text-properties fo:font-style="italic" style:text-underline-style="none" officeooo:rsid="0822b962" style:font-style-asian="italic" style:font-style-complex="italic"/>
    </style:style>
    <style:style style:name="T72" style:family="text">
      <style:text-properties fo:font-style="italic" style:text-underline-style="none" officeooo:rsid="082572b3" style:font-style-asian="italic" style:font-style-complex="italic"/>
    </style:style>
    <style:style style:name="T73" style:family="text">
      <style:text-properties fo:font-style="italic" style:text-underline-style="none" officeooo:rsid="0858116e" style:font-style-asian="italic" style:font-style-complex="italic"/>
    </style:style>
    <style:style style:name="T74" style:family="text">
      <style:text-properties fo:font-style="italic" style:text-underline-style="none" officeooo:rsid="08781348" style:font-style-asian="italic" style:font-style-complex="italic"/>
    </style:style>
    <style:style style:name="T75" style:family="text">
      <style:text-properties fo:font-style="italic" style:text-underline-style="none" officeooo:rsid="08a94d1f" style:font-style-asian="italic" style:font-style-complex="italic"/>
    </style:style>
    <style:style style:name="T76" style:family="text">
      <style:text-properties fo:font-style="italic" style:text-underline-style="none" officeooo:rsid="08de1fda" style:font-style-asian="italic" style:font-style-complex="italic"/>
    </style:style>
    <style:style style:name="T77" style:family="text">
      <style:text-properties fo:font-style="italic" style:text-underline-style="none" officeooo:rsid="08e77141" style:font-style-asian="italic" style:font-style-complex="italic"/>
    </style:style>
    <style:style style:name="T78" style:family="text">
      <style:text-properties fo:font-style="italic" style:text-underline-style="none" officeooo:rsid="08e77358" style:font-style-asian="italic" style:font-style-complex="italic"/>
    </style:style>
    <style:style style:name="T79" style:family="text">
      <style:text-properties fo:font-style="italic" style:text-underline-style="none" officeooo:rsid="090f62ab" style:font-style-asian="italic" style:font-style-complex="italic"/>
    </style:style>
    <style:style style:name="T80" style:family="text">
      <style:text-properties fo:font-style="italic" fo:font-weight="normal" officeooo:rsid="0465cd7e" style:font-style-asian="italic" style:font-weight-asian="normal" style:font-style-complex="italic" style:font-weight-complex="normal"/>
    </style:style>
    <style:style style:name="T81" style:family="text">
      <style:text-properties style:text-line-through-style="solid" style:text-line-through-type="single" fo:language="ru" fo:country="RU" officeooo:rsid="03b55f4d"/>
    </style:style>
    <style:style style:name="T82" style:family="text">
      <style:text-properties style:text-line-through-style="solid" style:text-line-through-type="single" fo:language="ru" fo:country="RU" officeooo:rsid="03ba0b64"/>
    </style:style>
    <style:style style:name="T83" style:family="text">
      <style:text-properties style:text-line-through-style="solid" style:text-line-through-type="single" style:text-underline-style="none" officeooo:rsid="08877f31"/>
    </style:style>
    <style:style style:name="T84" style:family="text">
      <style:text-properties style:text-underline-style="none"/>
    </style:style>
    <style:style style:name="T85" style:family="text">
      <style:text-properties style:text-underline-style="none" officeooo:rsid="03fd2505"/>
    </style:style>
    <style:style style:name="T86" style:family="text">
      <style:text-properties style:text-underline-style="none" officeooo:rsid="06367573"/>
    </style:style>
    <style:style style:name="T87" style:family="text">
      <style:text-properties style:text-underline-style="none" officeooo:rsid="06395b43"/>
    </style:style>
    <style:style style:name="T88" style:family="text">
      <style:text-properties style:text-underline-style="none" officeooo:rsid="0639acdf"/>
    </style:style>
    <style:style style:name="T89" style:family="text">
      <style:text-properties style:text-underline-style="none" officeooo:rsid="063a6966"/>
    </style:style>
    <style:style style:name="T90" style:family="text">
      <style:text-properties style:text-underline-style="none" officeooo:rsid="063b456f"/>
    </style:style>
    <style:style style:name="T91" style:family="text">
      <style:text-properties style:text-underline-style="none" officeooo:rsid="063cde88"/>
    </style:style>
    <style:style style:name="T92" style:family="text">
      <style:text-properties style:text-underline-style="none" officeooo:rsid="069e4776"/>
    </style:style>
    <style:style style:name="T93" style:family="text">
      <style:text-properties style:text-underline-style="none" officeooo:rsid="069e6130"/>
    </style:style>
    <style:style style:name="T94" style:family="text">
      <style:text-properties style:text-underline-style="none" officeooo:rsid="069f2aae"/>
    </style:style>
    <style:style style:name="T95" style:family="text">
      <style:text-properties style:text-underline-style="none" officeooo:rsid="06a08b31"/>
    </style:style>
    <style:style style:name="T96" style:family="text">
      <style:text-properties style:text-underline-style="none" officeooo:rsid="06a092da"/>
    </style:style>
    <style:style style:name="T97" style:family="text">
      <style:text-properties style:text-underline-style="none" officeooo:rsid="06a17881"/>
    </style:style>
    <style:style style:name="T98" style:family="text">
      <style:text-properties style:text-underline-style="none" officeooo:rsid="06a28c4d"/>
    </style:style>
    <style:style style:name="T99" style:family="text">
      <style:text-properties style:text-underline-style="none" officeooo:rsid="06a2a8b2"/>
    </style:style>
    <style:style style:name="T100" style:family="text">
      <style:text-properties style:text-underline-style="none" officeooo:rsid="06a4a703"/>
    </style:style>
    <style:style style:name="T101" style:family="text">
      <style:text-properties style:text-underline-style="none" officeooo:rsid="06a7dc7e"/>
    </style:style>
    <style:style style:name="T102" style:family="text">
      <style:text-properties style:text-underline-style="none" officeooo:rsid="06a9421b"/>
    </style:style>
    <style:style style:name="T103" style:family="text">
      <style:text-properties style:text-underline-style="none" officeooo:rsid="06aa1abb"/>
    </style:style>
    <style:style style:name="T104" style:family="text">
      <style:text-properties style:text-underline-style="none" officeooo:rsid="06ab5798"/>
    </style:style>
    <style:style style:name="T105" style:family="text">
      <style:text-properties style:text-underline-style="none" officeooo:rsid="06ac0852"/>
    </style:style>
    <style:style style:name="T106" style:family="text">
      <style:text-properties style:text-underline-style="none" officeooo:rsid="06ac2096"/>
    </style:style>
    <style:style style:name="T107" style:family="text">
      <style:text-properties style:text-underline-style="none" officeooo:rsid="06acc404"/>
    </style:style>
    <style:style style:name="T108" style:family="text">
      <style:text-properties style:text-underline-style="none" officeooo:rsid="06add08f"/>
    </style:style>
    <style:style style:name="T109" style:family="text">
      <style:text-properties style:text-underline-style="none" officeooo:rsid="06afcc1a"/>
    </style:style>
    <style:style style:name="T110" style:family="text">
      <style:text-properties style:text-underline-style="none" officeooo:rsid="06b01946"/>
    </style:style>
    <style:style style:name="T111" style:family="text">
      <style:text-properties style:text-underline-style="none" officeooo:rsid="06b1e49e"/>
    </style:style>
    <style:style style:name="T112" style:family="text">
      <style:text-properties style:text-underline-style="none" officeooo:rsid="06b299b0"/>
    </style:style>
    <style:style style:name="T113" style:family="text">
      <style:text-properties style:text-underline-style="none" officeooo:rsid="06b37ddd"/>
    </style:style>
    <style:style style:name="T114" style:family="text">
      <style:text-properties style:text-underline-style="none" officeooo:rsid="06b3cfa0"/>
    </style:style>
    <style:style style:name="T115" style:family="text">
      <style:text-properties style:text-underline-style="none" officeooo:rsid="06b5b438"/>
    </style:style>
    <style:style style:name="T116" style:family="text">
      <style:text-properties style:text-underline-style="none" officeooo:rsid="06b6618c"/>
    </style:style>
    <style:style style:name="T117" style:family="text">
      <style:text-properties style:text-underline-style="none" officeooo:rsid="06b81a71"/>
    </style:style>
    <style:style style:name="T118" style:family="text">
      <style:text-properties style:text-underline-style="none" officeooo:rsid="06b979e4"/>
    </style:style>
    <style:style style:name="T119" style:family="text">
      <style:text-properties style:text-underline-style="none" officeooo:rsid="06ba654f"/>
    </style:style>
    <style:style style:name="T120" style:family="text">
      <style:text-properties style:text-underline-style="none" officeooo:rsid="06bbfeb8"/>
    </style:style>
    <style:style style:name="T121" style:family="text">
      <style:text-properties style:text-underline-style="none" officeooo:rsid="06bdd56d"/>
    </style:style>
    <style:style style:name="T122" style:family="text">
      <style:text-properties style:text-underline-style="none" officeooo:rsid="06bea2fd"/>
    </style:style>
    <style:style style:name="T123" style:family="text">
      <style:text-properties style:text-underline-style="none" officeooo:rsid="06bf5971"/>
    </style:style>
    <style:style style:name="T124" style:family="text">
      <style:text-properties style:text-underline-style="none" officeooo:rsid="06c01015"/>
    </style:style>
    <style:style style:name="T125" style:family="text">
      <style:text-properties style:text-underline-style="none" officeooo:rsid="06c0e949"/>
    </style:style>
    <style:style style:name="T126" style:family="text">
      <style:text-properties style:text-underline-style="none" officeooo:rsid="06c133e1"/>
    </style:style>
    <style:style style:name="T127" style:family="text">
      <style:text-properties style:text-underline-style="none" officeooo:rsid="06c2fbd2"/>
    </style:style>
    <style:style style:name="T128" style:family="text">
      <style:text-properties style:text-underline-style="none" officeooo:rsid="06c4f815"/>
    </style:style>
    <style:style style:name="T129" style:family="text">
      <style:text-properties style:text-underline-style="none" officeooo:rsid="06c6a437"/>
    </style:style>
    <style:style style:name="T130" style:family="text">
      <style:text-properties style:text-underline-style="none" officeooo:rsid="06c7e4bc"/>
    </style:style>
    <style:style style:name="T131" style:family="text">
      <style:text-properties style:text-underline-style="none" officeooo:rsid="06c7f3f2"/>
    </style:style>
    <style:style style:name="T132" style:family="text">
      <style:text-properties style:text-underline-style="none" officeooo:rsid="06c9e2fb"/>
    </style:style>
    <style:style style:name="T133" style:family="text">
      <style:text-properties style:text-underline-style="none" officeooo:rsid="06cbb01a"/>
    </style:style>
    <style:style style:name="T134" style:family="text">
      <style:text-properties style:text-underline-style="none" officeooo:rsid="06cd4d7b"/>
    </style:style>
    <style:style style:name="T135" style:family="text">
      <style:text-properties style:text-underline-style="none" officeooo:rsid="06ee9325"/>
    </style:style>
    <style:style style:name="T136" style:family="text">
      <style:text-properties style:text-underline-style="none" officeooo:rsid="070deff3"/>
    </style:style>
    <style:style style:name="T137" style:family="text">
      <style:text-properties style:text-underline-style="none" officeooo:rsid="070e5264"/>
    </style:style>
    <style:style style:name="T138" style:family="text">
      <style:text-properties style:text-underline-style="none" officeooo:rsid="070f1da8"/>
    </style:style>
    <style:style style:name="T139" style:family="text">
      <style:text-properties style:text-underline-style="none" officeooo:rsid="070fa95d"/>
    </style:style>
    <style:style style:name="T140" style:family="text">
      <style:text-properties style:text-underline-style="none" officeooo:rsid="07110e50"/>
    </style:style>
    <style:style style:name="T141" style:family="text">
      <style:text-properties style:text-underline-style="none" officeooo:rsid="07127157"/>
    </style:style>
    <style:style style:name="T142" style:family="text">
      <style:text-properties style:text-underline-style="none" officeooo:rsid="07146f64"/>
    </style:style>
    <style:style style:name="T143" style:family="text">
      <style:text-properties style:text-underline-style="none" officeooo:rsid="07152948"/>
    </style:style>
    <style:style style:name="T144" style:family="text">
      <style:text-properties style:text-underline-style="none" officeooo:rsid="07154be0"/>
    </style:style>
    <style:style style:name="T145" style:family="text">
      <style:text-properties style:text-underline-style="none" officeooo:rsid="07168ce7"/>
    </style:style>
    <style:style style:name="T146" style:family="text">
      <style:text-properties style:text-underline-style="none" officeooo:rsid="0718773d"/>
    </style:style>
    <style:style style:name="T147" style:family="text">
      <style:text-properties style:text-underline-style="none" officeooo:rsid="07187d1d"/>
    </style:style>
    <style:style style:name="T148" style:family="text">
      <style:text-properties style:text-underline-style="none" officeooo:rsid="0719098b"/>
    </style:style>
    <style:style style:name="T149" style:family="text">
      <style:text-properties style:text-underline-style="none" officeooo:rsid="071990c8"/>
    </style:style>
    <style:style style:name="T150" style:family="text">
      <style:text-properties style:text-underline-style="none" officeooo:rsid="071b61ef"/>
    </style:style>
    <style:style style:name="T151" style:family="text">
      <style:text-properties style:text-underline-style="none" officeooo:rsid="071ca77f"/>
    </style:style>
    <style:style style:name="T152" style:family="text">
      <style:text-properties style:text-underline-style="none" officeooo:rsid="071d0a78"/>
    </style:style>
    <style:style style:name="T153" style:family="text">
      <style:text-properties style:text-underline-style="none" officeooo:rsid="071d81f7"/>
    </style:style>
    <style:style style:name="T154" style:family="text">
      <style:text-properties style:text-underline-style="none" officeooo:rsid="071e0799"/>
    </style:style>
    <style:style style:name="T155" style:family="text">
      <style:text-properties style:text-underline-style="none" officeooo:rsid="071e2fd0"/>
    </style:style>
    <style:style style:name="T156" style:family="text">
      <style:text-properties style:text-underline-style="none" officeooo:rsid="071fe838"/>
    </style:style>
    <style:style style:name="T157" style:family="text">
      <style:text-properties style:text-underline-style="none" officeooo:rsid="071feb35"/>
    </style:style>
    <style:style style:name="T158" style:family="text">
      <style:text-properties style:text-underline-style="none" officeooo:rsid="07221868"/>
    </style:style>
    <style:style style:name="T159" style:family="text">
      <style:text-properties style:text-underline-style="none" officeooo:rsid="0723059a"/>
    </style:style>
    <style:style style:name="T160" style:family="text">
      <style:text-properties style:text-underline-style="none" officeooo:rsid="0723a01a"/>
    </style:style>
    <style:style style:name="T161" style:family="text">
      <style:text-properties style:text-underline-style="none" officeooo:rsid="0726f379"/>
    </style:style>
    <style:style style:name="T162" style:family="text">
      <style:text-properties style:text-underline-style="none" officeooo:rsid="07369a66"/>
    </style:style>
    <style:style style:name="T163" style:family="text">
      <style:text-properties style:text-underline-style="none" officeooo:rsid="0777b120"/>
    </style:style>
    <style:style style:name="T164" style:family="text">
      <style:text-properties style:text-underline-style="none" officeooo:rsid="0779a5b8"/>
    </style:style>
    <style:style style:name="T165" style:family="text">
      <style:text-properties style:text-underline-style="none" officeooo:rsid="077b1aa7"/>
    </style:style>
    <style:style style:name="T166" style:family="text">
      <style:text-properties style:text-underline-style="none" officeooo:rsid="077b6878"/>
    </style:style>
    <style:style style:name="T167" style:family="text">
      <style:text-properties style:text-underline-style="none" officeooo:rsid="077c2a18"/>
    </style:style>
    <style:style style:name="T168" style:family="text">
      <style:text-properties style:text-underline-style="none" officeooo:rsid="077e0213"/>
    </style:style>
    <style:style style:name="T169" style:family="text">
      <style:text-properties style:text-underline-style="none" officeooo:rsid="077f4dde"/>
    </style:style>
    <style:style style:name="T170" style:family="text">
      <style:text-properties style:text-underline-style="none" officeooo:rsid="077ffd6a"/>
    </style:style>
    <style:style style:name="T171" style:family="text">
      <style:text-properties style:text-underline-style="none" officeooo:rsid="07802edb"/>
    </style:style>
    <style:style style:name="T172" style:family="text">
      <style:text-properties style:text-underline-style="none" officeooo:rsid="0780f776"/>
    </style:style>
    <style:style style:name="T173" style:family="text">
      <style:text-properties style:text-underline-style="none" officeooo:rsid="078273c0"/>
    </style:style>
    <style:style style:name="T174" style:family="text">
      <style:text-properties style:text-underline-style="none" officeooo:rsid="078439d9"/>
    </style:style>
    <style:style style:name="T175" style:family="text">
      <style:text-properties style:text-underline-style="none" officeooo:rsid="0785175b"/>
    </style:style>
    <style:style style:name="T176" style:family="text">
      <style:text-properties style:text-underline-style="none" officeooo:rsid="0786f658"/>
    </style:style>
    <style:style style:name="T177" style:family="text">
      <style:text-properties style:text-underline-style="none" officeooo:rsid="0788b964"/>
    </style:style>
    <style:style style:name="T178" style:family="text">
      <style:text-properties style:text-underline-style="none" officeooo:rsid="0789de41"/>
    </style:style>
    <style:style style:name="T179" style:family="text">
      <style:text-properties style:text-underline-style="none" officeooo:rsid="078ba402"/>
    </style:style>
    <style:style style:name="T180" style:family="text">
      <style:text-properties style:text-underline-style="none" officeooo:rsid="078d32e2"/>
    </style:style>
    <style:style style:name="T181" style:family="text">
      <style:text-properties style:text-underline-style="none" officeooo:rsid="078e9cf9"/>
    </style:style>
    <style:style style:name="T182" style:family="text">
      <style:text-properties style:text-underline-style="none" officeooo:rsid="078eaf88"/>
    </style:style>
    <style:style style:name="T183" style:family="text">
      <style:text-properties style:text-underline-style="none" officeooo:rsid="078f143a"/>
    </style:style>
    <style:style style:name="T184" style:family="text">
      <style:text-properties style:text-underline-style="none" officeooo:rsid="07902a21"/>
    </style:style>
    <style:style style:name="T185" style:family="text">
      <style:text-properties style:text-underline-style="none" officeooo:rsid="0791d5de"/>
    </style:style>
    <style:style style:name="T186" style:family="text">
      <style:text-properties style:text-underline-style="none" officeooo:rsid="0791e5cb"/>
    </style:style>
    <style:style style:name="T187" style:family="text">
      <style:text-properties style:text-underline-style="none" officeooo:rsid="07933399"/>
    </style:style>
    <style:style style:name="T188" style:family="text">
      <style:text-properties style:text-underline-style="none" officeooo:rsid="079481d6"/>
    </style:style>
    <style:style style:name="T189" style:family="text">
      <style:text-properties style:text-underline-style="none" officeooo:rsid="07966d7a"/>
    </style:style>
    <style:style style:name="T190" style:family="text">
      <style:text-properties style:text-underline-style="none" officeooo:rsid="0796f7fd"/>
    </style:style>
    <style:style style:name="T191" style:family="text">
      <style:text-properties style:text-underline-style="none" officeooo:rsid="07986e6f"/>
    </style:style>
    <style:style style:name="T192" style:family="text">
      <style:text-properties style:text-underline-style="none" officeooo:rsid="0799330f"/>
    </style:style>
    <style:style style:name="T193" style:family="text">
      <style:text-properties style:text-underline-style="none" officeooo:rsid="079a135a"/>
    </style:style>
    <style:style style:name="T194" style:family="text">
      <style:text-properties style:text-underline-style="none" officeooo:rsid="079d084c"/>
    </style:style>
    <style:style style:name="T195" style:family="text">
      <style:text-properties style:text-underline-style="none" officeooo:rsid="079d4008"/>
    </style:style>
    <style:style style:name="T196" style:family="text">
      <style:text-properties style:text-underline-style="none" officeooo:rsid="079d4817"/>
    </style:style>
    <style:style style:name="T197" style:family="text">
      <style:text-properties style:text-underline-style="none" officeooo:rsid="079f2f34"/>
    </style:style>
    <style:style style:name="T198" style:family="text">
      <style:text-properties style:text-underline-style="none" officeooo:rsid="07a064c2"/>
    </style:style>
    <style:style style:name="T199" style:family="text">
      <style:text-properties style:text-underline-style="none" officeooo:rsid="07a1d294"/>
    </style:style>
    <style:style style:name="T200" style:family="text">
      <style:text-properties style:text-underline-style="none" officeooo:rsid="07a2b1f2"/>
    </style:style>
    <style:style style:name="T201" style:family="text">
      <style:text-properties style:text-underline-style="none" officeooo:rsid="07a440f9"/>
    </style:style>
    <style:style style:name="T202" style:family="text">
      <style:text-properties style:text-underline-style="none" officeooo:rsid="07a459ef"/>
    </style:style>
    <style:style style:name="T203" style:family="text">
      <style:text-properties style:text-underline-style="none" officeooo:rsid="07a5a036"/>
    </style:style>
    <style:style style:name="T204" style:family="text">
      <style:text-properties style:text-underline-style="none" officeooo:rsid="07aa5927"/>
    </style:style>
    <style:style style:name="T205" style:family="text">
      <style:text-properties style:text-underline-style="none" officeooo:rsid="07aba4f0"/>
    </style:style>
    <style:style style:name="T206" style:family="text">
      <style:text-properties style:text-underline-style="none" officeooo:rsid="07ad4dbc"/>
    </style:style>
    <style:style style:name="T207" style:family="text">
      <style:text-properties style:text-underline-style="none" officeooo:rsid="07add0fd"/>
    </style:style>
    <style:style style:name="T208" style:family="text">
      <style:text-properties style:text-underline-style="none" officeooo:rsid="07af34aa"/>
    </style:style>
    <style:style style:name="T209" style:family="text">
      <style:text-properties style:text-underline-style="none" officeooo:rsid="07af748f"/>
    </style:style>
    <style:style style:name="T210" style:family="text">
      <style:text-properties style:text-underline-style="none" officeooo:rsid="07b13a6c"/>
    </style:style>
    <style:style style:name="T211" style:family="text">
      <style:text-properties style:text-underline-style="none" officeooo:rsid="07b281c6"/>
    </style:style>
    <style:style style:name="T212" style:family="text">
      <style:text-properties style:text-underline-style="none" officeooo:rsid="07b43b4b"/>
    </style:style>
    <style:style style:name="T213" style:family="text">
      <style:text-properties style:text-underline-style="none" officeooo:rsid="07b5d9ba"/>
    </style:style>
    <style:style style:name="T214" style:family="text">
      <style:text-properties style:text-underline-style="none" officeooo:rsid="07b73848"/>
    </style:style>
    <style:style style:name="T215" style:family="text">
      <style:text-properties style:text-underline-style="none" officeooo:rsid="07b76dae"/>
    </style:style>
    <style:style style:name="T216" style:family="text">
      <style:text-properties style:text-underline-style="none" officeooo:rsid="07b831f2"/>
    </style:style>
    <style:style style:name="T217" style:family="text">
      <style:text-properties style:text-underline-style="none" officeooo:rsid="07b9e7d9"/>
    </style:style>
    <style:style style:name="T218" style:family="text">
      <style:text-properties style:text-underline-style="none" officeooo:rsid="07bacefc"/>
    </style:style>
    <style:style style:name="T219" style:family="text">
      <style:text-properties style:text-underline-style="none" officeooo:rsid="07badc0e"/>
    </style:style>
    <style:style style:name="T220" style:family="text">
      <style:text-properties style:text-underline-style="none" officeooo:rsid="07bbda99"/>
    </style:style>
    <style:style style:name="T221" style:family="text">
      <style:text-properties style:text-underline-style="none" officeooo:rsid="07bc5146"/>
    </style:style>
    <style:style style:name="T222" style:family="text">
      <style:text-properties style:text-underline-style="none" officeooo:rsid="07be048f"/>
    </style:style>
    <style:style style:name="T223" style:family="text">
      <style:text-properties style:text-underline-style="none" officeooo:rsid="07bf7fa9"/>
    </style:style>
    <style:style style:name="T224" style:family="text">
      <style:text-properties style:text-underline-style="none" officeooo:rsid="07bf94d5"/>
    </style:style>
    <style:style style:name="T225" style:family="text">
      <style:text-properties style:text-underline-style="none" officeooo:rsid="07c03c01"/>
    </style:style>
    <style:style style:name="T226" style:family="text">
      <style:text-properties style:text-underline-style="none" officeooo:rsid="07c0be17"/>
    </style:style>
    <style:style style:name="T227" style:family="text">
      <style:text-properties style:text-underline-style="none" officeooo:rsid="07c26792"/>
    </style:style>
    <style:style style:name="T228" style:family="text">
      <style:text-properties style:text-underline-style="none" officeooo:rsid="07c54b9b"/>
    </style:style>
    <style:style style:name="T229" style:family="text">
      <style:text-properties style:text-underline-style="none" officeooo:rsid="07c5feea"/>
    </style:style>
    <style:style style:name="T230" style:family="text">
      <style:text-properties style:text-underline-style="none" officeooo:rsid="07c629e8"/>
    </style:style>
    <style:style style:name="T231" style:family="text">
      <style:text-properties style:text-underline-style="none" officeooo:rsid="07c6edab"/>
    </style:style>
    <style:style style:name="T232" style:family="text">
      <style:text-properties style:text-underline-style="none" officeooo:rsid="07c8c893"/>
    </style:style>
    <style:style style:name="T233" style:family="text">
      <style:text-properties style:text-underline-style="none" officeooo:rsid="07caadaa"/>
    </style:style>
    <style:style style:name="T234" style:family="text">
      <style:text-properties style:text-underline-style="none" officeooo:rsid="07cb5797"/>
    </style:style>
    <style:style style:name="T235" style:family="text">
      <style:text-properties style:text-underline-style="none" officeooo:rsid="07cb9de5"/>
    </style:style>
    <style:style style:name="T236" style:family="text">
      <style:text-properties style:text-underline-style="none" officeooo:rsid="07cdeafb"/>
    </style:style>
    <style:style style:name="T237" style:family="text">
      <style:text-properties style:text-underline-style="none" officeooo:rsid="07cfe82f"/>
    </style:style>
    <style:style style:name="T238" style:family="text">
      <style:text-properties style:text-underline-style="none" officeooo:rsid="07d00bf9"/>
    </style:style>
    <style:style style:name="T239" style:family="text">
      <style:text-properties style:text-underline-style="none" officeooo:rsid="07d0b1b2"/>
    </style:style>
    <style:style style:name="T240" style:family="text">
      <style:text-properties style:text-underline-style="none" officeooo:rsid="07d0d4db"/>
    </style:style>
    <style:style style:name="T241" style:family="text">
      <style:text-properties style:text-underline-style="none" officeooo:rsid="07d1ca2b"/>
    </style:style>
    <style:style style:name="T242" style:family="text">
      <style:text-properties style:text-underline-style="none" officeooo:rsid="07d1fa21"/>
    </style:style>
    <style:style style:name="T243" style:family="text">
      <style:text-properties style:text-underline-style="none" officeooo:rsid="07d2e070"/>
    </style:style>
    <style:style style:name="T244" style:family="text">
      <style:text-properties style:text-underline-style="none" officeooo:rsid="07d450bd"/>
    </style:style>
    <style:style style:name="T245" style:family="text">
      <style:text-properties style:text-underline-style="none" officeooo:rsid="07d64b40"/>
    </style:style>
    <style:style style:name="T246" style:family="text">
      <style:text-properties style:text-underline-style="none" officeooo:rsid="07d6c6ab"/>
    </style:style>
    <style:style style:name="T247" style:family="text">
      <style:text-properties style:text-underline-style="none" officeooo:rsid="07d8bf46"/>
    </style:style>
    <style:style style:name="T248" style:family="text">
      <style:text-properties style:text-underline-style="none" officeooo:rsid="07d8cb6a"/>
    </style:style>
    <style:style style:name="T249" style:family="text">
      <style:text-properties style:text-underline-style="none" officeooo:rsid="07d9d49b"/>
    </style:style>
    <style:style style:name="T250" style:family="text">
      <style:text-properties style:text-underline-style="none" officeooo:rsid="07da9b6e"/>
    </style:style>
    <style:style style:name="T251" style:family="text">
      <style:text-properties style:text-underline-style="none" officeooo:rsid="07dbda18"/>
    </style:style>
    <style:style style:name="T252" style:family="text">
      <style:text-properties style:text-underline-style="none" officeooo:rsid="07dd6e9e"/>
    </style:style>
    <style:style style:name="T253" style:family="text">
      <style:text-properties style:text-underline-style="none" officeooo:rsid="07df0436"/>
    </style:style>
    <style:style style:name="T254" style:family="text">
      <style:text-properties style:text-underline-style="none" officeooo:rsid="07dfe293"/>
    </style:style>
    <style:style style:name="T255" style:family="text">
      <style:text-properties style:text-underline-style="none" officeooo:rsid="07ec42bc"/>
    </style:style>
    <style:style style:name="T256" style:family="text">
      <style:text-properties style:text-underline-style="none" officeooo:rsid="080fcea5"/>
    </style:style>
    <style:style style:name="T257" style:family="text">
      <style:text-properties style:text-underline-style="none" officeooo:rsid="08108843"/>
    </style:style>
    <style:style style:name="T258" style:family="text">
      <style:text-properties style:text-underline-style="none" officeooo:rsid="0811f9b6"/>
    </style:style>
    <style:style style:name="T259" style:family="text">
      <style:text-properties style:text-underline-style="none" officeooo:rsid="0813903b"/>
    </style:style>
    <style:style style:name="T260" style:family="text">
      <style:text-properties style:text-underline-style="none" officeooo:rsid="08142507"/>
    </style:style>
    <style:style style:name="T261" style:family="text">
      <style:text-properties style:text-underline-style="none" officeooo:rsid="08145859"/>
    </style:style>
    <style:style style:name="T262" style:family="text">
      <style:text-properties style:text-underline-style="none" officeooo:rsid="0815bffa"/>
    </style:style>
    <style:style style:name="T263" style:family="text">
      <style:text-properties style:text-underline-style="none" officeooo:rsid="0817b363"/>
    </style:style>
    <style:style style:name="T264" style:family="text">
      <style:text-properties style:text-underline-style="none" officeooo:rsid="0818383f"/>
    </style:style>
    <style:style style:name="T265" style:family="text">
      <style:text-properties style:text-underline-style="none" officeooo:rsid="0819fe8b"/>
    </style:style>
    <style:style style:name="T266" style:family="text">
      <style:text-properties style:text-underline-style="none" officeooo:rsid="081b261a"/>
    </style:style>
    <style:style style:name="T267" style:family="text">
      <style:text-properties style:text-underline-style="none" officeooo:rsid="081b49e2"/>
    </style:style>
    <style:style style:name="T268" style:family="text">
      <style:text-properties style:text-underline-style="none" officeooo:rsid="081d235e"/>
    </style:style>
    <style:style style:name="T269" style:family="text">
      <style:text-properties style:text-underline-style="none" officeooo:rsid="081dd5dc"/>
    </style:style>
    <style:style style:name="T270" style:family="text">
      <style:text-properties style:text-underline-style="none" officeooo:rsid="081f1529"/>
    </style:style>
    <style:style style:name="T271" style:family="text">
      <style:text-properties style:text-underline-style="none" officeooo:rsid="0820f5ac"/>
    </style:style>
    <style:style style:name="T272" style:family="text">
      <style:text-properties style:text-underline-style="none" officeooo:rsid="0822b962"/>
    </style:style>
    <style:style style:name="T273" style:family="text">
      <style:text-properties style:text-underline-style="none" officeooo:rsid="0824a4b0"/>
    </style:style>
    <style:style style:name="T274" style:family="text">
      <style:text-properties style:text-underline-style="none" officeooo:rsid="0824c653"/>
    </style:style>
    <style:style style:name="T275" style:family="text">
      <style:text-properties style:text-underline-style="none" officeooo:rsid="082572b3"/>
    </style:style>
    <style:style style:name="T276" style:family="text">
      <style:text-properties style:text-underline-style="none" officeooo:rsid="08271975"/>
    </style:style>
    <style:style style:name="T277" style:family="text">
      <style:text-properties style:text-underline-style="none" officeooo:rsid="082727b7"/>
    </style:style>
    <style:style style:name="T278" style:family="text">
      <style:text-properties style:text-underline-style="none" officeooo:rsid="08291070"/>
    </style:style>
    <style:style style:name="T279" style:family="text">
      <style:text-properties style:text-underline-style="none" officeooo:rsid="08295584"/>
    </style:style>
    <style:style style:name="T280" style:family="text">
      <style:text-properties style:text-underline-style="none" officeooo:rsid="082b2082"/>
    </style:style>
    <style:style style:name="T281" style:family="text">
      <style:text-properties style:text-underline-style="none" officeooo:rsid="082d1aa6"/>
    </style:style>
    <style:style style:name="T282" style:family="text">
      <style:text-properties style:text-underline-style="none" officeooo:rsid="082e785d"/>
    </style:style>
    <style:style style:name="T283" style:family="text">
      <style:text-properties style:text-underline-style="none" officeooo:rsid="08305034"/>
    </style:style>
    <style:style style:name="T284" style:family="text">
      <style:text-properties style:text-underline-style="none" officeooo:rsid="0830bb74"/>
    </style:style>
    <style:style style:name="T285" style:family="text">
      <style:text-properties style:text-underline-style="none" officeooo:rsid="0831581e"/>
    </style:style>
    <style:style style:name="T286" style:family="text">
      <style:text-properties style:text-underline-style="none" officeooo:rsid="083315e4"/>
    </style:style>
    <style:style style:name="T287" style:family="text">
      <style:text-properties style:text-underline-style="none" officeooo:rsid="08335611"/>
    </style:style>
    <style:style style:name="T288" style:family="text">
      <style:text-properties style:text-underline-style="none" officeooo:rsid="08347a43"/>
    </style:style>
    <style:style style:name="T289" style:family="text">
      <style:text-properties style:text-underline-style="none" officeooo:rsid="0835423f"/>
    </style:style>
    <style:style style:name="T290" style:family="text">
      <style:text-properties style:text-underline-style="none" officeooo:rsid="0840d31e"/>
    </style:style>
    <style:style style:name="T291" style:family="text">
      <style:text-properties style:text-underline-style="none" officeooo:rsid="08430bb8"/>
    </style:style>
    <style:style style:name="T292" style:family="text">
      <style:text-properties style:text-underline-style="none" officeooo:rsid="08457bfd"/>
    </style:style>
    <style:style style:name="T293" style:family="text">
      <style:text-properties style:text-underline-style="none" officeooo:rsid="084807a5"/>
    </style:style>
    <style:style style:name="T294" style:family="text">
      <style:text-properties style:text-underline-style="none" officeooo:rsid="0848dfc4"/>
    </style:style>
    <style:style style:name="T295" style:family="text">
      <style:text-properties style:text-underline-style="none" officeooo:rsid="0849251d"/>
    </style:style>
    <style:style style:name="T296" style:family="text">
      <style:text-properties style:text-underline-style="none" officeooo:rsid="08492e89"/>
    </style:style>
    <style:style style:name="T297" style:family="text">
      <style:text-properties style:text-underline-style="none" officeooo:rsid="084a4ed6"/>
    </style:style>
    <style:style style:name="T298" style:family="text">
      <style:text-properties style:text-underline-style="none" officeooo:rsid="084b056a"/>
    </style:style>
    <style:style style:name="T299" style:family="text">
      <style:text-properties style:text-underline-style="none" officeooo:rsid="084b2b3e"/>
    </style:style>
    <style:style style:name="T300" style:family="text">
      <style:text-properties style:text-underline-style="none" officeooo:rsid="084b851a"/>
    </style:style>
    <style:style style:name="T301" style:family="text">
      <style:text-properties style:text-underline-style="none" officeooo:rsid="084c363c"/>
    </style:style>
    <style:style style:name="T302" style:family="text">
      <style:text-properties style:text-underline-style="none" officeooo:rsid="084e2574"/>
    </style:style>
    <style:style style:name="T303" style:family="text">
      <style:text-properties style:text-underline-style="none" officeooo:rsid="084f2b0a"/>
    </style:style>
    <style:style style:name="T304" style:family="text">
      <style:text-properties style:text-underline-style="none" officeooo:rsid="085064f1"/>
    </style:style>
    <style:style style:name="T305" style:family="text">
      <style:text-properties style:text-underline-style="none" officeooo:rsid="08512d7c"/>
    </style:style>
    <style:style style:name="T306" style:family="text">
      <style:text-properties style:text-underline-style="none" officeooo:rsid="0852cd95"/>
    </style:style>
    <style:style style:name="T307" style:family="text">
      <style:text-properties style:text-underline-style="none" officeooo:rsid="08539137"/>
    </style:style>
    <style:style style:name="T308" style:family="text">
      <style:text-properties style:text-underline-style="none" officeooo:rsid="085540a2"/>
    </style:style>
    <style:style style:name="T309" style:family="text">
      <style:text-properties style:text-underline-style="none" officeooo:rsid="085721d3"/>
    </style:style>
    <style:style style:name="T310" style:family="text">
      <style:text-properties style:text-underline-style="none" officeooo:rsid="08576db4"/>
    </style:style>
    <style:style style:name="T311" style:family="text">
      <style:text-properties style:text-underline-style="none" officeooo:rsid="0858116e"/>
    </style:style>
    <style:style style:name="T312" style:family="text">
      <style:text-properties style:text-underline-style="none" officeooo:rsid="0859ec82"/>
    </style:style>
    <style:style style:name="T313" style:family="text">
      <style:text-properties style:text-underline-style="none" officeooo:rsid="085bbb76"/>
    </style:style>
    <style:style style:name="T314" style:family="text">
      <style:text-properties style:text-underline-style="none" officeooo:rsid="085bbd26"/>
    </style:style>
    <style:style style:name="T315" style:family="text">
      <style:text-properties style:text-underline-style="none" officeooo:rsid="085c2de0"/>
    </style:style>
    <style:style style:name="T316" style:family="text">
      <style:text-properties style:text-underline-style="none" officeooo:rsid="085d52f9"/>
    </style:style>
    <style:style style:name="T317" style:family="text">
      <style:text-properties style:text-underline-style="none" officeooo:rsid="085f0ac3"/>
    </style:style>
    <style:style style:name="T318" style:family="text">
      <style:text-properties style:text-underline-style="none" officeooo:rsid="086090f3"/>
    </style:style>
    <style:style style:name="T319" style:family="text">
      <style:text-properties style:text-underline-style="none" officeooo:rsid="08620eff"/>
    </style:style>
    <style:style style:name="T320" style:family="text">
      <style:text-properties style:text-underline-style="none" officeooo:rsid="08622fc5"/>
    </style:style>
    <style:style style:name="T321" style:family="text">
      <style:text-properties style:text-underline-style="none" officeooo:rsid="0862ade4"/>
    </style:style>
    <style:style style:name="T322" style:family="text">
      <style:text-properties style:text-underline-style="none" officeooo:rsid="086488d2"/>
    </style:style>
    <style:style style:name="T323" style:family="text">
      <style:text-properties style:text-underline-style="none" officeooo:rsid="086565cb"/>
    </style:style>
    <style:style style:name="T324" style:family="text">
      <style:text-properties style:text-underline-style="none" officeooo:rsid="08671107"/>
    </style:style>
    <style:style style:name="T325" style:family="text">
      <style:text-properties style:text-underline-style="none" officeooo:rsid="0867a72f"/>
    </style:style>
    <style:style style:name="T326" style:family="text">
      <style:text-properties style:text-underline-style="none" officeooo:rsid="0868dba6"/>
    </style:style>
    <style:style style:name="T327" style:family="text">
      <style:text-properties style:text-underline-style="none" officeooo:rsid="086a34c8"/>
    </style:style>
    <style:style style:name="T328" style:family="text">
      <style:text-properties style:text-underline-style="none" officeooo:rsid="086bfe85"/>
    </style:style>
    <style:style style:name="T329" style:family="text">
      <style:text-properties style:text-underline-style="none" officeooo:rsid="086d8482"/>
    </style:style>
    <style:style style:name="T330" style:family="text">
      <style:text-properties style:text-underline-style="none" officeooo:rsid="086fb024"/>
    </style:style>
    <style:style style:name="T331" style:family="text">
      <style:text-properties style:text-underline-style="none" officeooo:rsid="0870af03"/>
    </style:style>
    <style:style style:name="T332" style:family="text">
      <style:text-properties style:text-underline-style="none" officeooo:rsid="0871a6ed"/>
    </style:style>
    <style:style style:name="T333" style:family="text">
      <style:text-properties style:text-underline-style="none" officeooo:rsid="0872c599"/>
    </style:style>
    <style:style style:name="T334" style:family="text">
      <style:text-properties style:text-underline-style="none" officeooo:rsid="0872d352"/>
    </style:style>
    <style:style style:name="T335" style:family="text">
      <style:text-properties style:text-underline-style="none" officeooo:rsid="0874c5f7"/>
    </style:style>
    <style:style style:name="T336" style:family="text">
      <style:text-properties style:text-underline-style="none" officeooo:rsid="08756eda"/>
    </style:style>
    <style:style style:name="T337" style:family="text">
      <style:text-properties style:text-underline-style="none" officeooo:rsid="08771277"/>
    </style:style>
    <style:style style:name="T338" style:family="text">
      <style:text-properties style:text-underline-style="none" officeooo:rsid="087745b2"/>
    </style:style>
    <style:style style:name="T339" style:family="text">
      <style:text-properties style:text-underline-style="none" officeooo:rsid="08781348"/>
    </style:style>
    <style:style style:name="T340" style:family="text">
      <style:text-properties style:text-underline-style="none" officeooo:rsid="08783c66"/>
    </style:style>
    <style:style style:name="T341" style:family="text">
      <style:text-properties style:text-underline-style="none" officeooo:rsid="087941ad"/>
    </style:style>
    <style:style style:name="T342" style:family="text">
      <style:text-properties style:text-underline-style="none" officeooo:rsid="08799431"/>
    </style:style>
    <style:style style:name="T343" style:family="text">
      <style:text-properties style:text-underline-style="none" officeooo:rsid="087d8cd5"/>
    </style:style>
    <style:style style:name="T344" style:family="text">
      <style:text-properties style:text-underline-style="none" officeooo:rsid="087e3037"/>
    </style:style>
    <style:style style:name="T345" style:family="text">
      <style:text-properties style:text-underline-style="none" officeooo:rsid="087fcecd"/>
    </style:style>
    <style:style style:name="T346" style:family="text">
      <style:text-properties style:text-underline-style="none" officeooo:rsid="088138a4"/>
    </style:style>
    <style:style style:name="T347" style:family="text">
      <style:text-properties style:text-underline-style="none" officeooo:rsid="0882e412"/>
    </style:style>
    <style:style style:name="T348" style:family="text">
      <style:text-properties style:text-underline-style="none" officeooo:rsid="08864a8d"/>
    </style:style>
    <style:style style:name="T349" style:family="text">
      <style:text-properties style:text-underline-style="none" officeooo:rsid="08877f31"/>
    </style:style>
    <style:style style:name="T350" style:family="text">
      <style:text-properties style:text-underline-style="none" officeooo:rsid="0887a440"/>
    </style:style>
    <style:style style:name="T351" style:family="text">
      <style:text-properties style:text-underline-style="none" officeooo:rsid="088890b1"/>
    </style:style>
    <style:style style:name="T352" style:family="text">
      <style:text-properties style:text-underline-style="none" officeooo:rsid="088987bf"/>
    </style:style>
    <style:style style:name="T353" style:family="text">
      <style:text-properties style:text-underline-style="none" officeooo:rsid="088adf97"/>
    </style:style>
    <style:style style:name="T354" style:family="text">
      <style:text-properties style:text-underline-style="none" officeooo:rsid="088c766f"/>
    </style:style>
    <style:style style:name="T355" style:family="text">
      <style:text-properties style:text-underline-style="none" officeooo:rsid="088d2cc5"/>
    </style:style>
    <style:style style:name="T356" style:family="text">
      <style:text-properties style:text-underline-style="none" officeooo:rsid="08908855"/>
    </style:style>
    <style:style style:name="T357" style:family="text">
      <style:text-properties style:text-underline-style="none" officeooo:rsid="089115ae"/>
    </style:style>
    <style:style style:name="T358" style:family="text">
      <style:text-properties style:text-underline-style="none" officeooo:rsid="08912232"/>
    </style:style>
    <style:style style:name="T359" style:family="text">
      <style:text-properties style:text-underline-style="none" officeooo:rsid="0892dbbd"/>
    </style:style>
    <style:style style:name="T360" style:family="text">
      <style:text-properties style:text-underline-style="none" officeooo:rsid="08956de5"/>
    </style:style>
    <style:style style:name="T361" style:family="text">
      <style:text-properties style:text-underline-style="none" officeooo:rsid="0896c9e2"/>
    </style:style>
    <style:style style:name="T362" style:family="text">
      <style:text-properties style:text-underline-style="none" officeooo:rsid="0897d9d7"/>
    </style:style>
    <style:style style:name="T363" style:family="text">
      <style:text-properties style:text-underline-style="none" officeooo:rsid="0899a896"/>
    </style:style>
    <style:style style:name="T364" style:family="text">
      <style:text-properties style:text-underline-style="none" officeooo:rsid="089b4131"/>
    </style:style>
    <style:style style:name="T365" style:family="text">
      <style:text-properties style:text-underline-style="none" officeooo:rsid="089c3c28"/>
    </style:style>
    <style:style style:name="T366" style:family="text">
      <style:text-properties style:text-underline-style="none" officeooo:rsid="089e2832"/>
    </style:style>
    <style:style style:name="T367" style:family="text">
      <style:text-properties style:text-underline-style="none" officeooo:rsid="089fde9a"/>
    </style:style>
    <style:style style:name="T368" style:family="text">
      <style:text-properties style:text-underline-style="none" officeooo:rsid="08a1b50a"/>
    </style:style>
    <style:style style:name="T369" style:family="text">
      <style:text-properties style:text-underline-style="none" officeooo:rsid="08a20e4c"/>
    </style:style>
    <style:style style:name="T370" style:family="text">
      <style:text-properties style:text-underline-style="none" officeooo:rsid="08a263ea"/>
    </style:style>
    <style:style style:name="T371" style:family="text">
      <style:text-properties style:text-underline-style="none" officeooo:rsid="08a32c99"/>
    </style:style>
    <style:style style:name="T372" style:family="text">
      <style:text-properties style:text-underline-style="none" officeooo:rsid="08a47e05"/>
    </style:style>
    <style:style style:name="T373" style:family="text">
      <style:text-properties style:text-underline-style="none" officeooo:rsid="08a5c116"/>
    </style:style>
    <style:style style:name="T374" style:family="text">
      <style:text-properties style:text-underline-style="none" officeooo:rsid="08a615cb"/>
    </style:style>
    <style:style style:name="T375" style:family="text">
      <style:text-properties style:text-underline-style="none" officeooo:rsid="08a78b34"/>
    </style:style>
    <style:style style:name="T376" style:family="text">
      <style:text-properties style:text-underline-style="none" officeooo:rsid="08a94d1f"/>
    </style:style>
    <style:style style:name="T377" style:family="text">
      <style:text-properties style:text-underline-style="none" officeooo:rsid="08a9b614"/>
    </style:style>
    <style:style style:name="T378" style:family="text">
      <style:text-properties style:text-underline-style="none" officeooo:rsid="08aac38d"/>
    </style:style>
    <style:style style:name="T379" style:family="text">
      <style:text-properties style:text-underline-style="none" officeooo:rsid="08ac858c"/>
    </style:style>
    <style:style style:name="T380" style:family="text">
      <style:text-properties style:text-underline-style="none" officeooo:rsid="08ae3125"/>
    </style:style>
    <style:style style:name="T381" style:family="text">
      <style:text-properties style:text-underline-style="none" officeooo:rsid="08ae8018"/>
    </style:style>
    <style:style style:name="T382" style:family="text">
      <style:text-properties style:text-underline-style="none" officeooo:rsid="08afd8b4"/>
    </style:style>
    <style:style style:name="T383" style:family="text">
      <style:text-properties style:text-underline-style="none" officeooo:rsid="08b290b5"/>
    </style:style>
    <style:style style:name="T384" style:family="text">
      <style:text-properties style:text-underline-style="none" officeooo:rsid="08b2f438"/>
    </style:style>
    <style:style style:name="T385" style:family="text">
      <style:text-properties style:text-underline-style="none" officeooo:rsid="08b494c7"/>
    </style:style>
    <style:style style:name="T386" style:family="text">
      <style:text-properties style:text-underline-style="none" officeooo:rsid="08b6802e"/>
    </style:style>
    <style:style style:name="T387" style:family="text">
      <style:text-properties style:text-underline-style="none" officeooo:rsid="08b867bf"/>
    </style:style>
    <style:style style:name="T388" style:family="text">
      <style:text-properties style:text-underline-style="none" officeooo:rsid="08b98c5e"/>
    </style:style>
    <style:style style:name="T389" style:family="text">
      <style:text-properties style:text-underline-style="none" officeooo:rsid="08ba7a5e"/>
    </style:style>
    <style:style style:name="T390" style:family="text">
      <style:text-properties style:text-underline-style="none" officeooo:rsid="08bb1a69"/>
    </style:style>
    <style:style style:name="T391" style:family="text">
      <style:text-properties style:text-underline-style="none" officeooo:rsid="08bbefeb"/>
    </style:style>
    <style:style style:name="T392" style:family="text">
      <style:text-properties style:text-underline-style="none" officeooo:rsid="08bc07a7"/>
    </style:style>
    <style:style style:name="T393" style:family="text">
      <style:text-properties style:text-underline-style="none" officeooo:rsid="08bdc114"/>
    </style:style>
    <style:style style:name="T394" style:family="text">
      <style:text-properties style:text-underline-style="none" officeooo:rsid="08bf34e3"/>
    </style:style>
    <style:style style:name="T395" style:family="text">
      <style:text-properties style:text-underline-style="none" officeooo:rsid="08c04bac"/>
    </style:style>
    <style:style style:name="T396" style:family="text">
      <style:text-properties style:text-underline-style="none" officeooo:rsid="08c1237c"/>
    </style:style>
    <style:style style:name="T397" style:family="text">
      <style:text-properties style:text-underline-style="none" officeooo:rsid="08c30d42"/>
    </style:style>
    <style:style style:name="T398" style:family="text">
      <style:text-properties style:text-underline-style="none" officeooo:rsid="08c4a4fc"/>
    </style:style>
    <style:style style:name="T399" style:family="text">
      <style:text-properties style:text-underline-style="none" officeooo:rsid="08c57f6f"/>
    </style:style>
    <style:style style:name="T400" style:family="text">
      <style:text-properties style:text-underline-style="none" officeooo:rsid="08c62ec8"/>
    </style:style>
    <style:style style:name="T401" style:family="text">
      <style:text-properties style:text-underline-style="none" officeooo:rsid="08c7b07b"/>
    </style:style>
    <style:style style:name="T402" style:family="text">
      <style:text-properties style:text-underline-style="none" officeooo:rsid="08c7d16f"/>
    </style:style>
    <style:style style:name="T403" style:family="text">
      <style:text-properties style:text-underline-style="none" officeooo:rsid="08c9bd5a"/>
    </style:style>
    <style:style style:name="T404" style:family="text">
      <style:text-properties style:text-underline-style="none" officeooo:rsid="08c9e087"/>
    </style:style>
    <style:style style:name="T405" style:family="text">
      <style:text-properties style:text-underline-style="none" officeooo:rsid="08cb21c2"/>
    </style:style>
    <style:style style:name="T406" style:family="text">
      <style:text-properties style:text-underline-style="none" officeooo:rsid="08cbc08a"/>
    </style:style>
    <style:style style:name="T407" style:family="text">
      <style:text-properties style:text-underline-style="none" officeooo:rsid="08cd27af"/>
    </style:style>
    <style:style style:name="T408" style:family="text">
      <style:text-properties style:text-underline-style="none" officeooo:rsid="08cefdc2"/>
    </style:style>
    <style:style style:name="T409" style:family="text">
      <style:text-properties style:text-underline-style="none" officeooo:rsid="08cf857e"/>
    </style:style>
    <style:style style:name="T410" style:family="text">
      <style:text-properties style:text-underline-style="none" officeooo:rsid="08d0fe97"/>
    </style:style>
    <style:style style:name="T411" style:family="text">
      <style:text-properties style:text-underline-style="none" officeooo:rsid="08d11e4d"/>
    </style:style>
    <style:style style:name="T412" style:family="text">
      <style:text-properties style:text-underline-style="none" officeooo:rsid="08d148b7"/>
    </style:style>
    <style:style style:name="T413" style:family="text">
      <style:text-properties style:text-underline-style="none" officeooo:rsid="08d2ae0d"/>
    </style:style>
    <style:style style:name="T414" style:family="text">
      <style:text-properties style:text-underline-style="none" officeooo:rsid="08d3504f"/>
    </style:style>
    <style:style style:name="T415" style:family="text">
      <style:text-properties style:text-underline-style="none" officeooo:rsid="08d36d4c"/>
    </style:style>
    <style:style style:name="T416" style:family="text">
      <style:text-properties style:text-underline-style="none" officeooo:rsid="08d3cd4c"/>
    </style:style>
    <style:style style:name="T417" style:family="text">
      <style:text-properties style:text-underline-style="none" officeooo:rsid="08d3fbf3"/>
    </style:style>
    <style:style style:name="T418" style:family="text">
      <style:text-properties style:text-underline-style="none" officeooo:rsid="08d5afce"/>
    </style:style>
    <style:style style:name="T419" style:family="text">
      <style:text-properties style:text-underline-style="none" officeooo:rsid="08d72c23"/>
    </style:style>
    <style:style style:name="T420" style:family="text">
      <style:text-properties style:text-underline-style="none" officeooo:rsid="08d743c7"/>
    </style:style>
    <style:style style:name="T421" style:family="text">
      <style:text-properties style:text-underline-style="none" officeooo:rsid="08d8dee1"/>
    </style:style>
    <style:style style:name="T422" style:family="text">
      <style:text-properties style:text-underline-style="none" officeooo:rsid="08da91b6"/>
    </style:style>
    <style:style style:name="T423" style:family="text">
      <style:text-properties style:text-underline-style="none" officeooo:rsid="08dbd5b8"/>
    </style:style>
    <style:style style:name="T424" style:family="text">
      <style:text-properties style:text-underline-style="none" officeooo:rsid="08dbe98a"/>
    </style:style>
    <style:style style:name="T425" style:family="text">
      <style:text-properties style:text-underline-style="none" officeooo:rsid="08dcf033"/>
    </style:style>
    <style:style style:name="T426" style:family="text">
      <style:text-properties style:text-underline-style="none" officeooo:rsid="08de1fda"/>
    </style:style>
    <style:style style:name="T427" style:family="text">
      <style:text-properties style:text-underline-style="none" officeooo:rsid="08df00a0"/>
    </style:style>
    <style:style style:name="T428" style:family="text">
      <style:text-properties style:text-underline-style="none" officeooo:rsid="08dfe06c"/>
    </style:style>
    <style:style style:name="T429" style:family="text">
      <style:text-properties style:text-underline-style="none" officeooo:rsid="08e1d134"/>
    </style:style>
    <style:style style:name="T430" style:family="text">
      <style:text-properties style:text-underline-style="none" officeooo:rsid="08e27a7e"/>
    </style:style>
    <style:style style:name="T431" style:family="text">
      <style:text-properties style:text-underline-style="none" officeooo:rsid="08e37b6f"/>
    </style:style>
    <style:style style:name="T432" style:family="text">
      <style:text-properties style:text-underline-style="none" officeooo:rsid="08e42cfc"/>
    </style:style>
    <style:style style:name="T433" style:family="text">
      <style:text-properties style:text-underline-style="none" officeooo:rsid="08e43be8"/>
    </style:style>
    <style:style style:name="T434" style:family="text">
      <style:text-properties style:text-underline-style="none" officeooo:rsid="08e613e3"/>
    </style:style>
    <style:style style:name="T435" style:family="text">
      <style:text-properties style:text-underline-style="none" officeooo:rsid="08e77141"/>
    </style:style>
    <style:style style:name="T436" style:family="text">
      <style:text-properties style:text-underline-style="none" officeooo:rsid="08e77358"/>
    </style:style>
    <style:style style:name="T437" style:family="text">
      <style:text-properties style:text-underline-style="none" officeooo:rsid="08e7e00d"/>
    </style:style>
    <style:style style:name="T438" style:family="text">
      <style:text-properties style:text-underline-style="none" officeooo:rsid="08e9eaf0"/>
    </style:style>
    <style:style style:name="T439" style:family="text">
      <style:text-properties style:text-underline-style="none" officeooo:rsid="08eb24f4"/>
    </style:style>
    <style:style style:name="T440" style:family="text">
      <style:text-properties style:text-underline-style="none" officeooo:rsid="08eca3b6"/>
    </style:style>
    <style:style style:name="T441" style:family="text">
      <style:text-properties style:text-underline-style="none" officeooo:rsid="08ed44e2"/>
    </style:style>
    <style:style style:name="T442" style:family="text">
      <style:text-properties style:text-underline-style="none" officeooo:rsid="08ef3edc"/>
    </style:style>
    <style:style style:name="T443" style:family="text">
      <style:text-properties style:text-underline-style="none" officeooo:rsid="08f0148c"/>
    </style:style>
    <style:style style:name="T444" style:family="text">
      <style:text-properties style:text-underline-style="none" officeooo:rsid="08f10cf4"/>
    </style:style>
    <style:style style:name="T445" style:family="text">
      <style:text-properties style:text-underline-style="none" officeooo:rsid="08f1ca0e"/>
    </style:style>
    <style:style style:name="T446" style:family="text">
      <style:text-properties style:text-underline-style="none" officeooo:rsid="08f1eda8"/>
    </style:style>
    <style:style style:name="T447" style:family="text">
      <style:text-properties style:text-underline-style="none" officeooo:rsid="08f22b38"/>
    </style:style>
    <style:style style:name="T448" style:family="text">
      <style:text-properties style:text-underline-style="none" officeooo:rsid="08f28a4e"/>
    </style:style>
    <style:style style:name="T449" style:family="text">
      <style:text-properties style:text-underline-style="none" officeooo:rsid="08f32464"/>
    </style:style>
    <style:style style:name="T450" style:family="text">
      <style:text-properties style:text-underline-style="none" officeooo:rsid="08f51230"/>
    </style:style>
    <style:style style:name="T451" style:family="text">
      <style:text-properties style:text-underline-style="none" officeooo:rsid="08f640d8"/>
    </style:style>
    <style:style style:name="T452" style:family="text">
      <style:text-properties style:text-underline-style="none" officeooo:rsid="08f68750"/>
    </style:style>
    <style:style style:name="T453" style:family="text">
      <style:text-properties style:text-underline-style="none" officeooo:rsid="08f7965b"/>
    </style:style>
    <style:style style:name="T454" style:family="text">
      <style:text-properties style:text-underline-style="none" officeooo:rsid="08f98288"/>
    </style:style>
    <style:style style:name="T455" style:family="text">
      <style:text-properties style:text-underline-style="none" officeooo:rsid="08f9d1ef"/>
    </style:style>
    <style:style style:name="T456" style:family="text">
      <style:text-properties style:text-underline-style="none" officeooo:rsid="08fa9801"/>
    </style:style>
    <style:style style:name="T457" style:family="text">
      <style:text-properties style:text-underline-style="none" officeooo:rsid="08fbdd43"/>
    </style:style>
    <style:style style:name="T458" style:family="text">
      <style:text-properties style:text-underline-style="none" officeooo:rsid="08fc4863"/>
    </style:style>
    <style:style style:name="T459" style:family="text">
      <style:text-properties style:text-underline-style="none" officeooo:rsid="08fd8071"/>
    </style:style>
    <style:style style:name="T460" style:family="text">
      <style:text-properties style:text-underline-style="none" officeooo:rsid="08ff400a"/>
    </style:style>
    <style:style style:name="T461" style:family="text">
      <style:text-properties style:text-underline-style="none" officeooo:rsid="0900c348"/>
    </style:style>
    <style:style style:name="T462" style:family="text">
      <style:text-properties style:text-underline-style="none" officeooo:rsid="0900cfb2"/>
    </style:style>
    <style:style style:name="T463" style:family="text">
      <style:text-properties style:text-underline-style="none" officeooo:rsid="0901e916"/>
    </style:style>
    <style:style style:name="T464" style:family="text">
      <style:text-properties style:text-underline-style="none" officeooo:rsid="0902495c"/>
    </style:style>
    <style:style style:name="T465" style:family="text">
      <style:text-properties style:text-underline-style="none" officeooo:rsid="09030071"/>
    </style:style>
    <style:style style:name="T466" style:family="text">
      <style:text-properties style:text-underline-style="none" officeooo:rsid="0904b944"/>
    </style:style>
    <style:style style:name="T467" style:family="text">
      <style:text-properties style:text-underline-style="none" officeooo:rsid="090524fe"/>
    </style:style>
    <style:style style:name="T468" style:family="text">
      <style:text-properties style:text-underline-style="none" officeooo:rsid="090571c3"/>
    </style:style>
    <style:style style:name="T469" style:family="text">
      <style:text-properties style:text-underline-style="none" officeooo:rsid="09059acf"/>
    </style:style>
    <style:style style:name="T470" style:family="text">
      <style:text-properties style:text-underline-style="none" officeooo:rsid="090776f1"/>
    </style:style>
    <style:style style:name="T471" style:family="text">
      <style:text-properties style:text-underline-style="none" officeooo:rsid="0908c381"/>
    </style:style>
    <style:style style:name="T472" style:family="text">
      <style:text-properties style:text-underline-style="none" officeooo:rsid="090a10b9"/>
    </style:style>
    <style:style style:name="T473" style:family="text">
      <style:text-properties style:text-underline-style="none" officeooo:rsid="090a1cb6"/>
    </style:style>
    <style:style style:name="T474" style:family="text">
      <style:text-properties style:text-underline-style="none" officeooo:rsid="090a6e7e"/>
    </style:style>
    <style:style style:name="T475" style:family="text">
      <style:text-properties style:text-underline-style="none" officeooo:rsid="090c6a79"/>
    </style:style>
    <style:style style:name="T476" style:family="text">
      <style:text-properties style:text-underline-style="none" officeooo:rsid="090e3fce"/>
    </style:style>
    <style:style style:name="T477" style:family="text">
      <style:text-properties style:text-underline-style="none" officeooo:rsid="090e420b"/>
    </style:style>
    <style:style style:name="T478" style:family="text">
      <style:text-properties style:text-underline-style="none" officeooo:rsid="090ee313"/>
    </style:style>
    <style:style style:name="T479" style:family="text">
      <style:text-properties style:text-underline-style="none" officeooo:rsid="09106c99"/>
    </style:style>
    <style:style style:name="T480" style:family="text">
      <style:text-properties style:text-underline-style="none" officeooo:rsid="0910c116"/>
    </style:style>
    <style:style style:name="T481" style:family="text">
      <style:text-properties style:text-underline-style="none" officeooo:rsid="0912848f"/>
    </style:style>
    <style:style style:name="T482" style:family="text">
      <style:text-properties style:text-underline-style="none" officeooo:rsid="0915fb7b"/>
    </style:style>
    <style:style style:name="T483" style:family="text">
      <style:text-properties style:text-underline-style="none" officeooo:rsid="091777e1"/>
    </style:style>
    <style:style style:name="T484" style:family="text">
      <style:text-properties style:text-underline-style="none" officeooo:rsid="0918e083"/>
    </style:style>
    <style:style style:name="T485" style:family="text">
      <style:text-properties style:text-underline-style="none" officeooo:rsid="0918fd17"/>
    </style:style>
    <style:style style:name="T486" style:family="text">
      <style:text-properties style:text-underline-style="none" officeooo:rsid="09194851"/>
    </style:style>
    <style:style style:name="T487" style:family="text">
      <style:text-properties style:text-underline-style="none" officeooo:rsid="0919ec27"/>
    </style:style>
    <style:style style:name="T488" style:family="text">
      <style:text-properties style:text-underline-style="none" officeooo:rsid="091a0093"/>
    </style:style>
    <style:style style:name="T489" style:family="text">
      <style:text-properties style:text-underline-style="none" officeooo:rsid="091c4b83"/>
    </style:style>
    <style:style style:name="T490" style:family="text">
      <style:text-properties style:text-underline-style="none" officeooo:rsid="091e4895"/>
    </style:style>
    <style:style style:name="T491" style:family="text">
      <style:text-properties style:text-underline-style="none" officeooo:rsid="09200452"/>
    </style:style>
    <style:style style:name="T492" style:family="text">
      <style:text-properties style:text-underline-style="none" officeooo:rsid="09201dea"/>
    </style:style>
    <style:style style:name="T493" style:family="text">
      <style:text-properties style:text-underline-style="none" officeooo:rsid="09219f26"/>
    </style:style>
    <style:style style:name="T494" style:family="text">
      <style:text-properties style:text-underline-style="none" officeooo:rsid="092376b0"/>
    </style:style>
    <style:style style:name="T495" style:family="text">
      <style:text-properties style:text-underline-style="none" officeooo:rsid="0923ce02"/>
    </style:style>
    <style:style style:name="T496" style:family="text">
      <style:text-properties style:text-underline-style="none" officeooo:rsid="09257b09"/>
    </style:style>
    <style:style style:name="T497" style:family="text">
      <style:text-properties style:text-underline-style="none" officeooo:rsid="09269ec5"/>
    </style:style>
    <style:style style:name="T498" style:family="text">
      <style:text-properties style:text-underline-style="none" officeooo:rsid="0927403f"/>
    </style:style>
    <style:style style:name="T499" style:family="text">
      <style:text-properties style:text-underline-style="none" officeooo:rsid="092744e2"/>
    </style:style>
    <style:style style:name="T500" style:family="text">
      <style:text-properties style:text-underline-style="none" officeooo:rsid="09279956"/>
    </style:style>
    <style:style style:name="T501" style:family="text">
      <style:text-properties style:text-underline-style="none" officeooo:rsid="0929733c"/>
    </style:style>
    <style:style style:name="T502" style:family="text">
      <style:text-properties style:text-underline-style="none" officeooo:rsid="092a539b"/>
    </style:style>
    <style:style style:name="T503" style:family="text">
      <style:text-properties style:text-underline-style="none" officeooo:rsid="092b09f3"/>
    </style:style>
    <style:style style:name="T504" style:family="text">
      <style:text-properties style:text-underline-style="none" officeooo:rsid="092c51ec"/>
    </style:style>
    <style:style style:name="T505" style:family="text">
      <style:text-properties style:text-underline-style="none" officeooo:rsid="092d6f99"/>
    </style:style>
    <style:style style:name="T506" style:family="text">
      <style:text-properties style:text-underline-style="none" officeooo:rsid="092f11b5"/>
    </style:style>
    <style:style style:name="T507" style:family="text">
      <style:text-properties style:text-underline-style="none" officeooo:rsid="0930ce2f"/>
    </style:style>
    <style:style style:name="T508" style:family="text">
      <style:text-properties style:text-underline-style="none" officeooo:rsid="09310f5b"/>
    </style:style>
    <style:style style:name="T509" style:family="text">
      <style:text-properties style:text-underline-style="none" officeooo:rsid="09357975"/>
    </style:style>
    <style:style style:name="T510" style:family="text">
      <style:text-properties style:text-underline-style="none" officeooo:rsid="09358b77"/>
    </style:style>
    <style:style style:name="T511" style:family="text">
      <style:text-properties style:text-underline-style="none" officeooo:rsid="09362cfc"/>
    </style:style>
    <style:style style:name="T512" style:family="text">
      <style:text-properties style:text-underline-style="none" officeooo:rsid="0936969b"/>
    </style:style>
    <style:style style:name="T513" style:family="text">
      <style:text-properties style:text-underline-style="none" officeooo:rsid="0937011d"/>
    </style:style>
    <style:style style:name="T514" style:family="text">
      <style:text-properties style:text-underline-style="none" officeooo:rsid="0938c730"/>
    </style:style>
    <style:style style:name="T515" style:family="text">
      <style:text-properties style:text-underline-style="none" officeooo:rsid="09396003"/>
    </style:style>
    <style:style style:name="T516" style:family="text">
      <style:text-properties style:text-underline-style="none" officeooo:rsid="093b57b2"/>
    </style:style>
    <style:style style:name="T517" style:family="text">
      <style:text-properties style:text-underline-style="none" officeooo:rsid="093d2f0f"/>
    </style:style>
    <style:style style:name="T518" style:family="text">
      <style:text-properties style:text-underline-style="none" officeooo:rsid="093eb2bf"/>
    </style:style>
    <style:style style:name="T519" style:family="text">
      <style:text-properties style:text-underline-style="none" officeooo:rsid="093f5a69"/>
    </style:style>
    <style:style style:name="T520" style:family="text">
      <style:text-properties style:text-underline-style="none" officeooo:rsid="0940f212"/>
    </style:style>
    <style:style style:name="T521" style:family="text">
      <style:text-properties style:text-underline-style="none" officeooo:rsid="094144b5"/>
    </style:style>
    <style:style style:name="T522" style:family="text">
      <style:text-properties style:text-underline-style="none" officeooo:rsid="09428460"/>
    </style:style>
    <style:style style:name="T523" style:family="text">
      <style:text-properties style:text-underline-style="none" officeooo:rsid="0943b5f6"/>
    </style:style>
    <style:style style:name="T524" style:family="text">
      <style:text-properties style:text-underline-style="none" officeooo:rsid="094530b8"/>
    </style:style>
    <style:style style:name="T525" style:family="text">
      <style:text-properties style:text-underline-style="none" officeooo:rsid="0946dc54"/>
    </style:style>
    <style:style style:name="T526" style:family="text">
      <style:text-properties style:text-underline-style="none" officeooo:rsid="09482ef8"/>
    </style:style>
    <style:style style:name="T527" style:family="text">
      <style:text-properties style:text-underline-style="none" officeooo:rsid="09493a70"/>
    </style:style>
    <style:style style:name="T528" style:family="text">
      <style:text-properties style:text-underline-style="none" officeooo:rsid="0949fcf4"/>
    </style:style>
    <style:style style:name="T529" style:family="text">
      <style:text-properties style:text-underline-style="none" officeooo:rsid="094bebad"/>
    </style:style>
    <style:style style:name="T530" style:family="text">
      <style:text-properties style:text-underline-style="none" officeooo:rsid="0b3e25ea"/>
    </style:style>
    <style:style style:name="T531" style:family="text">
      <style:text-properties style:text-underline-style="none" officeooo:rsid="0b3fbc7f"/>
    </style:style>
    <style:style style:name="T532" style:family="text">
      <style:text-properties fo:font-style="normal" style:font-style-asian="normal" style:font-style-complex="normal"/>
    </style:style>
    <style:style style:name="T533" style:family="text">
      <style:text-properties fo:font-style="normal" officeooo:rsid="09d74425" style:font-style-asian="normal" style:font-style-complex="normal"/>
    </style:style>
    <style:style style:name="T534" style:family="text">
      <style:text-properties fo:font-style="normal" officeooo:rsid="09d87c1a" style:font-style-asian="normal" style:font-style-complex="normal"/>
    </style:style>
    <style:style style:name="T535" style:family="text">
      <style:text-properties fo:font-style="normal" officeooo:rsid="09da0fd2" style:font-style-asian="normal" style:font-style-complex="normal"/>
    </style:style>
    <style:style style:name="T536" style:family="text">
      <style:text-properties fo:font-style="normal" officeooo:rsid="09dabc5d" style:font-style-asian="normal" style:font-style-complex="normal"/>
    </style:style>
    <style:style style:name="T537" style:family="text">
      <style:text-properties fo:font-style="normal" officeooo:rsid="09dd9807" style:font-style-asian="normal" style:font-style-complex="normal"/>
    </style:style>
    <style:style style:name="T538" style:family="text">
      <style:text-properties fo:font-style="normal" officeooo:rsid="09e06b46" style:font-style-asian="normal" style:font-style-complex="normal"/>
    </style:style>
    <style:style style:name="T539" style:family="text">
      <style:text-properties fo:font-style="normal" officeooo:rsid="03fd2505" style:font-style-asian="normal" style:font-style-complex="normal"/>
    </style:style>
    <style:style style:name="T540" style:family="text">
      <style:text-properties fo:font-style="normal" officeooo:rsid="09e23315" style:font-style-asian="normal" style:font-style-complex="normal"/>
    </style:style>
    <style:style style:name="T541" style:family="text">
      <style:text-properties fo:font-style="normal" officeooo:rsid="09e39cfc" style:font-style-asian="normal" style:font-style-complex="normal"/>
    </style:style>
    <style:style style:name="T542"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543"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544"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545"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546"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547"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548"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549"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550"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551"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552"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553"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554"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555"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556"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557"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558"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559"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560"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561"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562"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563"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564"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565"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566"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567"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568"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569" style:family="text">
      <style:text-properties style:text-line-through-style="none" style:text-line-through-type="none" fo:language="ru" fo:country="RU" style:text-underline-style="none" style:font-name-asian="Times New Roman1" style:font-name-complex="Times New Roman1"/>
    </style:style>
    <style:style style:name="T570" style:family="text">
      <style:text-properties style:text-line-through-style="none" style:text-line-through-type="none" fo:language="ru" fo:country="RU" style:text-underline-style="none" officeooo:rsid="03fd2505" style:font-name-asian="Times New Roman1" style:font-name-complex="Times New Roman1"/>
    </style:style>
    <style:style style:name="T571" style:family="text">
      <style:text-properties style:text-line-through-style="none" style:text-line-through-type="none" fo:language="ru" fo:country="RU" style:text-underline-style="none" officeooo:rsid="06de5192" style:font-name-asian="Times New Roman1" style:font-name-complex="Times New Roman1"/>
    </style:style>
    <style:style style:name="T572" style:family="text">
      <style:text-properties style:text-line-through-style="none" style:text-line-through-type="none" fo:language="ru" fo:country="RU" style:text-underline-style="none" officeooo:rsid="06cd4d7b" style:font-name-asian="Times New Roman1" style:font-name-complex="Times New Roman1"/>
    </style:style>
    <style:style style:name="T573" style:family="text">
      <style:text-properties style:text-line-through-style="none" style:text-line-through-type="none" fo:language="ru" fo:country="RU" style:text-underline-style="none" officeooo:rsid="06e135d2" style:font-name-asian="Times New Roman1" style:font-name-complex="Times New Roman1"/>
    </style:style>
    <style:style style:name="T574" style:family="text">
      <style:text-properties style:text-line-through-style="none" style:text-line-through-type="none" fo:language="ru" fo:country="RU" style:text-underline-style="none" officeooo:rsid="06e65867" style:font-name-asian="Times New Roman1" style:font-name-complex="Times New Roman1"/>
    </style:style>
    <style:style style:name="T575" style:family="text">
      <style:text-properties style:text-line-through-style="none" style:text-line-through-type="none" fo:language="ru" fo:country="RU" style:text-underline-style="none" officeooo:rsid="06eae03e" style:font-name-asian="Times New Roman1" style:font-name-complex="Times New Roman1"/>
    </style:style>
    <style:style style:name="T576" style:family="text">
      <style:text-properties style:text-line-through-style="none" style:text-line-through-type="none" fo:language="ru" fo:country="RU" style:text-underline-style="none" officeooo:rsid="06ecf40c" style:font-name-asian="Times New Roman1" style:font-name-complex="Times New Roman1"/>
    </style:style>
    <style:style style:name="T577" style:family="text">
      <style:text-properties style:text-line-through-style="none" style:text-line-through-type="none" fo:language="ru" fo:country="RU" style:text-underline-style="none" officeooo:rsid="06ec4164" style:font-name-asian="Times New Roman1" style:font-name-complex="Times New Roman1"/>
    </style:style>
    <style:style style:name="T578" style:family="text">
      <style:text-properties style:text-line-through-style="none" style:text-line-through-type="none" fo:language="ru" fo:country="RU" style:text-underline-style="none" officeooo:rsid="06edf4a0" style:font-name-asian="Times New Roman1" style:font-name-complex="Times New Roman1"/>
    </style:style>
    <style:style style:name="T579" style:family="text">
      <style:text-properties style:text-line-through-style="none" style:text-line-through-type="none" fo:language="ru" fo:country="RU" style:text-underline-style="none" officeooo:rsid="06ee0a6b" style:font-name-asian="Times New Roman1" style:font-name-complex="Times New Roman1"/>
    </style:style>
    <style:style style:name="T580" style:family="text">
      <style:text-properties style:text-line-through-style="none" style:text-line-through-type="none" fo:language="ru" fo:country="RU" style:text-underline-style="none" officeooo:rsid="06f091c7" style:font-name-asian="Times New Roman1" style:font-name-complex="Times New Roman1"/>
    </style:style>
    <style:style style:name="T581" style:family="text">
      <style:text-properties style:text-line-through-style="none" style:text-line-through-type="none" fo:language="ru" fo:country="RU" style:text-underline-style="none" officeooo:rsid="06f1e491" style:font-name-asian="Times New Roman1" style:font-name-complex="Times New Roman1"/>
    </style:style>
    <style:style style:name="T582" style:family="text">
      <style:text-properties style:text-line-through-style="none" style:text-line-through-type="none" fo:language="ru" fo:country="RU" style:text-underline-style="none" officeooo:rsid="0738a7d5" style:font-name-asian="Times New Roman1" style:font-name-complex="Times New Roman1"/>
    </style:style>
    <style:style style:name="T583" style:family="text">
      <style:text-properties style:text-line-through-style="none" style:text-line-through-type="none" fo:language="ru" fo:country="RU" style:text-underline-style="none" officeooo:rsid="06f2076c" style:font-name-asian="Times New Roman1" style:font-name-complex="Times New Roman1"/>
    </style:style>
    <style:style style:name="T584" style:family="text">
      <style:text-properties style:text-line-through-style="none" style:text-line-through-type="none" fo:language="ru" fo:country="RU" style:text-underline-style="none" officeooo:rsid="06f399bf" style:font-name-asian="Times New Roman1" style:font-name-complex="Times New Roman1"/>
    </style:style>
    <style:style style:name="T585" style:family="text">
      <style:text-properties style:text-line-through-style="none" style:text-line-through-type="none" fo:language="ru" fo:country="RU" style:text-underline-style="none" officeooo:rsid="06f43179" style:font-name-asian="Times New Roman1" style:font-name-complex="Times New Roman1"/>
    </style:style>
    <style:style style:name="T586" style:family="text">
      <style:text-properties style:text-line-through-style="none" style:text-line-through-type="none" fo:language="ru" fo:country="RU" style:text-underline-style="none" officeooo:rsid="06f4376a" style:font-name-asian="Times New Roman1" style:font-name-complex="Times New Roman1"/>
    </style:style>
    <style:style style:name="T587" style:family="text">
      <style:text-properties style:text-line-through-style="none" style:text-line-through-type="none" fo:language="ru" fo:country="RU" style:text-underline-style="none" officeooo:rsid="06f45c34" style:font-name-asian="Times New Roman1" style:font-name-complex="Times New Roman1"/>
    </style:style>
    <style:style style:name="T588" style:family="text">
      <style:text-properties style:text-line-through-style="none" style:text-line-through-type="none" fo:language="ru" fo:country="RU" style:text-underline-style="none" officeooo:rsid="06f63307" style:font-name-asian="Times New Roman1" style:font-name-complex="Times New Roman1"/>
    </style:style>
    <style:style style:name="T589" style:family="text">
      <style:text-properties style:text-line-through-style="none" style:text-line-through-type="none" fo:language="ru" fo:country="RU" style:text-underline-style="none" officeooo:rsid="06f7566d" style:font-name-asian="Times New Roman1" style:font-name-complex="Times New Roman1"/>
    </style:style>
    <style:style style:name="T590" style:family="text">
      <style:text-properties style:text-line-through-style="none" style:text-line-through-type="none" fo:language="ru" fo:country="RU" style:text-underline-style="none" officeooo:rsid="06f7c134" style:font-name-asian="Times New Roman1" style:font-name-complex="Times New Roman1"/>
    </style:style>
    <style:style style:name="T591" style:family="text">
      <style:text-properties style:text-line-through-style="none" style:text-line-through-type="none" fo:language="ru" fo:country="RU" style:text-underline-style="none" officeooo:rsid="06f8a35b" style:font-name-asian="Times New Roman1" style:font-name-complex="Times New Roman1"/>
    </style:style>
    <style:style style:name="T592" style:family="text">
      <style:text-properties style:text-line-through-style="none" style:text-line-through-type="none" fo:language="ru" fo:country="RU" style:text-underline-style="none" officeooo:rsid="06f8ed03" style:font-name-asian="Times New Roman1" style:font-name-complex="Times New Roman1"/>
    </style:style>
    <style:style style:name="T593" style:family="text">
      <style:text-properties style:text-line-through-style="none" style:text-line-through-type="none" fo:language="ru" fo:country="RU" style:text-underline-style="none" officeooo:rsid="06faa223" style:font-name-asian="Times New Roman1" style:font-name-complex="Times New Roman1"/>
    </style:style>
    <style:style style:name="T594" style:family="text">
      <style:text-properties style:text-line-through-style="none" style:text-line-through-type="none" fo:language="ru" fo:country="RU" style:text-underline-style="none" officeooo:rsid="06fde0f7" style:font-name-asian="Times New Roman1" style:font-name-complex="Times New Roman1"/>
    </style:style>
    <style:style style:name="T595" style:family="text">
      <style:text-properties style:text-line-through-style="none" style:text-line-through-type="none" fo:language="ru" fo:country="RU" style:text-underline-style="none" officeooo:rsid="06ffc713" style:font-name-asian="Times New Roman1" style:font-name-complex="Times New Roman1"/>
    </style:style>
    <style:style style:name="T596" style:family="text">
      <style:text-properties style:text-line-through-style="none" style:text-line-through-type="none" fo:language="ru" fo:country="RU" style:text-underline-style="none" officeooo:rsid="06ffc9a3" style:font-name-asian="Times New Roman1" style:font-name-complex="Times New Roman1"/>
    </style:style>
    <style:style style:name="T597" style:family="text">
      <style:text-properties style:text-line-through-style="none" style:text-line-through-type="none" fo:language="ru" fo:country="RU" style:text-underline-style="none" officeooo:rsid="07010f30" style:font-name-asian="Times New Roman1" style:font-name-complex="Times New Roman1"/>
    </style:style>
    <style:style style:name="T598" style:family="text">
      <style:text-properties style:text-line-through-style="none" style:text-line-through-type="none" fo:language="ru" fo:country="RU" style:text-underline-style="none" officeooo:rsid="07019cb2" style:font-name-asian="Times New Roman1" style:font-name-complex="Times New Roman1"/>
    </style:style>
    <style:style style:name="T599" style:family="text">
      <style:text-properties style:text-line-through-style="none" style:text-line-through-type="none" fo:language="ru" fo:country="RU" style:text-underline-style="none" officeooo:rsid="07034306" style:font-name-asian="Times New Roman1" style:font-name-complex="Times New Roman1"/>
    </style:style>
    <style:style style:name="T600" style:family="text">
      <style:text-properties style:text-line-through-style="none" style:text-line-through-type="none" fo:language="ru" fo:country="RU" style:text-underline-style="none" officeooo:rsid="07035e5d" style:font-name-asian="Times New Roman1" style:font-name-complex="Times New Roman1"/>
    </style:style>
    <style:style style:name="T601" style:family="text">
      <style:text-properties style:text-line-through-style="none" style:text-line-through-type="none" fo:language="ru" fo:country="RU" style:text-underline-style="none" officeooo:rsid="0703d52d" style:font-name-asian="Times New Roman1" style:font-name-complex="Times New Roman1"/>
    </style:style>
    <style:style style:name="T602" style:family="text">
      <style:text-properties style:text-line-through-style="none" style:text-line-through-type="none" fo:language="ru" fo:country="RU" style:text-underline-style="none" officeooo:rsid="07046066" style:font-name-asian="Times New Roman1" style:font-name-complex="Times New Roman1"/>
    </style:style>
    <style:style style:name="T603" style:family="text">
      <style:text-properties style:text-line-through-style="none" style:text-line-through-type="none" fo:language="ru" fo:country="RU" style:text-underline-style="none" officeooo:rsid="0705b92d" style:font-name-asian="Times New Roman1" style:font-name-complex="Times New Roman1"/>
    </style:style>
    <style:style style:name="T604" style:family="text">
      <style:text-properties style:text-line-through-style="none" style:text-line-through-type="none" fo:language="ru" fo:country="RU" style:text-underline-style="none" officeooo:rsid="07064ace" style:font-name-asian="Times New Roman1" style:font-name-complex="Times New Roman1"/>
    </style:style>
    <style:style style:name="T605" style:family="text">
      <style:text-properties style:text-line-through-style="none" style:text-line-through-type="none" fo:language="ru" fo:country="RU" style:text-underline-style="none" officeooo:rsid="070821bd" style:font-name-asian="Times New Roman1" style:font-name-complex="Times New Roman1"/>
    </style:style>
    <style:style style:name="T606" style:family="text">
      <style:text-properties style:text-line-through-style="none" style:text-line-through-type="none" fo:language="ru" fo:country="RU" style:text-underline-style="none" officeooo:rsid="07083619" style:font-name-asian="Times New Roman1" style:font-name-complex="Times New Roman1"/>
    </style:style>
    <style:style style:name="T607" style:family="text">
      <style:text-properties style:text-line-through-style="none" style:text-line-through-type="none" fo:language="ru" fo:country="RU" style:text-underline-style="none" officeooo:rsid="0708b969" style:font-name-asian="Times New Roman1" style:font-name-complex="Times New Roman1"/>
    </style:style>
    <style:style style:name="T608" style:family="text">
      <style:text-properties style:text-line-through-style="none" style:text-line-through-type="none" fo:language="ru" fo:country="RU" style:text-underline-style="none" officeooo:rsid="070c7148" style:font-name-asian="Times New Roman1" style:font-name-complex="Times New Roman1"/>
    </style:style>
    <style:style style:name="T609" style:family="text">
      <style:text-properties style:text-line-through-style="none" style:text-line-through-type="none" fo:language="ru" fo:country="RU" fo:font-style="italic" style:text-underline-style="none" officeooo:rsid="070821bd" style:font-name-asian="Times New Roman1" style:font-style-asian="italic" style:font-name-complex="Times New Roman1" style:font-style-complex="italic"/>
    </style:style>
    <style:style style:name="T610" style:family="text">
      <style:text-properties style:text-line-through-style="none" style:text-line-through-type="none" fo:language="ru" fo:country="RU" fo:font-style="italic" style:text-underline-style="none" officeooo:rsid="0708b969" style:font-name-asian="Times New Roman1" style:font-style-asian="italic" style:font-name-complex="Times New Roman1" style:font-style-complex="italic"/>
    </style:style>
    <style:style style:name="T611" style:family="text">
      <style:text-properties officeooo:rsid="001c0ad4"/>
    </style:style>
    <style:style style:name="T612" style:family="text">
      <style:text-properties fo:font-weight="bold" officeooo:rsid="001c0ad4" style:font-weight-asian="bold" style:font-weight-complex="bold"/>
    </style:style>
    <style:style style:name="T613" style:family="text">
      <style:text-properties fo:font-weight="normal" style:font-weight-asian="normal" style:font-weight-complex="normal"/>
    </style:style>
    <style:style style:name="T614" style:family="text">
      <style:text-properties fo:font-weight="normal" officeooo:rsid="001c0ad4" style:font-weight-asian="normal" style:font-weight-complex="normal"/>
    </style:style>
    <style:style style:name="T615" style:family="text">
      <style:text-properties fo:font-weight="normal" officeooo:rsid="0461c862" style:font-weight-asian="normal" style:font-weight-complex="normal"/>
    </style:style>
    <style:style style:name="T616" style:family="text">
      <style:text-properties fo:font-weight="normal" officeooo:rsid="04633439" style:font-weight-asian="normal" style:font-weight-complex="normal"/>
    </style:style>
    <style:style style:name="T617" style:family="text">
      <style:text-properties fo:font-weight="normal" officeooo:rsid="04635f1a" style:font-weight-asian="normal" style:font-weight-complex="normal"/>
    </style:style>
    <style:style style:name="T618" style:family="text">
      <style:text-properties fo:font-weight="normal" officeooo:rsid="04641d6a" style:font-weight-asian="normal" style:font-weight-complex="normal"/>
    </style:style>
    <style:style style:name="T619" style:family="text">
      <style:text-properties fo:font-weight="normal" officeooo:rsid="0465cd7e" style:font-weight-asian="normal" style:font-weight-complex="normal"/>
    </style:style>
    <style:style style:name="T620" style:family="text">
      <style:text-properties fo:font-weight="normal" officeooo:rsid="0466808a" style:font-weight-asian="normal" style:font-weight-complex="normal"/>
    </style:style>
    <style:style style:name="T621" style:family="text">
      <style:text-properties fo:font-weight="normal" officeooo:rsid="046786c9" style:font-weight-asian="normal" style:font-weight-complex="normal"/>
    </style:style>
    <style:style style:name="T622" style:family="text">
      <style:text-properties fo:font-weight="normal" officeooo:rsid="046946ba" style:font-weight-asian="normal" style:font-weight-complex="normal"/>
    </style:style>
    <style:style style:name="T623" style:family="text">
      <style:text-properties fo:font-weight="normal" officeooo:rsid="046a0da0" style:font-weight-asian="normal" style:font-weight-complex="normal"/>
    </style:style>
    <style:style style:name="T624" style:family="text">
      <style:text-properties fo:font-weight="normal" officeooo:rsid="03fd2505" style:font-weight-asian="normal" style:font-weight-complex="normal"/>
    </style:style>
    <style:style style:name="T625" style:family="text">
      <style:text-properties fo:font-weight="normal" officeooo:rsid="046b3338" style:font-weight-asian="normal" style:font-weight-complex="normal"/>
    </style:style>
    <style:style style:name="T626" style:family="text">
      <style:text-properties fo:font-weight="normal" officeooo:rsid="046b86d5" style:font-weight-asian="normal" style:font-weight-complex="normal"/>
    </style:style>
    <style:style style:name="T627" style:family="text">
      <style:text-properties fo:font-weight="normal" officeooo:rsid="046bdd9c" style:font-weight-asian="normal" style:font-weight-complex="normal"/>
    </style:style>
    <style:style style:name="T628" style:family="text">
      <style:text-properties fo:font-weight="normal" officeooo:rsid="046c887e" style:font-weight-asian="normal" style:font-weight-complex="normal"/>
    </style:style>
    <style:style style:name="T629" style:family="text">
      <style:text-properties fo:font-weight="normal" officeooo:rsid="046d68d9" style:font-weight-asian="normal" style:font-weight-complex="normal"/>
    </style:style>
    <style:style style:name="T630" style:family="text">
      <style:text-properties fo:font-weight="normal" officeooo:rsid="046fb521" style:font-weight-asian="normal" style:font-weight-complex="normal"/>
    </style:style>
    <style:style style:name="T631" style:family="text">
      <style:text-properties fo:font-weight="normal" officeooo:rsid="04702008" style:font-weight-asian="normal" style:font-weight-complex="normal"/>
    </style:style>
    <style:style style:name="T632" style:family="text">
      <style:text-properties fo:font-weight="normal" officeooo:rsid="04720df6" style:font-weight-asian="normal" style:font-weight-complex="normal"/>
    </style:style>
    <style:style style:name="T633" style:family="text">
      <style:text-properties fo:font-weight="normal" officeooo:rsid="0473e8b4" style:font-weight-asian="normal" style:font-weight-complex="normal"/>
    </style:style>
    <style:style style:name="T634" style:family="text">
      <style:text-properties fo:font-weight="normal" officeooo:rsid="0474e216" style:font-weight-asian="normal" style:font-weight-complex="normal"/>
    </style:style>
    <style:style style:name="T635" style:family="text">
      <style:text-properties fo:font-weight="normal" officeooo:rsid="0474e785" style:font-weight-asian="normal" style:font-weight-complex="normal"/>
    </style:style>
    <style:style style:name="T636" style:family="text">
      <style:text-properties fo:font-weight="normal" officeooo:rsid="04754354" style:font-weight-asian="normal" style:font-weight-complex="normal"/>
    </style:style>
    <style:style style:name="T637" style:family="text">
      <style:text-properties fo:font-weight="normal" officeooo:rsid="04762be2" style:font-weight-asian="normal" style:font-weight-complex="normal"/>
    </style:style>
    <style:style style:name="T638" style:family="text">
      <style:text-properties fo:font-weight="normal" officeooo:rsid="0477defc" style:font-weight-asian="normal" style:font-weight-complex="normal"/>
    </style:style>
    <style:style style:name="T639" style:family="text">
      <style:text-properties fo:font-weight="normal" officeooo:rsid="04780104" style:font-weight-asian="normal" style:font-weight-complex="normal"/>
    </style:style>
    <style:style style:name="T640" style:family="text">
      <style:text-properties fo:font-weight="normal" officeooo:rsid="04798439" style:font-weight-asian="normal" style:font-weight-complex="normal"/>
    </style:style>
    <style:style style:name="T641" style:family="text">
      <style:text-properties fo:font-weight="normal" officeooo:rsid="0479a1b7" style:font-weight-asian="normal" style:font-weight-complex="normal"/>
    </style:style>
    <style:style style:name="T642" style:family="text">
      <style:text-properties fo:font-weight="normal" officeooo:rsid="047a1ea4" style:font-weight-asian="normal" style:font-weight-complex="normal"/>
    </style:style>
    <style:style style:name="T643" style:family="text">
      <style:text-properties fo:font-weight="normal" officeooo:rsid="047b956a" style:font-weight-asian="normal" style:font-weight-complex="normal"/>
    </style:style>
    <style:style style:name="T644" style:family="text">
      <style:text-properties fo:font-weight="normal" officeooo:rsid="047d5361" style:font-weight-asian="normal" style:font-weight-complex="normal"/>
    </style:style>
    <style:style style:name="T645" style:family="text">
      <style:text-properties fo:font-weight="normal" officeooo:rsid="047ee583" style:font-weight-asian="normal" style:font-weight-complex="normal"/>
    </style:style>
    <style:style style:name="T646" style:family="text">
      <style:text-properties fo:font-weight="normal" officeooo:rsid="04804c95" style:font-weight-asian="normal" style:font-weight-complex="normal"/>
    </style:style>
    <style:style style:name="T647" style:family="text">
      <style:text-properties fo:font-weight="normal" officeooo:rsid="04815ec0" style:font-weight-asian="normal" style:font-weight-complex="normal"/>
    </style:style>
    <style:style style:name="T648" style:family="text">
      <style:text-properties fo:font-weight="normal" officeooo:rsid="04830225" style:font-weight-asian="normal" style:font-weight-complex="normal"/>
    </style:style>
    <style:style style:name="T649" style:family="text">
      <style:text-properties officeooo:rsid="02aebccf"/>
    </style:style>
    <style:style style:name="T650" style:family="text">
      <style:text-properties officeooo:rsid="02cfad5b"/>
    </style:style>
    <style:style style:name="T651" style:family="text">
      <style:text-properties officeooo:rsid="02d25575"/>
    </style:style>
    <style:style style:name="T652" style:family="text">
      <style:text-properties officeooo:rsid="02d49f22"/>
    </style:style>
    <style:style style:name="T653" style:family="text">
      <style:text-properties officeooo:rsid="02d6d020"/>
    </style:style>
    <style:style style:name="T654" style:family="text">
      <style:text-properties officeooo:rsid="02dc79c4"/>
    </style:style>
    <style:style style:name="T655" style:family="text">
      <style:text-properties officeooo:rsid="02e3b261"/>
    </style:style>
    <style:style style:name="T656" style:family="text">
      <style:text-properties officeooo:rsid="02e6e987"/>
    </style:style>
    <style:style style:name="T657" style:family="text">
      <style:text-properties officeooo:rsid="02e8444a"/>
    </style:style>
    <style:style style:name="T658" style:family="text">
      <style:text-properties officeooo:rsid="02eaeaef"/>
    </style:style>
    <style:style style:name="T659" style:family="text">
      <style:text-properties officeooo:rsid="02f38af6"/>
    </style:style>
    <style:style style:name="T660" style:family="text">
      <style:text-properties officeooo:rsid="02f41235"/>
    </style:style>
    <style:style style:name="T661" style:family="text">
      <style:text-properties officeooo:rsid="02f6bea1"/>
    </style:style>
    <style:style style:name="T662" style:family="text">
      <style:text-properties officeooo:rsid="02fb1c41"/>
    </style:style>
    <style:style style:name="T663" style:family="text">
      <style:text-properties officeooo:rsid="02ff1584"/>
    </style:style>
    <style:style style:name="T664" style:family="text">
      <style:text-properties officeooo:rsid="0301f38b"/>
    </style:style>
    <style:style style:name="T665" style:family="text">
      <style:text-properties officeooo:rsid="03046a15"/>
    </style:style>
    <style:style style:name="T666" style:family="text">
      <style:text-properties officeooo:rsid="03069a24"/>
    </style:style>
    <style:style style:name="T667" style:family="text">
      <style:text-properties officeooo:rsid="0307c80b"/>
    </style:style>
    <style:style style:name="T668" style:family="text">
      <style:text-properties officeooo:rsid="030b9d7a"/>
    </style:style>
    <style:style style:name="T669" style:family="text">
      <style:text-properties officeooo:rsid="030cefbe"/>
    </style:style>
    <style:style style:name="T670" style:family="text">
      <style:text-properties officeooo:rsid="03121928"/>
    </style:style>
    <style:style style:name="T671" style:family="text">
      <style:text-properties officeooo:rsid="032391f8"/>
    </style:style>
    <style:style style:name="T672" style:family="text">
      <style:text-properties officeooo:rsid="0327a0b6"/>
    </style:style>
    <style:style style:name="T673" style:family="text">
      <style:text-properties officeooo:rsid="032e1be9"/>
    </style:style>
    <style:style style:name="T674" style:family="text">
      <style:text-properties officeooo:rsid="03325e93"/>
    </style:style>
    <style:style style:name="T675" style:family="text">
      <style:text-properties officeooo:rsid="0332dcd0"/>
    </style:style>
    <style:style style:name="T676" style:family="text">
      <style:text-properties officeooo:rsid="033efa9c"/>
    </style:style>
    <style:style style:name="T677" style:family="text">
      <style:text-properties officeooo:rsid="033f7e09"/>
    </style:style>
    <style:style style:name="T678" style:family="text">
      <style:text-properties officeooo:rsid="0340dc8b"/>
    </style:style>
    <style:style style:name="T679" style:family="text">
      <style:text-properties officeooo:rsid="0341fe2a"/>
    </style:style>
    <style:style style:name="T680" style:family="text">
      <style:text-properties officeooo:rsid="0347b70f"/>
    </style:style>
    <style:style style:name="T681" style:family="text">
      <style:text-properties officeooo:rsid="0347c441"/>
    </style:style>
    <style:style style:name="T682" style:family="text">
      <style:text-properties officeooo:rsid="034aab2f"/>
    </style:style>
    <style:style style:name="T683" style:family="text">
      <style:text-properties officeooo:rsid="034f4191"/>
    </style:style>
    <style:style style:name="T684" style:family="text">
      <style:text-properties officeooo:rsid="03583019"/>
    </style:style>
    <style:style style:name="T685" style:family="text">
      <style:text-properties officeooo:rsid="03596084"/>
    </style:style>
    <style:style style:name="T686" style:family="text">
      <style:text-properties officeooo:rsid="035a257e"/>
    </style:style>
    <style:style style:name="T687" style:family="text">
      <style:text-properties officeooo:rsid="035aaba5"/>
    </style:style>
    <style:style style:name="T688" style:family="text">
      <style:text-properties officeooo:rsid="035ac872"/>
    </style:style>
    <style:style style:name="T689" style:family="text">
      <style:text-properties officeooo:rsid="035bc131"/>
    </style:style>
    <style:style style:name="T690" style:family="text">
      <style:text-properties officeooo:rsid="035cb46a"/>
    </style:style>
    <style:style style:name="T691" style:family="text">
      <style:text-properties officeooo:rsid="035ec1c6"/>
    </style:style>
    <style:style style:name="T692" style:family="text">
      <style:text-properties officeooo:rsid="0360362f"/>
    </style:style>
    <style:style style:name="T693" style:family="text">
      <style:text-properties officeooo:rsid="03616581"/>
    </style:style>
    <style:style style:name="T694" style:family="text">
      <style:text-properties officeooo:rsid="0362d585"/>
    </style:style>
    <style:style style:name="T695" style:family="text">
      <style:text-properties officeooo:rsid="0363333c"/>
    </style:style>
    <style:style style:name="T696" style:family="text">
      <style:text-properties officeooo:rsid="03685b2e"/>
    </style:style>
    <style:style style:name="T697" style:family="text">
      <style:text-properties fo:language="ru" fo:country="RU"/>
    </style:style>
    <style:style style:name="T698" style:family="text">
      <style:text-properties fo:language="ru" fo:country="RU" officeooo:rsid="038144e9"/>
    </style:style>
    <style:style style:name="T699" style:family="text">
      <style:text-properties fo:language="ru" fo:country="RU" officeooo:rsid="0381be7b"/>
    </style:style>
    <style:style style:name="T700" style:family="text">
      <style:text-properties fo:language="ru" fo:country="RU" officeooo:rsid="0363333c"/>
    </style:style>
    <style:style style:name="T701" style:family="text">
      <style:text-properties fo:language="ru" fo:country="RU" officeooo:rsid="03685b2e"/>
    </style:style>
    <style:style style:name="T702" style:family="text">
      <style:text-properties fo:language="ru" fo:country="RU" officeooo:rsid="0383a42a"/>
    </style:style>
    <style:style style:name="T703" style:family="text">
      <style:text-properties fo:language="ru" fo:country="RU" officeooo:rsid="038447f1"/>
    </style:style>
    <style:style style:name="T704" style:family="text">
      <style:text-properties fo:language="ru" fo:country="RU" officeooo:rsid="0385807a"/>
    </style:style>
    <style:style style:name="T705" style:family="text">
      <style:text-properties fo:language="ru" fo:country="RU" officeooo:rsid="0387436a"/>
    </style:style>
    <style:style style:name="T706" style:family="text">
      <style:text-properties fo:language="ru" fo:country="RU" officeooo:rsid="0388278f"/>
    </style:style>
    <style:style style:name="T707" style:family="text">
      <style:text-properties fo:language="ru" fo:country="RU" officeooo:rsid="0388f12c"/>
    </style:style>
    <style:style style:name="T708" style:family="text">
      <style:text-properties fo:language="ru" fo:country="RU" officeooo:rsid="038a9b75"/>
    </style:style>
    <style:style style:name="T709" style:family="text">
      <style:text-properties fo:language="ru" fo:country="RU" officeooo:rsid="038c0f29"/>
    </style:style>
    <style:style style:name="T710" style:family="text">
      <style:text-properties fo:language="ru" fo:country="RU" officeooo:rsid="038e92a8"/>
    </style:style>
    <style:style style:name="T711" style:family="text">
      <style:text-properties fo:language="ru" fo:country="RU" fo:font-style="italic" style:font-style-asian="italic" style:font-style-complex="italic"/>
    </style:style>
    <style:style style:name="T712" style:family="text">
      <style:text-properties fo:language="ru" fo:country="RU" fo:font-style="italic" officeooo:rsid="03ac2a79" style:font-style-asian="italic" style:font-style-complex="italic"/>
    </style:style>
    <style:style style:name="T713" style:family="text">
      <style:text-properties fo:language="ru" fo:country="RU" fo:font-style="italic" officeooo:rsid="0502d709" style:font-style-asian="italic" style:font-style-complex="italic"/>
    </style:style>
    <style:style style:name="T714" style:family="text">
      <style:text-properties fo:language="ru" fo:country="RU" officeooo:rsid="038f9c5c"/>
    </style:style>
    <style:style style:name="T715" style:family="text">
      <style:text-properties fo:language="ru" fo:country="RU" officeooo:rsid="001c0ad4"/>
    </style:style>
    <style:style style:name="T716" style:family="text">
      <style:text-properties fo:language="ru" fo:country="RU" officeooo:rsid="0390ed12"/>
    </style:style>
    <style:style style:name="T717" style:family="text">
      <style:text-properties fo:language="ru" fo:country="RU" officeooo:rsid="0392a29e"/>
    </style:style>
    <style:style style:name="T718" style:family="text">
      <style:text-properties fo:language="ru" fo:country="RU" officeooo:rsid="03944700"/>
    </style:style>
    <style:style style:name="T719" style:family="text">
      <style:text-properties fo:language="ru" fo:country="RU" officeooo:rsid="03958f5f"/>
    </style:style>
    <style:style style:name="T720" style:family="text">
      <style:text-properties fo:language="ru" fo:country="RU" officeooo:rsid="03968580"/>
    </style:style>
    <style:style style:name="T721" style:family="text">
      <style:text-properties fo:language="ru" fo:country="RU" officeooo:rsid="0397453f"/>
    </style:style>
    <style:style style:name="T722" style:family="text">
      <style:text-properties fo:language="ru" fo:country="RU" officeooo:rsid="03985c70"/>
    </style:style>
    <style:style style:name="T723" style:family="text">
      <style:text-properties fo:language="ru" fo:country="RU" officeooo:rsid="0399ba9c"/>
    </style:style>
    <style:style style:name="T724" style:family="text">
      <style:text-properties fo:language="ru" fo:country="RU" officeooo:rsid="039a4a01"/>
    </style:style>
    <style:style style:name="T725" style:family="text">
      <style:text-properties fo:language="ru" fo:country="RU" officeooo:rsid="039b7e2b"/>
    </style:style>
    <style:style style:name="T726" style:family="text">
      <style:text-properties fo:language="ru" fo:country="RU" officeooo:rsid="039b8233"/>
    </style:style>
    <style:style style:name="T727" style:family="text">
      <style:text-properties fo:language="ru" fo:country="RU" officeooo:rsid="039d4b8c"/>
    </style:style>
    <style:style style:name="T728" style:family="text">
      <style:text-properties fo:language="ru" fo:country="RU" officeooo:rsid="039e29ff"/>
    </style:style>
    <style:style style:name="T729" style:family="text">
      <style:text-properties fo:language="ru" fo:country="RU" officeooo:rsid="039ffdfb"/>
    </style:style>
    <style:style style:name="T730" style:family="text">
      <style:text-properties fo:language="ru" fo:country="RU" officeooo:rsid="03a0b7e4"/>
    </style:style>
    <style:style style:name="T731" style:family="text">
      <style:text-properties fo:language="ru" fo:country="RU" officeooo:rsid="03a228cb"/>
    </style:style>
    <style:style style:name="T732" style:family="text">
      <style:text-properties fo:language="ru" fo:country="RU" officeooo:rsid="03a2cbf2"/>
    </style:style>
    <style:style style:name="T733" style:family="text">
      <style:text-properties fo:language="ru" fo:country="RU" officeooo:rsid="03a3836e"/>
    </style:style>
    <style:style style:name="T734" style:family="text">
      <style:text-properties fo:language="ru" fo:country="RU" officeooo:rsid="03a4e6c7"/>
    </style:style>
    <style:style style:name="T735" style:family="text">
      <style:text-properties fo:language="ru" fo:country="RU" officeooo:rsid="03a64611"/>
    </style:style>
    <style:style style:name="T736" style:family="text">
      <style:text-properties fo:language="ru" fo:country="RU" officeooo:rsid="03a65acb"/>
    </style:style>
    <style:style style:name="T737" style:family="text">
      <style:text-properties fo:language="ru" fo:country="RU" officeooo:rsid="03a74852"/>
    </style:style>
    <style:style style:name="T738" style:family="text">
      <style:text-properties fo:language="ru" fo:country="RU" officeooo:rsid="03aa30c0"/>
    </style:style>
    <style:style style:name="T739" style:family="text">
      <style:text-properties fo:language="ru" fo:country="RU" officeooo:rsid="03ac2a79"/>
    </style:style>
    <style:style style:name="T740" style:family="text">
      <style:text-properties fo:language="ru" fo:country="RU" officeooo:rsid="03ade3e7"/>
    </style:style>
    <style:style style:name="T741" style:family="text">
      <style:text-properties fo:language="ru" fo:country="RU" officeooo:rsid="03b085ab"/>
    </style:style>
    <style:style style:name="T742" style:family="text">
      <style:text-properties fo:language="ru" fo:country="RU" officeooo:rsid="03b0def2"/>
    </style:style>
    <style:style style:name="T743" style:family="text">
      <style:text-properties fo:language="ru" fo:country="RU" officeooo:rsid="03b28304"/>
    </style:style>
    <style:style style:name="T744" style:family="text">
      <style:text-properties fo:language="ru" fo:country="RU" officeooo:rsid="03b36d0a"/>
    </style:style>
    <style:style style:name="T745" style:family="text">
      <style:text-properties fo:language="ru" fo:country="RU" officeooo:rsid="03b55a98"/>
    </style:style>
    <style:style style:name="T746" style:family="text">
      <style:text-properties fo:language="ru" fo:country="RU" officeooo:rsid="03b55f4d"/>
    </style:style>
    <style:style style:name="T747" style:family="text">
      <style:text-properties fo:language="ru" fo:country="RU" officeooo:rsid="03b7235c"/>
    </style:style>
    <style:style style:name="T748" style:family="text">
      <style:text-properties fo:language="ru" fo:country="RU" officeooo:rsid="03b8b643"/>
    </style:style>
    <style:style style:name="T749" style:family="text">
      <style:text-properties fo:language="ru" fo:country="RU" officeooo:rsid="03ba0b64"/>
    </style:style>
    <style:style style:name="T750" style:family="text">
      <style:text-properties fo:language="ru" fo:country="RU" officeooo:rsid="03bb9854"/>
    </style:style>
    <style:style style:name="T751" style:family="text">
      <style:text-properties fo:language="ru" fo:country="RU" officeooo:rsid="03bc097e"/>
    </style:style>
    <style:style style:name="T752" style:family="text">
      <style:text-properties fo:language="ru" fo:country="RU" officeooo:rsid="03bcc0f4"/>
    </style:style>
    <style:style style:name="T753" style:family="text">
      <style:text-properties fo:language="ru" fo:country="RU" officeooo:rsid="03bd9ae2"/>
    </style:style>
    <style:style style:name="T754" style:family="text">
      <style:text-properties fo:language="ru" fo:country="RU" officeooo:rsid="03bf8512"/>
    </style:style>
    <style:style style:name="T755" style:family="text">
      <style:text-properties fo:language="ru" fo:country="RU" officeooo:rsid="03c09759"/>
    </style:style>
    <style:style style:name="T756" style:family="text">
      <style:text-properties fo:language="ru" fo:country="RU" officeooo:rsid="03c0b2bd"/>
    </style:style>
    <style:style style:name="T757" style:family="text">
      <style:text-properties fo:language="ru" fo:country="RU" officeooo:rsid="03c27ddd"/>
    </style:style>
    <style:style style:name="T758" style:family="text">
      <style:text-properties fo:language="ru" fo:country="RU" officeooo:rsid="03c399da"/>
    </style:style>
    <style:style style:name="T759" style:family="text">
      <style:text-properties fo:language="ru" fo:country="RU" officeooo:rsid="03c5460f"/>
    </style:style>
    <style:style style:name="T760" style:family="text">
      <style:text-properties fo:language="ru" fo:country="RU" officeooo:rsid="03c68cd1"/>
    </style:style>
    <style:style style:name="T761" style:family="text">
      <style:text-properties fo:language="ru" fo:country="RU" officeooo:rsid="03c88812"/>
    </style:style>
    <style:style style:name="T762" style:family="text">
      <style:text-properties fo:language="ru" fo:country="RU" officeooo:rsid="03ca6c5e"/>
    </style:style>
    <style:style style:name="T763" style:family="text">
      <style:text-properties fo:language="ru" fo:country="RU" officeooo:rsid="03cc43a1"/>
    </style:style>
    <style:style style:name="T764" style:family="text">
      <style:text-properties fo:language="ru" fo:country="RU" officeooo:rsid="03cd7baf"/>
    </style:style>
    <style:style style:name="T765" style:family="text">
      <style:text-properties fo:language="ru" fo:country="RU" officeooo:rsid="03cf66a0"/>
    </style:style>
    <style:style style:name="T766" style:family="text">
      <style:text-properties fo:language="ru" fo:country="RU" officeooo:rsid="03d0c466"/>
    </style:style>
    <style:style style:name="T767" style:family="text">
      <style:text-properties fo:language="ru" fo:country="RU" officeooo:rsid="03d13e89"/>
    </style:style>
    <style:style style:name="T768" style:family="text">
      <style:text-properties fo:language="ru" fo:country="RU" officeooo:rsid="03d210b2"/>
    </style:style>
    <style:style style:name="T769" style:family="text">
      <style:text-properties fo:language="ru" fo:country="RU" officeooo:rsid="03d263d5"/>
    </style:style>
    <style:style style:name="T770" style:family="text">
      <style:text-properties fo:language="ru" fo:country="RU" officeooo:rsid="03d2a9f8"/>
    </style:style>
    <style:style style:name="T771" style:family="text">
      <style:text-properties fo:language="ru" fo:country="RU" officeooo:rsid="03d2abe8"/>
    </style:style>
    <style:style style:name="T772" style:family="text">
      <style:text-properties fo:language="ru" fo:country="RU" officeooo:rsid="03d30f0b"/>
    </style:style>
    <style:style style:name="T773" style:family="text">
      <style:text-properties fo:language="ru" fo:country="RU" officeooo:rsid="03d6746e"/>
    </style:style>
    <style:style style:name="T774" style:family="text">
      <style:text-properties fo:language="ru" fo:country="RU" officeooo:rsid="03d774fa"/>
    </style:style>
    <style:style style:name="T775" style:family="text">
      <style:text-properties fo:language="ru" fo:country="RU" officeooo:rsid="03d93f36"/>
    </style:style>
    <style:style style:name="T776" style:family="text">
      <style:text-properties fo:language="ru" fo:country="RU" officeooo:rsid="03fd2505"/>
    </style:style>
    <style:style style:name="T777" style:family="text">
      <style:text-properties fo:language="ru" fo:country="RU" officeooo:rsid="040600ff"/>
    </style:style>
    <style:style style:name="T778" style:family="text">
      <style:text-properties fo:language="ru" fo:country="RU" officeooo:rsid="0406b455"/>
    </style:style>
    <style:style style:name="T779" style:family="text">
      <style:text-properties fo:language="ru" fo:country="RU" officeooo:rsid="0408acae"/>
    </style:style>
    <style:style style:name="T780" style:family="text">
      <style:text-properties fo:language="ru" fo:country="RU" officeooo:rsid="040a6135"/>
    </style:style>
    <style:style style:name="T781" style:family="text">
      <style:text-properties fo:language="ru" fo:country="RU" officeooo:rsid="040c1fcc"/>
    </style:style>
    <style:style style:name="T782" style:family="text">
      <style:text-properties fo:language="ru" fo:country="RU" officeooo:rsid="0502d709"/>
    </style:style>
    <style:style style:name="T783" style:family="text">
      <style:text-properties officeooo:rsid="03ddddb3"/>
    </style:style>
    <style:style style:name="T784" style:family="text">
      <style:text-properties officeooo:rsid="03e40cb0"/>
    </style:style>
    <style:style style:name="T785" style:family="text">
      <style:text-properties officeooo:rsid="040c1fcc"/>
    </style:style>
    <style:style style:name="T786" style:family="text">
      <style:text-properties officeooo:rsid="040d4de5"/>
    </style:style>
    <style:style style:name="T787" style:family="text">
      <style:text-properties officeooo:rsid="040fc5bc"/>
    </style:style>
    <style:style style:name="T788" style:family="text">
      <style:text-properties officeooo:rsid="04111ddc"/>
    </style:style>
    <style:style style:name="T789" style:family="text">
      <style:text-properties officeooo:rsid="0412c193"/>
    </style:style>
    <style:style style:name="T790" style:family="text">
      <style:text-properties officeooo:rsid="0414ce51"/>
    </style:style>
    <style:style style:name="T791" style:family="text">
      <style:text-properties officeooo:rsid="04170217"/>
    </style:style>
    <style:style style:name="T792" style:family="text">
      <style:text-properties officeooo:rsid="041aa315"/>
    </style:style>
    <style:style style:name="T793" style:family="text">
      <style:text-properties officeooo:rsid="041bbac0"/>
    </style:style>
    <style:style style:name="T794" style:family="text">
      <style:text-properties officeooo:rsid="041d4b8c"/>
    </style:style>
    <style:style style:name="T795" style:family="text">
      <style:text-properties officeooo:rsid="041f1b9b"/>
    </style:style>
    <style:style style:name="T796" style:family="text">
      <style:text-properties officeooo:rsid="041fd4e8"/>
    </style:style>
    <style:style style:name="T797" style:family="text">
      <style:text-properties officeooo:rsid="04241a44"/>
    </style:style>
    <style:style style:name="T798" style:family="text">
      <style:text-properties officeooo:rsid="043750a7"/>
    </style:style>
    <style:style style:name="T799" style:family="text">
      <style:text-properties officeooo:rsid="044fff1f"/>
    </style:style>
    <style:style style:name="T800" style:family="text">
      <style:text-properties officeooo:rsid="0483db3c"/>
    </style:style>
    <style:style style:name="T801" style:family="text">
      <style:text-properties officeooo:rsid="04852bcd"/>
    </style:style>
    <style:style style:name="T802" style:family="text">
      <style:text-properties officeooo:rsid="04870c40"/>
    </style:style>
    <style:style style:name="T803" style:family="text">
      <style:text-properties officeooo:rsid="04886fd0"/>
    </style:style>
    <style:style style:name="T804" style:family="text">
      <style:text-properties officeooo:rsid="04909f47"/>
    </style:style>
    <style:style style:name="T805" style:family="text">
      <style:text-properties officeooo:rsid="04934621"/>
    </style:style>
    <style:style style:name="T806" style:family="text">
      <style:text-properties officeooo:rsid="04b6ae5c"/>
    </style:style>
    <style:style style:name="T807" style:family="text">
      <style:text-properties fo:font-variant="normal" fo:text-transform="none" fo:color="#000000" fo:font-size="12pt" fo:font-weight="normal" officeooo:rsid="04eebb69" fo:background-color="#ffffff" loext:char-shading-value="0" style:font-size-asian="12pt" style:font-size-complex="12pt"/>
    </style:style>
    <style:style style:name="T808" style:family="text">
      <style:text-properties officeooo:rsid="03fd2505"/>
    </style:style>
    <style:style style:name="T809" style:family="text">
      <style:text-properties officeooo:rsid="04c2fa52"/>
    </style:style>
    <style:style style:name="T810" style:family="text">
      <style:text-properties officeooo:rsid="04d6daba"/>
    </style:style>
    <style:style style:name="T811" style:family="text">
      <style:text-properties officeooo:rsid="04eebb69"/>
    </style:style>
    <style:style style:name="T812" style:family="text">
      <style:text-properties officeooo:rsid="04f23118"/>
    </style:style>
    <style:style style:name="T813" style:family="text">
      <style:text-properties officeooo:rsid="04f51ce6"/>
    </style:style>
    <style:style style:name="T814" style:family="text">
      <style:text-properties officeooo:rsid="04f6ec0f"/>
    </style:style>
    <style:style style:name="T815" style:family="text">
      <style:text-properties officeooo:rsid="04f86570"/>
    </style:style>
    <style:style style:name="T816" style:family="text">
      <style:text-properties officeooo:rsid="04fe8e1a"/>
    </style:style>
    <style:style style:name="T817" style:family="text">
      <style:text-properties officeooo:rsid="0502d709"/>
    </style:style>
    <style:style style:name="T818" style:family="text">
      <style:text-properties officeooo:rsid="05130157"/>
    </style:style>
    <style:style style:name="T819" style:family="text">
      <style:text-properties officeooo:rsid="0538f188"/>
    </style:style>
    <style:style style:name="T820" style:family="text">
      <style:text-properties officeooo:rsid="053be0ef"/>
    </style:style>
    <style:style style:name="T821" style:family="text">
      <style:text-properties officeooo:rsid="0540d14c"/>
    </style:style>
    <style:style style:name="T822" style:family="text">
      <style:text-properties officeooo:rsid="0544c6b0"/>
    </style:style>
    <style:style style:name="T823" style:family="text">
      <style:text-properties officeooo:rsid="0547d303"/>
    </style:style>
    <style:style style:name="T824" style:family="text">
      <style:text-properties officeooo:rsid="054eceb3"/>
    </style:style>
    <style:style style:name="T825" style:family="text">
      <style:text-properties officeooo:rsid="055eac53"/>
    </style:style>
    <style:style style:name="T826" style:family="text">
      <style:text-properties officeooo:rsid="056c22d1"/>
    </style:style>
    <style:style style:name="T827" style:family="text">
      <style:text-properties officeooo:rsid="0573f64c"/>
    </style:style>
    <style:style style:name="T828" style:family="text">
      <style:text-properties officeooo:rsid="0575ea8b"/>
    </style:style>
    <style:style style:name="T829" style:family="text">
      <style:text-properties officeooo:rsid="057b2d68"/>
    </style:style>
    <style:style style:name="T830" style:family="text">
      <style:text-properties officeooo:rsid="0580f836"/>
    </style:style>
    <style:style style:name="T831" style:family="text">
      <style:text-properties officeooo:rsid="05845f7a"/>
    </style:style>
    <style:style style:name="T832" style:family="text">
      <style:text-properties officeooo:rsid="058c627b"/>
    </style:style>
    <style:style style:name="T833" style:family="text">
      <style:text-properties officeooo:rsid="05992c64"/>
    </style:style>
    <style:style style:name="T834" style:family="text">
      <style:text-properties officeooo:rsid="05b52418"/>
    </style:style>
    <style:style style:name="T835" style:family="text">
      <style:text-properties officeooo:rsid="05be6b1b"/>
    </style:style>
    <style:style style:name="T836" style:family="text">
      <style:text-properties officeooo:rsid="05c1d592"/>
    </style:style>
    <style:style style:name="T837" style:family="text">
      <style:text-properties officeooo:rsid="05c32c7f"/>
    </style:style>
    <style:style style:name="T838" style:family="text">
      <style:text-properties officeooo:rsid="05d8ff42"/>
    </style:style>
    <style:style style:name="T839" style:family="text">
      <style:text-properties officeooo:rsid="05da03f4"/>
    </style:style>
    <style:style style:name="T840" style:family="text">
      <style:text-properties officeooo:rsid="05db2531"/>
    </style:style>
    <style:style style:name="T841" style:family="text">
      <style:text-properties officeooo:rsid="05e20c77"/>
    </style:style>
    <style:style style:name="T842" style:family="text">
      <style:text-properties officeooo:rsid="05e3a2bc"/>
    </style:style>
    <style:style style:name="T843" style:family="text">
      <style:text-properties officeooo:rsid="05e537e4"/>
    </style:style>
    <style:style style:name="T844" style:family="text">
      <style:text-properties officeooo:rsid="05eab96f"/>
    </style:style>
    <style:style style:name="T845" style:family="text">
      <style:text-properties officeooo:rsid="05ed10c1"/>
    </style:style>
    <style:style style:name="T846" style:family="text">
      <style:text-properties officeooo:rsid="05ed2e75"/>
    </style:style>
    <style:style style:name="T847" style:family="text">
      <style:text-properties officeooo:rsid="05f713eb"/>
    </style:style>
    <style:style style:name="T848" style:family="text">
      <style:text-properties officeooo:rsid="05f8f07c"/>
    </style:style>
    <style:style style:name="T849" style:family="text">
      <style:text-properties officeooo:rsid="05fb63e4"/>
    </style:style>
    <style:style style:name="T850" style:family="text">
      <style:text-properties officeooo:rsid="05fc1eed"/>
    </style:style>
    <style:style style:name="T851" style:family="text">
      <style:text-properties officeooo:rsid="05fe3b06"/>
    </style:style>
    <style:style style:name="T852" style:family="text">
      <style:text-properties officeooo:rsid="05ff752e"/>
    </style:style>
    <style:style style:name="T853" style:family="text">
      <style:text-properties officeooo:rsid="0601813e"/>
    </style:style>
    <style:style style:name="T854" style:family="text">
      <style:text-properties officeooo:rsid="06030bb4"/>
    </style:style>
    <style:style style:name="T855" style:family="text">
      <style:text-properties officeooo:rsid="0608b0bf"/>
    </style:style>
    <style:style style:name="T856" style:family="text">
      <style:text-properties officeooo:rsid="060998e7"/>
    </style:style>
    <style:style style:name="T857" style:family="text">
      <style:text-properties officeooo:rsid="060e5b3c"/>
    </style:style>
    <style:style style:name="T858" style:family="text">
      <style:text-properties officeooo:rsid="060e7dc0"/>
    </style:style>
    <style:style style:name="T859" style:family="text">
      <style:text-properties officeooo:rsid="060f7f08"/>
    </style:style>
    <style:style style:name="T860" style:family="text">
      <style:text-properties officeooo:rsid="0612965b"/>
    </style:style>
    <style:style style:name="T861" style:family="text">
      <style:text-properties officeooo:rsid="061472e0"/>
    </style:style>
    <style:style style:name="T862" style:family="text">
      <style:text-properties officeooo:rsid="06160d11"/>
    </style:style>
    <style:style style:name="T863" style:family="text">
      <style:text-properties officeooo:rsid="061da492"/>
    </style:style>
    <style:style style:name="T864" style:family="text">
      <style:text-properties officeooo:rsid="061eb5c3"/>
    </style:style>
    <style:style style:name="T865" style:family="text">
      <style:text-properties officeooo:rsid="061fc9cc"/>
    </style:style>
    <style:style style:name="T866" style:family="text">
      <style:text-properties officeooo:rsid="0622f623"/>
    </style:style>
    <style:style style:name="T867" style:family="text">
      <style:text-properties officeooo:rsid="06255297"/>
    </style:style>
    <style:style style:name="T868" style:family="text">
      <style:text-properties officeooo:rsid="0629f49f"/>
    </style:style>
    <style:style style:name="T869" style:family="text">
      <style:text-properties officeooo:rsid="062b4a88"/>
    </style:style>
    <style:style style:name="T870" style:family="text">
      <style:text-properties officeooo:rsid="062d3f99"/>
    </style:style>
    <style:style style:name="T871" style:family="text">
      <style:text-properties officeooo:rsid="062f5cf2"/>
    </style:style>
    <style:style style:name="T872" style:family="text">
      <style:text-properties officeooo:rsid="063e90ec"/>
    </style:style>
    <style:style style:name="T873" style:family="text">
      <style:text-properties officeooo:rsid="063f2af2"/>
    </style:style>
    <style:style style:name="T874" style:family="text">
      <style:text-properties officeooo:rsid="063fade0"/>
    </style:style>
    <style:style style:name="T875" style:family="text">
      <style:text-properties officeooo:rsid="06435ea9"/>
    </style:style>
    <style:style style:name="T876" style:family="text">
      <style:text-properties officeooo:rsid="064b85ac"/>
    </style:style>
    <style:style style:name="T877" style:family="text">
      <style:text-properties officeooo:rsid="064d6e8d"/>
    </style:style>
    <style:style style:name="T878" style:family="text">
      <style:text-properties officeooo:rsid="064e594e"/>
    </style:style>
    <style:style style:name="T879" style:family="text">
      <style:text-properties officeooo:rsid="06504054"/>
    </style:style>
    <style:style style:name="T880" style:family="text">
      <style:text-properties officeooo:rsid="065392a5"/>
    </style:style>
    <style:style style:name="T881" style:family="text">
      <style:text-properties officeooo:rsid="0656325e"/>
    </style:style>
    <style:style style:name="T882" style:family="text">
      <style:text-properties officeooo:rsid="06581687"/>
    </style:style>
    <style:style style:name="T883" style:family="text">
      <style:text-properties officeooo:rsid="066655b9"/>
    </style:style>
    <style:style style:name="T884" style:family="text">
      <style:text-properties officeooo:rsid="0682f97a"/>
    </style:style>
    <style:style style:name="T885" style:family="text">
      <style:text-properties officeooo:rsid="0685c29b"/>
    </style:style>
    <style:style style:name="T886" style:family="text">
      <style:text-properties officeooo:rsid="0697b211"/>
    </style:style>
    <style:style style:name="T887" style:family="text">
      <style:text-properties officeooo:rsid="069917e4"/>
    </style:style>
    <style:style style:name="T888" style:family="text">
      <style:text-properties officeooo:rsid="069a3783"/>
    </style:style>
    <style:style style:name="T889" style:family="text">
      <style:text-properties officeooo:rsid="06cdc782"/>
    </style:style>
    <style:style style:name="T890" style:family="text">
      <style:text-properties fo:font-variant="small-caps" style:text-line-through-style="none" style:text-line-through-type="none" fo:language="ru" fo:country="RU" style:text-underline-style="none" officeooo:rsid="06cd4d7b" style:font-name-asian="Times New Roman1" style:font-name-complex="Times New Roman1"/>
    </style:style>
    <style:style style:name="T891" style:family="text">
      <style:text-properties fo:font-variant="small-caps" style:text-line-through-style="none" style:text-line-through-type="none" fo:language="ru" fo:country="RU" style:text-underline-style="none" officeooo:rsid="03fd2505" style:font-name-asian="Times New Roman1" style:font-name-complex="Times New Roman1"/>
    </style:style>
    <style:style style:name="T892" style:family="text">
      <style:text-properties officeooo:rsid="07285cb4"/>
    </style:style>
    <style:style style:name="T893" style:family="text">
      <style:text-properties officeooo:rsid="07294e53"/>
    </style:style>
    <style:style style:name="T894" style:family="text">
      <style:text-properties officeooo:rsid="072abe24"/>
    </style:style>
    <style:style style:name="T895" style:family="text">
      <style:text-properties officeooo:rsid="073914bd"/>
    </style:style>
    <style:style style:name="T896" style:family="text">
      <style:text-properties officeooo:rsid="07394e9c"/>
    </style:style>
    <style:style style:name="T897" style:family="text">
      <style:text-properties officeooo:rsid="073c64a1"/>
    </style:style>
    <style:style style:name="T898" style:family="text">
      <style:text-properties officeooo:rsid="073e9b90"/>
    </style:style>
    <style:style style:name="T899" style:family="text">
      <style:text-properties officeooo:rsid="073fc442"/>
    </style:style>
    <style:style style:name="T900" style:family="text">
      <style:text-properties officeooo:rsid="07415380"/>
    </style:style>
    <style:style style:name="T901" style:family="text">
      <style:text-properties officeooo:rsid="074163b2"/>
    </style:style>
    <style:style style:name="T902" style:family="text">
      <style:text-properties officeooo:rsid="074283c7"/>
    </style:style>
    <style:style style:name="T903" style:family="text">
      <style:text-properties officeooo:rsid="0747c052"/>
    </style:style>
    <style:style style:name="T904" style:family="text">
      <style:text-properties officeooo:rsid="0747cd5b"/>
    </style:style>
    <style:style style:name="T905" style:family="text">
      <style:text-properties officeooo:rsid="074a3dc5"/>
    </style:style>
    <style:style style:name="T906" style:family="text">
      <style:text-properties officeooo:rsid="074c3645"/>
    </style:style>
    <style:style style:name="T907" style:family="text">
      <style:text-properties officeooo:rsid="07541d78"/>
    </style:style>
    <style:style style:name="T908" style:family="text">
      <style:text-properties officeooo:rsid="07549ef4"/>
    </style:style>
    <style:style style:name="T909" style:family="text">
      <style:text-properties officeooo:rsid="075a1d43"/>
    </style:style>
    <style:style style:name="T910" style:family="text">
      <style:text-properties officeooo:rsid="076bba43"/>
    </style:style>
    <style:style style:name="T911" style:family="text">
      <style:text-properties officeooo:rsid="0770c753"/>
    </style:style>
    <style:style style:name="T912" style:family="text">
      <style:text-properties officeooo:rsid="0775ceb5"/>
    </style:style>
    <style:style style:name="T913" style:family="text">
      <style:text-properties officeooo:rsid="07ec6bef"/>
    </style:style>
    <style:style style:name="T914" style:family="text">
      <style:text-properties officeooo:rsid="07ecd5cc"/>
    </style:style>
    <style:style style:name="T915" style:family="text">
      <style:text-properties officeooo:rsid="07f190e8"/>
    </style:style>
    <style:style style:name="T916" style:family="text">
      <style:text-properties officeooo:rsid="07f87ea4"/>
    </style:style>
    <style:style style:name="T917" style:family="text">
      <style:text-properties officeooo:rsid="07fe5da1"/>
    </style:style>
    <style:style style:name="T918" style:family="text">
      <style:text-properties officeooo:rsid="080ee161"/>
    </style:style>
    <style:style style:name="T919" style:family="text">
      <style:text-properties officeooo:rsid="0836a2fc"/>
    </style:style>
    <style:style style:name="T920" style:family="text">
      <style:text-properties officeooo:rsid="083eb9a9"/>
    </style:style>
    <style:style style:name="T921" style:family="text">
      <style:text-properties fo:language="en" fo:country="US" style:text-underline-style="none" officeooo:rsid="08a5c116"/>
    </style:style>
    <style:style style:name="T922" style:family="text">
      <style:text-properties officeooo:rsid="094eea2e"/>
    </style:style>
    <style:style style:name="T923" style:family="text">
      <style:text-properties officeooo:rsid="096c5b49"/>
    </style:style>
    <style:style style:name="T924" style:family="text">
      <style:text-properties officeooo:rsid="0982a4a2"/>
    </style:style>
    <style:style style:name="T925" style:family="text">
      <style:text-properties officeooo:rsid="098387a5"/>
    </style:style>
    <style:style style:name="T926" style:family="text">
      <style:text-properties officeooo:rsid="0986af21"/>
    </style:style>
    <style:style style:name="T927" style:family="text">
      <style:text-properties officeooo:rsid="09889c74"/>
    </style:style>
    <style:style style:name="T928" style:family="text">
      <style:text-properties officeooo:rsid="0990d4ca"/>
    </style:style>
    <style:style style:name="T929" style:family="text">
      <style:text-properties officeooo:rsid="0992c5db"/>
    </style:style>
    <style:style style:name="T930" style:family="text">
      <style:text-properties officeooo:rsid="0997f6c3"/>
    </style:style>
    <style:style style:name="T931" style:family="text">
      <style:text-properties officeooo:rsid="099862c9"/>
    </style:style>
    <style:style style:name="T932" style:family="text">
      <style:text-properties officeooo:rsid="099acdd1"/>
    </style:style>
    <style:style style:name="T933" style:family="text">
      <style:text-properties officeooo:rsid="09a5ece5"/>
    </style:style>
    <style:style style:name="T934" style:family="text">
      <style:text-properties officeooo:rsid="09a6d680"/>
    </style:style>
    <style:style style:name="T935" style:family="text">
      <style:text-properties officeooo:rsid="09a8ac6e"/>
    </style:style>
    <style:style style:name="T936" style:family="text">
      <style:text-properties officeooo:rsid="09aa4ca4"/>
    </style:style>
    <style:style style:name="T937" style:family="text">
      <style:text-properties officeooo:rsid="09abe63e"/>
    </style:style>
    <style:style style:name="T938" style:family="text">
      <style:text-properties officeooo:rsid="09b03faf"/>
    </style:style>
    <style:style style:name="T939" style:family="text">
      <style:text-properties officeooo:rsid="09b0523a"/>
    </style:style>
    <style:style style:name="T940" style:family="text">
      <style:text-properties officeooo:rsid="09b2ca94"/>
    </style:style>
    <style:style style:name="T941" style:family="text">
      <style:text-properties officeooo:rsid="09c8dd3a"/>
    </style:style>
    <style:style style:name="T942" style:family="text">
      <style:text-properties officeooo:rsid="09cd93f4"/>
    </style:style>
    <style:style style:name="T943" style:family="text">
      <style:text-properties officeooo:rsid="09dabc5d"/>
    </style:style>
    <style:style style:name="T944" style:family="text">
      <style:text-properties officeooo:rsid="09e39cfc"/>
    </style:style>
    <style:style style:name="T945" style:family="text">
      <style:text-properties officeooo:rsid="09e575bd"/>
    </style:style>
    <style:style style:name="T946" style:family="text">
      <style:text-properties officeooo:rsid="09e7247f"/>
    </style:style>
    <style:style style:name="T947" style:family="text">
      <style:text-properties officeooo:rsid="09e8fe37"/>
    </style:style>
    <style:style style:name="T948" style:family="text">
      <style:text-properties officeooo:rsid="09eb2154"/>
    </style:style>
    <style:style style:name="T949" style:family="text">
      <style:text-properties officeooo:rsid="09f1ed9c"/>
    </style:style>
    <style:style style:name="T950" style:family="text">
      <style:text-properties officeooo:rsid="09f5d7e4"/>
    </style:style>
    <style:style style:name="T951" style:family="text">
      <style:text-properties officeooo:rsid="09fcfc6a"/>
    </style:style>
    <style:style style:name="T952" style:family="text">
      <style:text-properties officeooo:rsid="09ff12fc"/>
    </style:style>
    <style:style style:name="T953" style:family="text">
      <style:text-properties officeooo:rsid="0a02fa65"/>
    </style:style>
    <style:style style:name="T954" style:family="text">
      <style:text-properties officeooo:rsid="0a11aca2"/>
    </style:style>
    <style:style style:name="T955" style:family="text">
      <style:text-properties officeooo:rsid="0a2554cf"/>
    </style:style>
    <style:style style:name="T956" style:family="text">
      <style:text-properties officeooo:rsid="0a2fea93"/>
    </style:style>
    <style:style style:name="T957" style:family="text">
      <style:text-properties officeooo:rsid="0a5e026b"/>
    </style:style>
    <style:style style:name="T958" style:family="text">
      <style:text-properties officeooo:rsid="0a5f46c6"/>
    </style:style>
    <style:style style:name="T959" style:family="text">
      <style:text-properties officeooo:rsid="0a7a219e"/>
    </style:style>
    <style:style style:name="T960" style:family="text">
      <style:text-properties officeooo:rsid="0a7b6a83"/>
    </style:style>
    <style:style style:name="T961" style:family="text">
      <style:text-properties officeooo:rsid="0a7be7c6"/>
    </style:style>
    <style:style style:name="T962" style:family="text">
      <style:text-properties officeooo:rsid="0a7f6d4d"/>
    </style:style>
    <style:style style:name="T963" style:family="text">
      <style:text-properties officeooo:rsid="0a7f93dc"/>
    </style:style>
    <style:style style:name="T964" style:family="text">
      <style:text-properties officeooo:rsid="0a7ff206"/>
    </style:style>
    <style:style style:name="T965" style:family="text">
      <style:text-properties officeooo:rsid="0a849c4c"/>
    </style:style>
    <style:style style:name="T966" style:family="text">
      <style:text-properties officeooo:rsid="0a881d46"/>
    </style:style>
    <style:style style:name="T967" style:family="text">
      <style:text-properties officeooo:rsid="0a8bf2cb"/>
    </style:style>
    <style:style style:name="T968" style:family="text">
      <style:text-properties officeooo:rsid="0a8e6490"/>
    </style:style>
    <style:style style:name="T969" style:family="text">
      <style:text-properties officeooo:rsid="0a98007c"/>
    </style:style>
    <style:style style:name="T970" style:family="text">
      <style:text-properties officeooo:rsid="0a9858f7"/>
    </style:style>
    <style:style style:name="T971" style:family="text">
      <style:text-properties officeooo:rsid="0a9a453b"/>
    </style:style>
    <style:style style:name="T972" style:family="text">
      <style:text-properties officeooo:rsid="0aa74721"/>
    </style:style>
    <style:style style:name="T973" style:family="text">
      <style:text-properties officeooo:rsid="0aaf0aca"/>
    </style:style>
    <style:style style:name="T974" style:family="text">
      <style:text-properties officeooo:rsid="0ab2df18"/>
    </style:style>
    <style:style style:name="T975" style:family="text">
      <style:text-properties officeooo:rsid="0ad77d83"/>
    </style:style>
    <style:style style:name="T976" style:family="text">
      <style:text-properties officeooo:rsid="0ad866e3"/>
    </style:style>
    <style:style style:name="T977" style:family="text">
      <style:text-properties officeooo:rsid="0aec731c"/>
    </style:style>
    <style:style style:name="T978" style:family="text">
      <style:text-properties officeooo:rsid="0b082db0"/>
    </style:style>
    <style:style style:name="T979" style:family="text">
      <style:text-properties officeooo:rsid="0b08f6ac"/>
    </style:style>
    <style:style style:name="T980" style:family="text">
      <style:text-properties officeooo:rsid="0b0a79f1"/>
    </style:style>
    <style:style style:name="T981" style:family="text">
      <style:text-properties officeooo:rsid="0b136b75"/>
    </style:style>
    <style:style style:name="T982" style:family="text">
      <style:text-properties officeooo:rsid="0b20b8e7"/>
    </style:style>
    <style:style style:name="T983" style:family="text">
      <style:text-properties officeooo:rsid="0b23ec69"/>
    </style:style>
    <style:style style:name="T984" style:family="text">
      <style:text-properties officeooo:rsid="0b2acb23"/>
    </style:style>
    <style:style style:name="T985" style:family="text">
      <style:text-properties officeooo:rsid="0b3e25ea"/>
    </style:style>
    <style:style style:name="T986" style:family="text">
      <style:text-properties officeooo:rsid="04c047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text:span text:style-name="T697">Оказывается, кто-то из веселящихся гостей </text:span><text:span text:style-name="T750">успел нашпиговать голландский сыр сотней граммов гашиша. </text:span><text:span text:style-name="T751">Об этом прослышали. Приглашённых враз потянуло на брокколи под сыром. </text:span><text:span text:style-name="T752">Ростбифы лежат остывая на длинных столах буфетной. </text:span><text:span text:style-name="T753">Треть собравшихся уже уснули, в основном на полу. </text:span><text:span text:style-name="T754">Приходится пробираться между тел, чтобы добраться туда, где </text:span><text:span text:style-name="T755">что-то вообще происходит.</text:span></text:p>
      <text:p text:style-name="P12"><text:span text:style-name="T697">Что име</text:span><text:span text:style-name="T756">н</text:span><text:span text:style-name="T697">но происходит нея</text:span><text:span text:style-name="T756">с</text:span><text:span text:style-name="T697">но. </text:span><text:span text:style-name="T756">В садах на свежем воздухе обычные тесные группки, заняты сделками. </text:span><text:span text:style-name="T757">Сегодня особо не на что смотреть. </text:span><text:span text:style-name="T758">Гомосексуальный треугольник вышипел в обоюдные щипки и обвинения </text:span><text:span text:style-name="T759">так, чтоб загораживать дверь в туалет. </text:span><text:span text:style-name="T760">Молодые офицеры снаружи, заблёвывают цинии. Парочки прогуливаются. </text:span><text:span text:style-name="T761">Девушек предостаточно, драпированы бархатом, с прозрачными рукавами, следами недоедания, </text:span><text:span text:style-name="T762">широкими плечами, шестимесячными завивками, гов</text:span><text:span text:style-name="T763">о</text:span><text:span text:style-name="T762">рят на </text:span><text:span text:style-name="T763">полудюжине</text:span><text:span text:style-name="T762"> языков, </text:span><text:span text:style-name="T763">иногда коричневые от здешнего солнца, </text:span><text:span text:style-name="T764">другие бледны как </text:span><text:span text:style-name="T765">Зам Смерти из более восточных </text:span><text:span text:style-name="T766">обл</text:span><text:span text:style-name="T765">астей Войны. </text:span><text:span text:style-name="T767">Рьяные молодчики с волосами патентованной кожи </text:span><text:span text:style-name="T768">шустрят вокруг, </text:span><text:span text:style-name="T769">стара</text:span><text:span text:style-name="T770">тельно </text:span><text:span text:style-name="T769">завле</text:span><text:span text:style-name="T770">кая</text:span><text:span text:style-name="T769"> дам, </text:span><text:span text:style-name="T770">тогда как головы постарше и совсем без волос </text:span><text:span text:style-name="T771">предпочитают ждать, прикладывая минимум усилий, </text:span><text:span text:style-name="T772">глазами и ртами по комнатам вокруг, толкуя, между тем про бизнес. </text:span><text:span text:style-name="T773">Один конец салона занят танцевальным оркестром </text:span><text:span text:style-name="T774">и тощим шансонье с очень красными глазами, </text:span><text:span text:style-name="T775">который поёт:</text:span></text:p>
      <text:p text:style-name="P13"/>
      <text:p text:style-name="P210">Джулия (Фокс-Трот)</text:p>
      <text:p text:style-name="P1">Джу-лия,</text:p>
      <text:p text:style-name="P1">Без тебя проживу ли я?</text:p>
      <text:p text:style-name="P2">Как мне выманить у тебя</text:p>
      <text:p text:style-name="P2">Хоть один поцелуй?</text:p>
      <text:p text:style-name="P2"/>
      <text:p text:style-name="P3">Джуул-яааа,</text:p>
      <text:p text:style-name="P3">Никто тебя не любит так как я,</text:p>
      <text:p text:style-name="P4">Никто не приголубит так, как я,</text:p>
      <text:p text:style-name="P4">Если дашь мне один поцелуй!</text:p>
      <text:p text:style-name="P4"/>
      <text:p text:style-name="P5">Ах, <text:span text:style-name="T783">Джуул-яааа—</text:span></text:p>
      <text:p text:style-name="P14">Тебя одну люблю я,</text:p>
      <text:p text:style-name="P15">Стремлюсь как пчёлка к улью,</text:p>
      <text:p text:style-name="P16">К тебе одной<text:span text:style-name="T611">—</text:span></text:p>
      <text:p text:style-name="P16">Поверь, постой<text:span text:style-name="T611">—</text:span></text:p>
      <text:p text:style-name="P16"/>
      <text:p text:style-name="P7">Джу-лия,</text:p>
      <text:p text:style-name="P8">Я заору Алелуйа,</text:p>
      <text:p text:style-name="P8">Когда красотка Джулия</text:p>
      <text:p text:style-name="P8">Придёт в объятия мои.</text:p>
      <text:p text:style-name="P8"/>
      <text:p text:style-name="P9"><text:soft-page-break/>Саксофония и мелодия в стиле Парк-Лейн, <text:span text:style-name="T784">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6"><text:span text:style-name="T542"><text:s/></text:span><text:span text:style-name="T566">А</text:span><text:span text:style-name="T542">лк</text:span><text:span text:style-name="T566">а</text:span><text:span text:style-name="T542">ши </text:span><text:span text:style-name="T566">с н</text:span><text:span text:style-name="T542">аркуш</text:span><text:span text:style-name="T566">ами утратив стыд вместе </text:span><text:span text:style-name="T543">борются <text:s/>в буфете и на кухнях, обыскивают кладовки, вылизывают донышки кастрюль. </text:span><text:span text:style-name="T544">Проходит партия купальщиков нудистов, </text:span><text:span text:style-name="T545">направляясь к ступеням ведущим на пляж. </text:span><text:span text:style-name="T546">Наш гостеприимец, этот </text:span><text:span text:style-name="T547">самый </text:span><text:span text:style-name="T546">Рауль, </text:span><text:span text:style-name="T547">бродит в трёхведёрной шляпе, рубахе как у </text:span><text:span text:style-name="T548">Тома Микса, с парой шестизарядных, </text:span><text:span text:style-name="T549">водя за узду Першеронскую лошадь. </text:span><text:span text:style-name="T550">Лошадь роняет яблоки навоза на Бухарский ковёр, и на распростёртых гостей, кто подвернётся. </text:span><text:span text:style-name="T551">Всё это как-то бесформенно, не сфокусированно, пока не раздаётся саркастический </text:span><text:span text:style-name="T552">туш от оркестра, </text:span><text:span text:style-name="T553">и тут появляется самый жуткий мордоворот из всех, что встречались Слотропу за </text:span><text:span text:style-name="T554">пределами </text:span><text:span text:style-name="T555">кино про</text:span><text:span text:style-name="T554"> Франке</text:span><text:span text:style-name="T555">н</text:span><text:span text:style-name="T554">штейн</text:span><text:span text:style-name="T555">а</text:span><text:span text:style-name="T556">—</text:span><text:span text:style-name="T557">в белом зут-сьют</text:span><text:span text:style-name="T558">е да со складками </text:span><text:span text:style-name="T567">в штанинах</text:span><text:span text:style-name="T558">, </text:span><text:span text:style-name="T559">ещё и с длинной золотой цепочкой для часов, </text:span><text:span text:style-name="T560">что </text:span><text:span text:style-name="T568">вз</text:span><text:span text:style-name="T560">б</text:span><text:span text:style-name="T568">а</text:span><text:span text:style-name="T560">лт</text:span><text:span text:style-name="T568">ыв</text:span><text:span text:style-name="T560">ается сверкающей петлёю на каждый его шаг </text:span><text:span text:style-name="T561">через комнату, где он хмурится на каждого, </text:span><text:span text:style-name="T562">типа, в спешке, но уделяя время осмотру лиц и тел,</text:span><text:span text:style-name="T563"> кача</text:span><text:span text:style-name="T568">я</text:span><text:span text:style-name="T563"> голов</text:span><text:span text:style-name="T568">ой</text:span><text:span text:style-name="T563"> из стороны в сторону, методично, чуть зловеще. </text:span><text:span text:style-name="T564">Он останавливается наконец перед Слотропом, </text:span><text:span text:style-name="T565">который составляет коктейль Ширли Темпл для самого себя.</text:span></text:p>
      <text:p text:style-name="P10"><text:span text:style-name="T776">– </text:span><text:span text:style-name="T777">Ты.</text:span><text:span text:style-name="T776">– </text:span><text:span text:style-name="T777">Палец размером с кукурузный початок, за дюйм от носа Слотропа.</text:span></text:p>
      <text:p text:style-name="P11"><text:span text:style-name="T776">– </text:span><text:span text:style-name="T778">Эт точно,</text:span><text:span text:style-name="T776">– </text:span><text:span text:style-name="T779">Слотроп уронил на ковёр вишню марашино и раздавливает её, делая шаг назад.</text:span><text:span text:style-name="T776">–</text:span><text:span text:style-name="T779"> </text:span><text:span text:style-name="T780">Эт я. </text:span><text:span text:style-name="T781">Точняк. А чё? Да хоть што.</text:span></text:p>
      <text:p text:style-name="P17"><text:span text:style-name="T785">– Пошли.</text:span>– <text:span text:style-name="T786">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787">орёт он в деревья,</text:span>–<text:span text:style-name="T787"> «хочешь быть белой рабыней, а?» </text:span>–«<text:span text:style-name="T788">Да, ну, на хер»,</text:span>– <text:span text:style-name="T788">откликается голос невидимой девушки,</text:span>– «<text:span text:style-name="T788">я хочу быть </text:span><text:span text:style-name="T17">зелёной</text:span><text:span text:style-name="T788"> рабыней!» </text:span>–«<text:span text:style-name="T788">Лиловой!»</text:span>–<text:span text:style-name="T788">кричит кто-то с оливкового дерева. </text:span>–«<text:span text:style-name="T788">Бордовой!» </text:span>–«<text:span text:style-name="T789">Начну-ка я лучше наркоту толкать»,</text:span>– <text:span text:style-name="T789">грит Жан-Клод.</text:span></text:p>
      <text:p text:style-name="P18">– <text:span text:style-name="T790">Слышь,</text:span>– <text:span text:style-name="T790">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791">ты подержи это при себе, пока не попрошу обратно. Похоже Итало хочет появиться тут раньше Тамары, а я не уверен кто—</text:span></text:p>
      <text:p text:style-name="P19">– <text:span text:style-name="T792">В таком раскладе, Тамара хочет появиться тут раньше, чем сегодня,</text:span>– <text:span text:style-name="T793">вставляет Слотроп голосом Грочо Маркса.</text:span></text:p>
      <text:p text:style-name="P20">– <text:span text:style-name="T793">Не подрывай моё доверие к тебе,</text:span>– <text:span text:style-name="T793">советует Здоровила.</text:span>– <text:span text:style-name="T794">Ты тот, кто нужен.</text:span></text:p>
      <text:p text:style-name="P21">– <text:span text:style-name="T795">Точно,</text:span>– <text:span text:style-name="T795">Слотроп впихивает конверт в карман.</text:span>– <text:span text:style-name="T795">Эй, а где ты раздобыл этот зут-сьют что на тебе, вот тута?</text:span></text:p>
      <text:p text:style-name="P22">– <text:span text:style-name="T796">Ты какой размер носишь?</text:span></text:p>
      <text:p text:style-name="P22">– <text:span text:style-name="T796">42, средний.</text:span></text:p>
      <text:p text:style-name="P23">– <text:span text:style-name="T797">Получишь такой,</text:span>– <text:span text:style-name="T797">и с этими словами он угрохотал обратно в дом.</text:span></text:p>
      <text:p text:style-name="P24">– <text:span text:style-name="T797">А и </text:span><text:span text:style-name="T18">крутую цепочку для часов</text:span><text:span text:style-name="T797">!</text:span>– <text:span text:style-name="T797">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text:span text:style-name="T18">Soldbücher</text:span><text:span text:style-name="T797">—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text:span><text:soft-page-break/><text:span text:style-name="T797">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18">Возвращение Джека Слейда</text:span><text:span text:style-name="T797"> двадцать семь раз.</text:span></text:p>
      <text:p text:style-name="P79">История, что разворачивается тут сегодня ночью, типично романтичная интрига из Второй Мировой, <text:span text:style-name="T798">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80">Хвост за Слатропом получает неприличные предложения от двух из дерущихся в туалете гомосексуалистов. <text:span text:style-name="T799">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19">coup de foudre</text:span><text:span text:style-name="T799">!» Люк захлопывается</text:span><text:span text:style-name="T612">—</text:span><text:span text:style-name="T615">Исусе!</text:span><text:span text:style-name="T612">—</text:span><text:span text:style-name="T616">слышен звук подачи 3-дюймового снаряда в затвор. </text:span><text:span text:style-name="T617">Девушки начинают визжать спринтуя на выход</text:span><text:span text:style-name="T618">ы</text:span><text:span text:style-name="T617">. </text:span><text:span text:style-name="T619">Наркуши оглядываются по сторонам, помаргивая, улыбаясь, повторяя </text:span><text:span text:style-name="T80">да</text:span><text:span text:style-name="T619"> всяк на свой лад. </text:span><text:span text:style-name="T620">Рауль пытается сесть на лошадь и ускакать, однако не попадает в седло и соскальзывает с другой стороны, </text:span><text:span text:style-name="T621">упасть в таз Желе-о с чёрного рынка, со вкусом </text:span><text:span text:style-name="T622">малины и взбитыми сливками сверху. «</text:span><text:span text:style-name="T623">О, нет...»</text:span><text:span text:style-name="T624">– </text:span><text:span text:style-name="T623">Слотроп почти решил бегом зайти к танку</text:span><text:span text:style-name="T621"> <text:s/></text:span><text:span text:style-name="T623">с фланга </text:span><text:span text:style-name="T625">когда ЕБЛАААНННГГГ! </text:span><text:span text:style-name="T626">Пушка издаёт оглуш</text:span><text:span text:style-name="T627">и</text:span><text:span text:style-name="T626">тельны</text:span><text:span text:style-name="T627">й</text:span><text:span text:style-name="T626"> рёв, </text:span><text:span text:style-name="T627">пламя на мтр влетает в комнату, </text:span><text:span text:style-name="T628">разрывная волна вгоняет барабанные перепонки до центра мозгов, </text:span><text:span text:style-name="T629">вплющив всех в стены вокруг.</text:span></text:p>
      <text:p text:style-name="P81"><text:span text:style-name="T629">Ш</text:span><text:span text:style-name="T613">тора вспыхнула. Слотроп, </text:span><text:span text:style-name="T630">спотыкаясь об участников вечеринки, </text:span><text:span text:style-name="T631">глухой как пень, голова раскалывается от боли, продолжает бежать сквозь дым к танку</text:span><text:span text:style-name="T614">—</text:span><text:span text:style-name="T632">запрыгивает на него, тянется открыть люк и его чуть не сшибает Тамара, выскочив как буёк снова наорать на всех. </text:span><text:span text:style-name="T633">Последовала борьба не без </text:span><text:span text:style-name="T634">своих эротичных моментов, потому что Тамара смотрится классно и умело выкручивается, Слотропу удаётся довести её до ладно-чё-уж-там и стащить вниз с танка.</text:span><text:span text:style-name="T633"> </text:span><text:span text:style-name="T635">Но, при этом грохоте и всё такое, глянь-ка</text:span><text:span text:style-name="T614">—</text:span><text:span text:style-name="T636">у него не встал. </text:span><text:span text:style-name="T637">Хмм. Эти данные Лондон не получит никогда, потому что никто не отслеживал.</text:span></text:p>
      <text:p text:style-name="P82"><text:soft-page-break/><text:span text:style-name="T637">О</text:span><text:span text:style-name="T613">казывается, снаряд, холостой, всего лишь пробил дыры в нескольких стенах </text:span><text:span text:style-name="T638">и разнёс большую аллегорическую картину Добродетель и </text:span><text:span text:style-name="T639">Порок в неестественном акте. </text:span><text:span text:style-name="T640">У Добродетели одна из тех туманных отсутствующих улыбок. </text:span><text:span text:style-name="T641">Порок почёсывал свою лохматую голову, малость озадаченный. </text:span><text:span text:style-name="T642">Горящая штора потушена шампанским. </text:span><text:span text:style-name="T643">Рауль в слезах, с благодарностью за спасение его жизни, вцепляется Слотропу в руки, целует щёки ему, </text:span><text:span text:style-name="T644">оставляя мазки Желе-о на всём, к чему прикоснётся. Тамару </text:span><text:span text:style-name="T645">сопровождают прочь т</text:span><text:span text:style-name="T644">елохранители Рауля. </text:span><text:span text:style-name="T646">Слотроп только что отцепился </text:span><text:span text:style-name="T647">и вытирает Желе-о со своего костюма, </text:span><text:span text:style-name="T648">когда на его плечо ложится тяжкая рука.</text:span></text:p>
      <text:p text:style-name="P25">– <text:span text:style-name="T800">Ты пральна грил. Ты чек чё нада.</text:span></text:p>
      <text:p text:style-name="P26">– <text:span text:style-name="T800">Эт чепуха.</text:span>– <text:span text:style-name="T800">Эрол Флин приглаживает свои усики.</text:span>– <text:span text:style-name="T801">Я спас даму от осьминога не так давно, каково?</text:span></text:p>
      <text:p text:style-name="P27">– <text:span text:style-name="T802">С одной разницей,</text:span>– <text:span text:style-name="T802">грит Бладгет Ваксвинг,</text:span>– <text:span text:style-name="T802">щас эт всё взаправду было. А с тем осьминогом нет.</text:span></text:p>
      <text:p text:style-name="P27">– <text:span text:style-name="T802">Откуда ты знаешь?</text:span></text:p>
      <text:p text:style-name="P28">– <text:span text:style-name="T803">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20">Rue</text:span><text:span text:style-name="T803"> Россини.</text:span>– <text:span text:style-name="T804">Я заберу конверт. Вот твой костюм. Спасибо, брат.</text:span>– <text:span text:style-name="T805">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29"><draw:frame draw:style-name="fr1" draw:name="Image5" text:anchor-type="paragraph" svg:width="6.9252in" svg:height="0.3661in" draw:z-index="0"><draw:image xlink:href="Pictures/1000000000000B720000009B428C9716555D8079.png" xlink:type="simple" xlink:show="embed" xlink:actuate="onLoad" loext:mime-type="image/png"/></draw:frame>Imipolex G <text:span text:style-name="T806">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мощности. <text:s/>По своей структуре, это отвердевшая цепь ароматических колец, шестиугольники, как тот из золота, что болтается и шлёпает вокруг пупка Хилари Бонса, сменяясь там и тут так называемыми гетероцикличными кольцами.</text:span></text:p>
      <text:p text:style-name="P83"><text:span text:style-name="T986">П</text:span>роисхождение <text:span text:style-name="T808">Imipolex G </text:span>прослеживается <text:span text:style-name="T809">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text:span><text:soft-page-break/><text:span text:style-name="T809">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21">Kraft, Standfestigkeit, Weiße: </text:span><text:span text:style-name="T810">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84">Джамф в то время работал на Швейцарск<text:span text:style-name="T811">ую</text:span> <text:span text:style-name="T811">компанию</text:span> Psychochemie AG, изначально именовавш<text:span text:style-name="T811">ую</text:span>ся Grössli Chemical Corporation, <text:span text:style-name="T811">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807">о́</text:span><text:span text:style-name="T811">льшая часть контрактов <text:s/></text:span>Grössli <text:span text:style-name="T812">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813">был продан им, а компания преобразовалась в <text:s/></text:span>Psychochemie AG. <text:span text:style-name="T814">Патент на <text:s/>Imipolex G был, таким образом, перекрёстно зарегистрирован как на ИГ, так и на <text:s/></text:span>Psychochemie. <text:span text:style-name="T815">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816">всё ещё при деле, продолжает заниматься бизнесом по своему старому адресу на Шоколадештрассе, в том Цюрихе, Швейцария. </text:span></text:p>
      <text:p text:style-name="P85">Слотроп раскачивает длинную цепочку часов своего зут-сьюта, <text:span text:style-name="T817">с некоторой взволнованностью. Пара моментов, сразу же бросаются в глаза. Ему доходит даже больше, чем он вообще мог бы подумать, даже 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22">собирается</text:span><text:span text:style-name="T817">—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22">о, ради Бога…</text:span><text:span text:style-name="T817">.</text:span></text:p>
      <text:p text:style-name="P86">Тут Слотроп организует блестящий развед-рейд, вместе с верным напарником Бладгетом Ваксвингом, <text:span text:style-name="T818">в сам Шелл Мекс-Хаус—прямо в сердце собственного филиала Ракеты в Лондоне. Кося взвод за взводом </text:span><text:soft-page-break/><text:span text:style-name="T818">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87">Но Дункан Сандис всего лишь имя, <text:span text:style-name="T819">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88">Пословица для Параноиков, <text:span text:style-name="T820">3</text:span>: <text:span text:style-name="T820">Если тебя вынудили задавать неправильные вопросы, то им незачем думать над своими ответами.</text:span></text:p>
      <text:p text:style-name="P89">Слотроп замечает, что он застыл над синим листком списка деталей с которого всё и <text:span text:style-name="T821">н</text:span>ачалось. <text:s/><text:span text:style-name="T23">Насколько высоко это заходит</text:span><text:span text:style-name="T819">… уххх. Вопрос-капкан не предназначен быть обращённым к </text:span><text:span text:style-name="T23">людям</text:span><text:span text:style-name="T819"> вообще, но к </text:span><text:span text:style-name="T23">оборудованию</text:span><text:span text:style-name="T819">! Прищурившись, внимательно передвигая палец по колонкам, Слотроп находит, что </text:span><text:span text:style-name="T23">Vorrichtung für die Isolierung </text:span><text:span text:style-name="T822">является Составной Частью в</text:span></text:p>
      <text:p text:style-name="P89">“S-Gerät, 11/00000.”</text:p>
      <text:p text:style-name="P90">Если эти цифры серийный номер ракеты, <text:span text:style-name="T823">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91">Выходит из номера: никуда конкретно, двигаясь под медленный барабанный бой в <text:span text:style-name="T824">брюшных мускулах, </text:span><text:span text:style-name="T24">посмотрим что дальше, будь наготове</text:span><text:span text:style-name="T824">….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24">Times</text:span><text:span text:style-name="T824"> за прошлый четверг. Хмм. Давненько ни одной из </text:span><text:span text:style-name="T24">них</text:span><text:span text:style-name="T824">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Синема (вспоминает давний трюк член-в-коробке-с-поп-корном, который повторял там с какой-то Мадлен, а та даже—)—</text:span></text:p>
      <text:p text:style-name="P92">Тантиви… О, нет, блядь, нет погоди<text:span text:style-name="T611">—</text:span></text:p>
      <text:p text:style-name="P93">«<text:span text:style-name="T825">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замле Германской артиллерией...» и подписано его самым преданыым товарищем по оружию, Теодор Блот. </text:span><text:span text:style-name="T25">Майор</text:span><text:span text:style-name="T825"> Теодор Блот теперь уже—</text:span></text:p>
      <text:p text:style-name="P94"><text:soft-page-break/>Уставясь в окно, уставясь ни на что, <text:span text:style-name="T826">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95">Десять минут спустя, <text:s/>в своём номере, <text:span text:style-name="T827">лёжа ничком на своей кровати, он чувствует себя опустошённым. Не может плакать. </text:span><text:span text:style-name="T26">Ничего</text:span><text:span text:style-name="T827"> не может.</text:span></text:p>
      <text:p text:style-name="P96">Они это сделали. <text:span text:style-name="T828">Завели его друга в какой-то смертельный капкан, возможно, позволили изобразить «почётную» смерть… а потом просто </text:span><text:span text:style-name="T27">закрыли его </text:span><text:span text:style-name="T28">личное дело…</text:span><text:span text:style-name="T828">.</text:span></text:p>
      <text:p text:style-name="P97">Позднее у него появится мысль, что может вся эта история ложь. <text:span text:style-name="T829">Они запросто могли вложить её в ту лондонскую </text:span><text:span text:style-name="T29">Times</text:span><text:span text:style-name="T829">, разве нет? подбросили газету, чтоб Слотроп её нашёл? Но на тот момент, когдаон это вычислил, возврата уже не было.</text:span></text:p>
      <text:p text:style-name="P98">В полдень заходит Хилари Бонс с пришибленной <text:span text:style-name="T830">улыбочкой</text:span>. «<text:span text:style-name="T830">Как удался твой вечер? У меня замечательно»,</text:span></text:p>
      <text:p text:style-name="P30">– <text:span text:style-name="T831">Рад слышать,</text:span>– <text:span text:style-name="T831">Слотроп улыбается. </text:span><text:span text:style-name="T30">Ты тоже в моём списке, дорогуша</text:span><text:span text:style-name="T831">.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99">Так что он, таки, срывается в Ниццу, <text:span text:style-name="T832">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833">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100">Слишком нетерпеливый, чтобы дождаться первой звезды, Слотроп заходит в отель. <text:span text:style-name="T834">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в комнатах с увесистой мебелью. Лестничная клетка оказывается не очень вертикальной, а </text:span><text:span text:style-name="T31">скошенной</text:span><text:span text:style-name="T834"> под некоторым углом, а свет спадающий по стенам всего двух цветов: </text:span><text:soft-page-break/><text:span text:style-name="T834">землистого и блеклой листвы. На самом верхнем этаже Слотроп наконец замечает старую материнскую </text:span><text:span text:style-name="T31">femme de chambre </text:span><text:span text:style-name="T835">входящую в одну из комнат со сменой постельного белья, очень белого в полумраке. </text:span></text:p>
      <text:p text:style-name="P31">– <text:span text:style-name="T836">Зачем ты сбежал,</text:span>– <text:span text:style-name="T836">грустный шёпот звучит словно через телефонную трубку откуда-то очень издалека.</text:span>– <text:span text:style-name="T837">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по доброму горбатый нос и сияющие глаза: она крахмальна, крепко сложена, носки её кожаных туфель загнуты кверху слегка, полосатые красно-белые носки на громадных ступнях придают ей вид вспомогающего существа из некоего-то иного мира, типа, эльфа, что не только почистил обувь пока ты спал, но и малость подмёл, поставил горшок на огонь перед тем, как проснёшься и, может быть, живой цветок на подоконник—</text:span></text:p>
      <text:p text:style-name="P32">– <text:span text:style-name="T838">Извините?</text:span></text:p>
      <text:p text:style-name="P32">– <text:span text:style-name="T838">Ещё не поздно.</text:span></text:p>
      <text:p text:style-name="P33">–– <text:span text:style-name="T839">Вы не понимаете. Они убили моего друга.</text:span>– <text:span text:style-name="T840">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34">– <text:span text:style-name="T841">Где я пропадал, Слотроп? Ну, ты умеешь пошутить.</text:span>– <text:span text:style-name="T842">Его улыбка снова озаряет время и весь мир свободы….</text:span></text:p>
      <text:p text:style-name="P101">Он достаёт карточку Ваксвинга. <text:span text:style-name="T843">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102">Выше только крыша и, типа, пентхаус, в центре. <text:span text:style-name="T844">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32">mon ami</text:span><text:span text:style-name="T844">».</text:span></text:p>
      <text:p text:style-name="P144">– <text:span text:style-name="T845">Ну, ладно,</text:span>– <text:span text:style-name="T845">снова машет карточкой Ваксвинга.</text:span></text:p>
      <text:p text:style-name="P145">– <text:span text:style-name="T845">Ах, </text:span><text:span text:style-name="T33">bien</text:span><text:span text:style-name="T845">. . . .</text:span>– <text:span text:style-name="T846">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146">– <text:span text:style-name="T847">Что нужно?</text:span></text:p>
      <text:p text:style-name="P146">– <text:span text:style-name="T1">Carte d’identité</text:span>, <text:span text:style-name="T847">проезд в Цюрих, Швейцария.</text:span></text:p>
      <text:p text:style-name="P146">– <text:span text:style-name="T848">Завтра.</text:span></text:p>
      <text:p text:style-name="P147">– <text:span text:style-name="T848">Место для сна.</text:span></text:p>
      <text:p text:style-name="P182">Человек протягивает ключ от одной из комнат внизу. «Деньги есть?»</text:p>
      <text:p text:style-name="P148">– <text:span text:style-name="T849">Немного. Я не знаю, когда смогу</text:span>—</text:p>
      <text:p text:style-name="P183">Отсчитывает, прищуривается, пролистывает. «Вот». </text:p>
      <text:p text:style-name="P149">– <text:span text:style-name="T850">Э…</text:span></text:p>
      <text:p text:style-name="P148"><text:soft-page-break/>– <text:span text:style-name="T850">Всё нормально, это не в долг. Из прошлого заработка. Теперь, отель не покидать, не напиваться, держись подальше от девушек, что тут работают.</text:span></text:p>
      <text:p text:style-name="P150">– <text:span text:style-name="T851">О…</text:span></text:p>
      <text:p text:style-name="P150">– <text:span text:style-name="T851">Увидимся завтра.</text:span>– <text:span text:style-name="T851">Вернулся к делам.</text:span></text:p>
      <text:p text:style-name="P184">Ночь Слотропа проходит с неудобствами. <text:span text:style-name="T852">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151">– <text:span text:style-name="T853">Тайр, впусти меня, это Дампстер, Дампстер Вилард.</text:span></text:p>
      <text:p text:style-name="P151">–<text:span text:style-name="T853">Что за</text:span>—</text:p>
      <text:p text:style-name="P152">– <text:span text:style-name="T854">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153"><text:span text:style-name="T855">Резкий стук. «Дампстер</text:span>—<text:span text:style-name="T855">» </text:span></text:p>
      <text:p text:style-name="P153">– <text:span text:style-name="T856">Нет, нет. Это Мюрей Смайл, я был с тобой в учебке, 84 рота, помнишь? У наших серийных номеров разница всего в две цифры.</text:span></text:p>
      <text:p text:style-name="P154">– <text:span text:style-name="T857">Мне надо было впустить… впустить Дампстера… куда он делся? Или я заснул?</text:span></text:p>
      <text:p text:style-name="P155">–<text:span text:style-name="T858">Не говори им, что я был тут. Я пришёл сказать, что тебе не обязательно возвращаться.</text:span></text:p>
      <text:p text:style-name="P156">– <text:span text:style-name="T859">Правда? Они <text:s/>сказали это ничего?</text:span></text:p>
      <text:p text:style-name="P35">– <text:span text:style-name="T860">Это ничего.</text:span></text:p>
      <text:p text:style-name="P36">– <text:span text:style-name="T860">Да, но они </text:span><text:span text:style-name="T34">так сказали</text:span><text:span text:style-name="T860">?</text:span>– <text:span text:style-name="T861">Тишина.</text:span>– <text:span text:style-name="T861">Мюрей?</text:span>– <text:span text:style-name="T861">Тишина.</text:span></text:p>
      <text:p text:style-name="P103">Ветер дует в железе пожарной лестницы очень сильно, <text:span text:style-name="T862">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37">– Нет.– Только шёпот…. Но с ним остался только её «нет».</text:p>
      <text:p text:style-name="P38">– Эт кто? Дженни? Это ты, Дженни?</text:p>
      <text:p text:style-name="P38">– Да, это я. О, милый, как хорошо, что я тебя нашла.</text:p>
      <text:p text:style-name="P39">– <text:span text:style-name="T863">Но я должен...</text:span>– <text:span text:style-name="T863">Они бы ей позволили жить с ним в Казино…</text:span></text:p>
      <text:p text:style-name="P40">– <text:span text:style-name="T863">Нет, я не могу.</text:span>– <text:span text:style-name="T35">Но что у неё случилось с <text:s/>голосом</text:span><text:span text:style-name="T864">?</text:span></text:p>
      <text:p text:style-name="P41">– <text:span text:style-name="T865">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42">– <text:span text:style-name="T866">Это ничего.</text:span></text:p>
      <text:p text:style-name="P104">А где-<text:span text:style-name="T867">т</text:span>о, тёмными рыбинами <text:span text:style-name="T867">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105">Перед самым рассветом стук становится совсем громким, упорным как сталь. <text:span text:style-name="T868">Слотропу хватило ума не откликнуться на этот раз. </text:span></text:p>
      <text:p text:style-name="P43"><text:soft-page-break/>– <text:span text:style-name="T869">Давай, открывай.</text:span></text:p>
      <text:p text:style-name="P43">– <text:span text:style-name="T870">Военная полиция, открывай.</text:span></text:p>
      <text:p text:style-name="P106">Американские голоса, голоса кантри, высокие и безжалостные. <text:span text:style-name="T871">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85">—</text:span><text:span text:style-name="T86">а мы всегда играли по честному</text:span><text:span text:style-name="T85">—</text:span><text:span text:style-name="T87">но эти двое за дверью <text:s/></text:span><text:span text:style-name="T88">настолько же деморализуют, как близкий план Джона Уэйна </text:span><text:span text:style-name="T89">(в ракурсе, что подчёркивает насколько у него раскосые глаза, </text:span><text:span text:style-name="T90">смешно: как ты до сих пор не замечал), </text:span><text:span text:style-name="T91">орущего БАНЗАЙ!</text:span></text:p>
      <text:p text:style-name="P44">– <text:span text:style-name="T872">Погоди, Рой, вон он</text:span><text:span text:style-name="T84">—</text:span></text:p>
      <text:p text:style-name="P45">– <text:span text:style-name="T872">Хопер! Иди сюда, падла</text:span><text:span text:style-name="T84">—</text:span></text:p>
      <text:p text:style-name="P45">– <text:span text:style-name="T873">Вы больше не запхнёте меня в смирительную рубаааашку!</text:span>– <text:span text:style-name="T874">Голос Хопера гаснет за углом, военная полиция бросаются в погоню.</text:span></text:p>
      <text:p text:style-name="P107">Слотропу доходит вместе с рассветом за жёлто-коричневой занавеской в окне, <text:span text:style-name="T875">что это его первый день За Пределами. Его первое утро на свободе. Он </text:span><text:span text:style-name="T36">не</text:span><text:span text:style-name="T875">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46">– <text:span text:style-name="T876">Вот адрес одного из наших людей в Цюрихе. Ваксвинг желает вам удачи и спрашивает что вас так задержало.</text:span></text:p>
      <text:p text:style-name="P47">– <text:span text:style-name="T877">То есть он ждёт ответа?</text:span></text:p>
      <text:p text:style-name="P47">– <text:span text:style-name="T877">Он сказал, чтоб вы об этом подумали.</text:span></text:p>
      <text:p text:style-name="P48">– <text:span text:style-name="T878">А скажи-и-и-те,</text:span>– <text:span text:style-name="T878">его только что осенило,</text:span>– <text:span text:style-name="T879">а почему вы мне помогаете? Так вот бесплатно и вообще?</text:span></text:p>
      <text:p text:style-name="P49">– <text:span text:style-name="T880">А кто его знает? Нам приходится играть по схемам. Должно быть есть какая-то схема, в которой вы находитесь, сейчас вот.</text:span></text:p>
      <text:p text:style-name="P50">– <text:span text:style-name="T881">Э…</text:span></text:p>
      <text:p text:style-name="P108">Но она уже ушла. <text:span text:style-name="T882">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37">Rue</text:span><text:span text:style-name="T882">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108"/>
      <text:p text:style-name="P109">Неделю спустя он в Цюрихе, после долгой поездки поездом. <text:span text:style-name="T883">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text:span><text:soft-page-break/><text:span text:style-name="T883">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110">Война перекраивала пространство и время по своему подобию. <text:span text:style-name="T884">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110"><text:span text:style-name="T885">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38">lieder</text:span><text:span text:style-name="T885">.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51">– <text:span text:style-name="T886">Ну, информацию?</text:span>– <text:span text:style-name="T886">Опа, это питьё на вкус, типа, Мокси…</text:span></text:p>
      <text:p text:style-name="P52">– <text:span text:style-name="T887">О. В другое.</text:span>– <text:span text:style-name="T887">дарит Слотропу кислый взгляд.</text:span>– <text:span text:style-name="T888">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84">—</text:span><text:span text:style-name="T92">о, </text:span><text:span text:style-name="T93">и до чего же</text:span><text:span text:style-name="T92"> всё переменилось. </text:span><text:span text:style-name="T94">Германская инфляция, мне следовало бы делать выводы, нули нанизанные друг за другом отсюда и до Берлина. </text:span><text:span text:style-name="T95">Мне пришлось уговаривать самого себя: «Семявин, это просто временное помутнение реальности. </text:span><text:span text:style-name="T96">Небольшое отклонение, не о чем беспокоиться. </text:span><text:span text:style-name="T97">Держись каким ты всегда <text:s/>был</text:span><text:span text:style-name="T84">—</text:span><text:span text:style-name="T97">сила характера, </text:span><text:span text:style-name="T98">крепкое умственное здоровье. </text:span><text:span text:style-name="T66">Смелость</text:span><text:span text:style-name="T99">, Семявин! Скоро всё </text:span><text:span text:style-name="T100">опять</text:span><text:span text:style-name="T99"> придёт в норму.» </text:span><text:span text:style-name="T100">Но знаешь что?</text:span></text:p>
      <text:p text:style-name="P52"><text:span text:style-name="T84">– </text:span><text:span text:style-name="T100">Попробую угадать.</text:span></text:p>
      <text:p text:style-name="P111"><text:span text:style-name="T100">Т</text:span><text:span text:style-name="T84">рагический вздох. «Информация. </text:span><text:span text:style-name="T101">Чем плохи наркотики и женщины? </text:span><text:span text:style-name="T102">Что ж удивляться, что мир сошёл с ума, если основным средством обмена стала информация?»</text:span></text:p>
      <text:p text:style-name="P53"><text:span text:style-name="T102">– </text:span><text:span text:style-name="T103">Я думал сигареты стали.</text:span></text:p>
      <text:p text:style-name="P54"><text:span text:style-name="T103">– </text:span><text:span text:style-name="T104">Размечтался.</text:span><text:span text:style-name="T84">– </text:span><text:span text:style-name="T104">Он приносит список кафе и мест сбора в Цюрихе. </text:span><text:span text:style-name="T105">Под рубрикой Шпионаж, Промышленный, Слотроп находит </text:span><text:span text:style-name="T106">три. Ультра, Лих</text:span><text:span text:style-name="T107">т</text:span><text:span text:style-name="T106">шпиль и </text:span><text:span text:style-name="T107">Штр</text:span><text:span text:style-name="T149">ё</text:span><text:span text:style-name="T107">гли. </text:span><text:span text:style-name="T108">Они на разных берегах Лиммат и далеко друг от друга.</text:span></text:p>
      <text:p text:style-name="P55"><text:span text:style-name="T108">– </text:span><text:span text:style-name="T109">Ногам работа,</text:span><text:span text:style-name="T84">– </text:span><text:span text:style-name="T109">складывая список в карман зут-</text:span><text:span text:style-name="T110">сьют</text:span><text:span text:style-name="T109">а.</text:span></text:p>
      <text:p text:style-name="P56"><text:span text:style-name="T109">– </text:span><text:span text:style-name="T111">Оно полегчает. Придёт день и </text:span><text:span text:style-name="T112">всё это будут делать машины. Машины информации. </text:span><text:span text:style-name="T113">Ты выплеск волны из будущего.</text:span></text:p>
      <text:p text:style-name="P112"><text:span text:style-name="T84">Начался период обходов трёх кафе, просиживания по два часа над кофе в каждом из них, </text:span><text:span text:style-name="T114">еды раз в день, цюрихская колбаса и </text:span><text:span text:style-name="T67">rösti</text:span><text:span text:style-name="T114"> в Народных Кухнях… </text:span><text:span text:style-name="T115">наблюдение нескончаемых толп бизнесменов в синих костюмах, </text:span><text:span text:style-name="T116">дочерна загорелых лыжников, </text:span><text:span text:style-name="T117">всё своё время отдающих скоростному спуску по ледникам и </text:span><text:soft-page-break/><text:span text:style-name="T117">снегу, которые и слыхом не слыхали ни про политику, ни про смены курса, они читают лишь термометры и флюгера, </text:span><text:span text:style-name="T118">находят свои ужасы в лавинах и рухнувших колоннах глетчерного льда, </text:span><text:span text:style-name="T119">свои победы в напластованиях </text:span><text:span text:style-name="T120">хорошей</text:span><text:span text:style-name="T119"> пудры… </text:span><text:span text:style-name="T121">оборванные иностранцы в промасленных кожаных куртках </text:span><text:span text:style-name="T122">и</text:span><text:span text:style-name="T121"> подра</text:span><text:span text:style-name="T122">н</text:span><text:span text:style-name="T121">ной повседневной униформе</text:span><text:span text:style-name="T122">, выходцы из Южной Америки, закутанные в меховые пальто и дрожащие на ярком солнце, </text:span><text:span text:style-name="T123">пожилые ипохондрики </text:span><text:span text:style-name="T124">застуканные на како</text:span><text:span text:style-name="T126">м</text:span><text:span text:style-name="T124">-нибудь курорте началом Войны, где они и торчат с тех пор, </text:span><text:span text:style-name="T125">неулыбчивые женщины в длинных чёрных платьях, </text:span><text:span text:style-name="T126">мужчины в засалившихся пальто, которые… и сумасшедшие, </text:span><text:span text:style-name="T127">спустившиеся из своих психбольниц на дни уик-энда</text:span><text:span text:style-name="T85">—</text:span><text:span text:style-name="T128">о, психические отклонения Швейцарии: </text:span><text:span text:style-name="T129">Слотроп значится среди них, будь уверен, </text:span><text:span text:style-name="T130">среди всех мрачных лиц и оттенков улиц, </text:span><text:span text:style-name="T131">только он в белом, туфли, зут и шляпа, </text:span><text:span text:style-name="T132">белые как кладбищенские горы тут…. </text:span><text:span text:style-name="T133">К тому же, он Нов</text:span><text:span text:style-name="T135">ый</text:span><text:span text:style-name="T133"> </text:span><text:span text:style-name="T135">Лох</text:span><text:span text:style-name="T133"> в Городе. </text:span><text:span text:style-name="T134">Ему трудно отличать первую волну корпоративных шпионов от тех, кто просто </text:span></text:p>
      <text:p text:style-name="P209">Психи на Побывке!</text:p>
      <text:p text:style-name="P211">(Линия хористов поделена не на традиционных Парней и Девушек, <text:span text:style-name="T889">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211"/>
      <text:p text:style-name="P212">А вот и мы вам, люди<text:span text:style-name="T570">—</text:span><text:span text:style-name="T569">готовы вы иль нет,</text:span></text:p>
      <text:p text:style-name="P215">Так одевайте маски, плетите свои козни,</text:p>
      <text:p text:style-name="P213"><text:span text:style-name="T569">А мы лишь хохочем все</text:span><text:span text:style-name="T570">—</text:span><text:span text:style-name="T569">из санок сковырнулись</text:span><text:span text:style-name="T571">,</text:span></text:p>
      <text:p text:style-name="P216">Как карлики распущенные на каникулы.</text:p>
      <text:p text:style-name="P216"/>
      <text:p text:style-name="P214"><text:span text:style-name="T569">О, мы </text:span><text:span text:style-name="T890">Психи на Побывке </text:span></text:p>
      <text:p text:style-name="P218"><text:span text:style-name="T572">И </text:span><text:span text:style-name="T569">нет у нас забот</text:span><text:span text:style-name="T891">—</text:span></text:p>
      <text:p text:style-name="P219"><text:span text:style-name="T570">М</text:span><text:span text:style-name="T569">озги наши в чистке, на Ярмарке душа,</text:span></text:p>
      <text:p text:style-name="P220"><text:span text:style-name="T569">Просто придурки в отпуску, </text:span><text:span text:style-name="T573">вдали от тоски,</text:span></text:p>
      <text:p text:style-name="P221"><text:span text:style-name="T573">Л</text:span><text:span text:style-name="T569">егкомысленные и модные, как перестук наш</text:span><text:span text:style-name="T574">ей чечётки</text:span><text:span text:style-name="T569">!</text:span></text:p>
      <text:p text:style-name="P222"><text:span text:style-name="T569">Вот мы пускаем шляпу по кругу</text:span><text:span text:style-name="T570">—</text:span><text:span text:style-name="T569">для вашей хмурости и слёз,</text:span></text:p>
      <text:p text:style-name="P223"><text:span text:style-name="T569">И страхов, что были с вами неразлучны</text:span><text:span text:style-name="T570">—</text:span></text:p>
      <text:p text:style-name="P229">Поверьте знающему психу, жизнь стоит, чтобы жить</text:p>
      <text:p text:style-name="P230">Так обними её и поцелуй сегодня!</text:p>
      <text:p text:style-name="P224"><text:span text:style-name="T569">Ла-да-да, яа-та, йа-та, та-та… (Они продолжают напевать без слов фоном для того, </text:span><text:span text:style-name="T575">что следует дальше):</text:span></text:p>
      <text:p text:style-name="P231"/>
      <text:p text:style-name="P225"><text:span text:style-name="T569">Первый Чокнутый (или, возможно, Санитар): Имеется бесподобное тут предложение </text:span><text:span text:style-name="T576">тебе</text:span><text:span text:style-name="T569">, </text:span><text:span text:style-name="T577">Американец? Я так и думал, всегда опознаю наших по лицу, </text:span><text:span text:style-name="T576">тииипа, вот как этот твой костюм, поднимись на ледник повыше и тебя никто не разглядит! </text:span><text:span text:style-name="T578">Ну, да, в общем, </text:span><text:span text:style-name="T579">я знаю как</text:span><text:span text:style-name="T580">ово</text:span><text:span text:style-name="T579"> </text:span><text:span text:style-name="T580">тебе</text:span><text:span text:style-name="T579"> от этих уличных торговцев, </text:span><text:span text:style-name="T580">что тут тасуются, это же старая </text:span><text:span text:style-name="T581">три-</text:span><text:span text:style-name="T582">листика</text:span><text:span text:style-name="T581"> на тротуаре [грузовики перес</text:span><text:span text:style-name="T582">ека</text:span><text:span text:style-name="T581">ют сцену какое-то время, туда-сюда, </text:span><text:span text:style-name="T583">машет в воздухе пальцем напевая «Т</text:span><text:span text:style-name="T581">ри-</text:span><text:span text:style-name="T582">листика на</text:span><text:span text:style-name="T583"> </text:span><text:soft-page-break/><text:span text:style-name="T583">трот, уаре» снова и снова с одной и той же зацикленной монотонностью, </text:span><text:span text:style-name="T584">столько раз, сколько его могут выдержать</text:span><text:span text:style-name="T581">] </text:span><text:span text:style-name="T585">а ты сразу можешь вычислить что не так, каждый обещает тебе что-то затак, верно? </text:span><text:span text:style-name="T586">да и как ни странно, </text:span><text:span text:style-name="T580"><text:s/></text:span><text:span text:style-name="T587">в этом главное возражение от инженеров и учёных, </text:span><text:span text:style-name="T588">которое всегда имели против идеи [понижая голос] </text:span><text:span text:style-name="T589">вечного движения, или как </text:span><text:span text:style-name="T590">мы предпочитаем его называть Управление Энтропией</text:span><text:span text:style-name="T570">—</text:span><text:span text:style-name="T591">вот, вот наша карта</text:span><text:span text:style-name="T570">—</text:span><text:span text:style-name="T592">ну, конечно, они правы. </text:span><text:span text:style-name="T593">Во всяком случае были. До сих пор….</text:span></text:p>
      <text:p text:style-name="P232"/>
      <text:p text:style-name="P226"><text:span text:style-name="T593">В</text:span><text:span text:style-name="T569">торой Чокнутый или Санитар: </text:span><text:span text:style-name="T594">Короче, ты уже слы</text:span><text:span text:style-name="T595">ш</text:span><text:span text:style-name="T594">ал про </text:span><text:span text:style-name="T595">карбюратор один галлон-на-двести миль, </text:span><text:span text:style-name="T596">лезвие бритвы, что не тупится никогда, </text:span><text:span text:style-name="T597">вечную ботиночную подошву, </text:span><text:span text:style-name="T598">таблетку от чесотки </text:span><text:span text:style-name="T599">полезную для</text:span><text:span text:style-name="T598"> гландов, </text:span><text:span text:style-name="T600">мотор, что заправляется песком, </text:span><text:span text:style-name="T601">про орнитоптеров и робобостеров</text:span><text:span text:style-name="T570">—</text:span><text:span text:style-name="T601">ты не ослышался, с маленькой бородкой из стальной </text:span><text:span text:style-name="T602">ваты</text:span><text:span text:style-name="T570">—</text:span><text:span text:style-name="T603">круто, </text:span><text:span text:style-name="T604">то, что надо, но </text:span><text:span text:style-name="T609">есть</text:span><text:span text:style-name="T605"> как раз тебе по </text:span><text:span text:style-name="T609">уму</text:span><text:span text:style-name="T605">! </text:span><text:span text:style-name="T606">Готов? Это Люк-Молния, </text:span><text:span text:style-name="T607">Дверь, что Открывает </text:span><text:span text:style-name="T610">Тебя</text:span><text:span text:style-name="T607">!</text:span><text:span text:style-name="T601"> </text:span></text:p>
      <text:p text:style-name="P233"/>
      <text:p text:style-name="P227"><text:span text:style-name="T601">С</text:span><text:span text:style-name="T569">лотроп: Пойду вздремну, пожалуй…</text:span></text:p>
      <text:p text:style-name="P234"/>
      <text:p text:style-name="P228"><text:span text:style-name="T569">Третий Ч. Или С.: Трансмогрифируй обыкновенный воздух в бриллианты через Катаклизменн</text:span><text:span text:style-name="T608">ую Редукцию Углекислого Газ-а-а-а-а-а-а….</text:span></text:p>
      <text:p text:style-name="P217"/>
      <text:p text:style-name="P113"><text:span text:style-name="T134">Б</text:span><text:span text:style-name="T84">удь он чувствительнее </text:span><text:span text:style-name="T136">к таким вещам, всё это было бы просто оскорбительным, эта первая волна. </text:span><text:span text:style-name="T137">Она минует, жестикулируя, обвиняюще, умоляюще. </text:span><text:span text:style-name="T138">Слотропу удаётся сохранять спокойствие. </text:span><text:span text:style-name="T139">Наступает пауза</text:span><text:span text:style-name="T85">—</text:span><text:span text:style-name="T140">потом появляются настоящие, </text:span><text:span text:style-name="T141">медленно поначалу, но собираются, собираются. </text:span><text:span text:style-name="T142">Синтетическая резина или бензин, </text:span><text:span text:style-name="T143">электронные калькуляторы, </text:span><text:span text:style-name="T144">анилиновые краски, акриловые, </text:span><text:span text:style-name="T145">духи (краденые эсенции в фиалах для пробы), </text:span><text:span text:style-name="T146">сексуальные привычки сотни членов совета директоров, на выбор, </text:span><text:span text:style-name="T147">дислокация заводов, кодовые книги, связи и </text:span><text:span text:style-name="T148">выплаты, только попроси, они достанут. </text:span></text:p>
      <text:p text:style-name="P114"><text:span text:style-name="T148">Н</text:span><text:span text:style-name="T84">аконец, однажды в Штрёгли, </text:span><text:span text:style-name="T150">Слотроп заправляется жареной капустой и краюхой хлеба, которую всё утро таскал с собой в бумажном пакете, </text:span><text:span text:style-name="T151">вдруг из ниоткуда появляется некий Марио Швайтар </text:span><text:span text:style-name="T152">в зелёно лягушачьем жилете, </text:span><text:span text:style-name="T153">просто вынырнул из отголосков эха </text:span><text:span text:style-name="T154">часов с кукушкой, прям тебе Тук Тук и Тут, </text:span><text:span text:style-name="T155">бесконечные тёмные коридоры за его спиной, </text:span><text:span text:style-name="T156">с оборотом удачи для Слотропа. «</text:span><text:span text:style-name="T157">Псст, Джо»,</text:span><text:span text:style-name="T85">– </text:span><text:span text:style-name="T157">начинает он,</text:span><text:span text:style-name="T85">– «</text:span><text:span text:style-name="T157">эй, мистер».</text:span></text:p>
      <text:p text:style-name="P57"><text:span text:style-name="T157">– </text:span><text:span text:style-name="T158">Не ко мне,</text:span><text:span text:style-name="T84">– </text:span><text:span text:style-name="T158">отвечает Слотроп с набитым ртом.</text:span></text:p>
      <text:p text:style-name="P58"><text:span text:style-name="T157">– </text:span><text:span text:style-name="T159">Интересуетесь насчёт <text:s/></text:span><text:span text:style-name="T68">L.S.D.</text:span><text:span text:style-name="T159">?</text:span></text:p>
      <text:p text:style-name="P58"><text:span text:style-name="T157">– </text:span><text:span text:style-name="T159">Это сокращение от фунтов, шиллингов, пенсов. Ты </text:span><text:span text:style-name="T160">попал</text:span><text:span text:style-name="T159"> не в то кафе, </text:span><text:span text:style-name="T531">Дружище</text:span><text:span text:style-name="T159">.</text:span></text:p>
      <text:p text:style-name="P59"><text:span text:style-name="T157">– </text:span><text:span text:style-name="T160">Мне кажется, я попал не в ту страну,</text:span><text:span text:style-name="T157">–</text:span><text:span text:style-name="T160">Швайтар немного траурен.</text:span><text:span text:style-name="T157">– </text:span><text:span text:style-name="T160">Я из Сандоза.</text:span></text:p>
      <text:p text:style-name="P59"><text:span text:style-name="T157">– </text:span><text:span text:style-name="T160">Ага, Сандоз!</text:span><text:span text:style-name="T157">– </text:span><text:span text:style-name="T160">Вскрикивает Слотроп и выдвигает стул для мужика.</text:span></text:p>
      <text:p text:style-name="P115"><text:span text:style-name="T160">О</text:span><text:span text:style-name="T84">казывается Швайтар и впрямь очень крепко связан с Psychochemie AG, он один из тех вольноплавающих улаживателей проблем вокруг Картеля, </text:span><text:span text:style-name="T161">нанимается ими для подённой работы и занимается шпионажем на стороне. </text:span></text:p>
      <text:p text:style-name="P60">– <text:span text:style-name="T892">Ну,</text:span>– <text:span text:style-name="T892">грит Слотроп,</text:span>– <text:span text:style-name="T893">я б не прочь насчёт что у них есть по Л. Джамфу, а и про Imipolex G.</text:span></text:p>
      <text:p text:style-name="P61">– <text:span text:style-name="T894">Веее…</text:span></text:p>
      <text:p text:style-name="P61">– <text:span text:style-name="T894">Извините?</text:span></text:p>
      <text:p text:style-name="P62"><text:soft-page-break/>– <text:span text:style-name="T894">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84">—</text:span><text:span text:style-name="T162">блюстители традиции, аристократы</text:span><text:span text:style-name="T84">—</text:span></text:p>
      <text:p text:style-name="P157">– <text:span text:style-name="T895">Подожди-ка…. Джамф умер? Ты сказал «</text:span><text:span text:style-name="T39">могила</text:span><text:span text:style-name="T895"> Джамфа»?</text:span>– <text:span text:style-name="T896">Должно быть прочувствовал разницу, не считая того, что этот человек по настоящему <text:s/>никогда не жил, так что как он теперь сможет</text:span>—</text:p>
      <text:p text:style-name="P158">– <text:span text:style-name="T897">Высоко в горах, ближе к Йетлиберг.</text:span></text:p>
      <text:p text:style-name="P159">– <text:span text:style-name="T898">Ты когда-нибудь</text:span>—</text:p>
      <text:p text:style-name="P159">– <text:span text:style-name="T898">Что?</text:span></text:p>
      <text:p text:style-name="P63">–<text:span text:style-name="T899">Когда-нибудь встречал его?</text:span></text:p>
      <text:p text:style-name="P64">– <text:span text:style-name="T900">Было до меня. Но мне известно, что на него большое досье в засекреченных файлах <text:s/>Сандоза. Достать что тебе надо не просто будет.</text:span></text:p>
      <text:p text:style-name="P65">– <text:span text:style-name="T901">Эх…</text:span></text:p>
      <text:p text:style-name="P65">– <text:span text:style-name="T901">Пять сотен.</text:span></text:p>
      <text:p text:style-name="P65">– <text:span text:style-name="T901">Пятьсот чего?</text:span></text:p>
      <text:p text:style-name="P116">Швейцарских франков. <text:span text:style-name="T902">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66">– <text:span text:style-name="T903">В первую очередь, тебе нужно,</text:span>– <text:span text:style-name="T904">советует Сенявин,</text:span>– <text:span text:style-name="T904">отправиться в ломбард и получить несколько франков за это вот,</text:span>– <text:span text:style-name="T904">указывая на костюм. О, нет, только не костюм. Сенявин отправляется порыться в задней комнате, возвращается с узлом одежды рабочего.</text:span>– <text:span text:style-name="T905">Пора задуматься о своей приметности. Приходи завтра, посмотрю что ещё смогу найти.</text:span></text:p>
      <text:p text:style-name="P117">Белый зут в свёртке подмышкой, <text:span text:style-name="T906">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118">Поворачивая в свою улицу, в колодцах тени, он замечает чёрный рол<text:span text:style-name="T907">лс</text:span>-ройс, <text:span text:style-name="T908">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119">Пословицы для Параноиков, 4: <text:span text:style-name="T1">Скрываешься</text:span>, начинают искать.</text:p>
      <text:p text:style-name="P120">Заннгггг! диддиланг, диддила-та-та-та, <text:span text:style-name="T909">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text:span></text:p>
      <text:p text:style-name="P121"><text:soft-page-break/>Забудь этот отель Нимбус, прикидывает он. <text:span text:style-name="T910">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122">Этот город и вправду закрывается рано. <text:span text:style-name="T911">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40">там</text:span><text:span text:style-name="T911">?...</text:span></text:p>
      <text:p text:style-name="P123">Через минуту отвечает приятный <text:span text:style-name="T912">недоумевающий голос с а-ты-кто? О, такой ангельский. Слотроп в панике вешает трубку, смотрит на обедающий, которые смотрят на него</text:span><text:span text:style-name="T85">—</text:span><text:span text:style-name="T163">нап</text:span><text:span text:style-name="T164">а</text:span><text:span text:style-name="T163">ртачил, напарта</text:span><text:span text:style-name="T164">ч</text:span><text:span text:style-name="T163">ил, теперь Они знают, что он подбирается к Ним. </text:span><text:span text:style-name="T164">Остаётся обычный шанс, что у него разгулялась </text:span><text:span text:style-name="T165">паранойя</text:span><text:span text:style-name="T164">, </text:span><text:span text:style-name="T165">но слишком уж участились совпадения. </text:span><text:span text:style-name="T166">Кроме того, ему </text:span><text:span text:style-name="T167">уже </text:span><text:span text:style-name="T166">знакомо звучание Их </text:span><text:span text:style-name="T167">расчётливой невинности, </text:span><text:span text:style-name="T168">это част</text:span><text:span text:style-name="T169">ь</text:span><text:span text:style-name="T168"> Их стиля….</text:span></text:p>
      <text:p text:style-name="P124"><text:span text:style-name="T168">С</text:span><text:span text:style-name="T84">нова по городу: </text:span><text:span text:style-name="T170">прецизионные</text:span><text:span text:style-name="T84"> банки, церкви, </text:span><text:span text:style-name="T170">готические входы маршируют мимо… </text:span><text:span text:style-name="T171">от отеля нужно держаться подальше, и от трёх кафе, верно, верно… </text:span><text:span text:style-name="T172">В начинающемся вечере постоянные жители Цюриха гуляют в синем</text:span><text:span text:style-name="T173">. Синий, как городские сумерки, густеющий синий…. </text:span><text:span text:style-name="T174">Шпионы и дилеры разошлись по домам. </text:span><text:span text:style-name="T175">К Семявину нельзя, круг Ваксвинга </text:span><text:span text:style-name="T176">оказал поддержку, не стоит </text:span><text:span text:style-name="T177">их подставлять. </text:span><text:span text:style-name="T178">Какой вес имеют Пришлые в этом городе? </text:span><text:span text:style-name="T179">Может ли Слотроп рискнуть в другом отеле? Наверное, нет. </text:span><text:span text:style-name="T180">Холодает. Ветер дует с озера. </text:span></text:p>
      <text:p text:style-name="P125"><text:span text:style-name="T180">О</text:span><text:span text:style-name="T84">н замечает, что дотопал </text:span><text:span text:style-name="T181">аж </text:span><text:span text:style-name="T84">до Одеона, </text:span><text:span text:style-name="T181">одного из кафе широкого мира, специализированность которого </text:span><text:span text:style-name="T182">н</text:span><text:span text:style-name="T181">е значится ни в каких списках</text:span><text:span text:style-name="T85">—</text:span><text:span text:style-name="T182">фактически, никогда не была установлена. </text:span><text:span text:style-name="T183">Ленин, Троцкий, Джеймс Джойс, д-р Эйнштейн, все </text:span><text:span text:style-name="T193">они </text:span><text:span text:style-name="T183">посиживали за этими столиками. </text:span><text:span text:style-name="T184">Что-то же <text:s text:c="2"/>все</text:span><text:span text:style-name="T193">х</text:span><text:span text:style-name="T184"> и</text:span><text:span text:style-name="T193">х</text:span><text:span text:style-name="T184"> об</text:span><text:span text:style-name="T193">ъединяло</text:span><text:span text:style-name="T184">: чего-то ради они тут отмечались… </text:span><text:span text:style-name="T185">возможно, это связано с л</text:span><text:span text:style-name="T187">ю</text:span><text:span text:style-name="T185">дьми как-то, со смертностью пешеходов, </text:span><text:span text:style-name="T186">с безостановочным пересечением потребностей или отчаяния </text:span><text:span text:style-name="T187">в одном роковом отрезке улицы… </text:span><text:span text:style-name="T188">диалектики, матрицы, архетипы, всем нужно </text:span><text:span text:style-name="T189">подключаться, время от времени, снова к части пролетарской крови, </text:span><text:span text:style-name="T190">к запахам тел и бессмысленным воплям через стол, </text:span><text:span text:style-name="T191">к обману и последним надеждам, </text:span><text:span text:style-name="T192">иначе всё становится пыльным Дракулизмом, извесным проклятием Запада….</text:span></text:p>
      <text:p text:style-name="P126"><text:span text:style-name="T192">С</text:span><text:span text:style-name="T84">лотроп убедился, что мелочи при нём хватает на один кофе. </text:span><text:span text:style-name="T194">Он заходит и садиться, выбрав место лицом ко входу. </text:span><text:span text:style-name="T195">Через пятнадцать минут он получает шпионский сигнал от </text:span><text:span text:style-name="T196">смуглого кудрявого пришельца в зелёном </text:span><text:span text:style-name="T197">костюме за пару стоиков от него. </text:span><text:span text:style-name="T198">Ещё один боец на передовой. </text:span><text:span text:style-name="T199">На его столике старая газета, ещё и на испанском. </text:span><text:span text:style-name="T200">Она раскрыта на </text:span><text:span text:style-name="T201">определённой политической карикатуре </text:span><text:span text:style-name="T202">с шеренгой мужчин среднего возраста в платьях и париках, </text:span><text:span text:style-name="T203">внутри полицейского участка, где коп </text:span><text:span text:style-name="T204">держит буханку белого… нет, </text:span><text:span text:style-name="T205">это младенчик, а бирка на его пелёнке грит LA REVOLUCIÓN . . . о, а </text:span><text:span text:style-name="T206">каждый</text:span><text:span text:style-name="T205"> </text:span><text:span text:style-name="T206">из них твердит, что новорожденная революция </text:span><text:span text:style-name="T207">его произведение, </text:span><text:span text:style-name="T208">и это вот карикатура тут, типа как, для распознания, </text:span><text:span text:style-name="T209">этот парняга в зелёном костюме, </text:span><text:span text:style-name="T210">который оказался аргентинцем по имени Франческо Сквалидози, </text:span><text:span text:style-name="T211">следит за реакцией… </text:span><text:span text:style-name="T212">ключевые слова в самом конце строки, где велики</text:span><text:span text:style-name="T216">й</text:span><text:span text:style-name="T212"> поэт Аргентины, </text:span><text:span text:style-name="T213">Леопольд Лугонес, <text:s/></text:span><text:span text:style-name="T216">говорит</text:span><text:span text:style-name="T212">: «</text:span><text:span text:style-name="T213">Теперь я расскажу тебе стихами, </text:span><text:span text:style-name="T214">как я зачал её свободной от грязи Первородного Греха...» <text:s/></text:span><text:span text:style-name="T215">Это революция Урибуру 1930. </text:span><text:span text:style-name="T217">Газете уже пятнадцать лет. Трудно сказать, что именно Сквалидози ожидает от Слотропа, но получает </text:span><text:span text:style-name="T218">чистое невежество. </text:span><text:span text:style-name="T220">Оно, п</text:span><text:span text:style-name="T219">охоже, </text:span><text:span text:style-name="T220">прокатило за приемлемое и вот уже Аргентинец </text:span><text:span text:style-name="T221">делится секретом, </text:span><text:span text:style-name="T222">что он с дюженой коллег, </text:span><text:span text:style-name="T223">среди них международный эксцентрик </text:span><text:span text:style-name="T224">Грасиела Имаго Порталес, угнали Германскую подлодку устарелого образца в </text:span><text:span text:style-name="T225">Мар де Плата, пару недель назад, </text:span><text:span text:style-name="T226">и вот приплыли обратно через Атлантику, </text:span><text:span text:style-name="T227">просить политическое убежище в Германии, как только война там….</text:span></text:p>
      <text:p text:style-name="P67"><text:span text:style-name="T227">– </text:span><text:span text:style-name="T228">Ты говоришь в </text:span><text:span text:style-name="T69">Германии</text:span><text:span text:style-name="T228">? Вы что, с катушек слетели? Там полн</text:span><text:span text:style-name="T229">ый бардак</text:span><text:span text:style-name="T228">, Джексон!</text:span></text:p>
      <text:p text:style-name="P68"><text:soft-page-break/><text:span text:style-name="T228">– </text:span><text:span text:style-name="T229">И </text:span><text:span text:style-name="T230">близко не тянет на бардак, что мы оставили дома,</text:span><text:span text:style-name="T228">– </text:span><text:span text:style-name="T231">отвечает печальный Аргентинец. </text:span><text:span text:style-name="T232">Длинные морщины пролегли по сторонам его рта </text:span><text:span text:style-name="T233">морщины, которым обучила жизнь </text:span><text:span text:style-name="T234">рядом с </text:span><text:span text:style-name="T235">тысячами</text:span><text:span text:style-name="T234"> лошадей, </text:span><text:span text:style-name="T236">где видел слишком много обречённых жеребят </text:span><text:span text:style-name="T237">и закатов </text:span><text:span text:style-name="T238">к югу от Ривадавиа, где начинается </text:span><text:span text:style-name="T239">истинный Юг…. «</text:span><text:span text:style-name="T240">Всё обернулось бардаком, когда к власти пришли полковники. Теперь их сменяет </text:span><text:span text:style-name="T247">Пер</text:span><text:span text:style-name="T240">ó</text:span><text:span text:style-name="T247">н</text:span><text:span text:style-name="T240">… </text:span><text:span text:style-name="T241">нашей последней надеждой </text:span><text:span text:style-name="T242">стала</text:span><text:span text:style-name="T241"> Acción Argentina»,</text:span><text:span text:style-name="T228">– </text:span><text:span text:style-name="T242">(о чём он </text:span><text:span text:style-name="T243">болтает, Исусе, до его есть хочется),</text:span><text:span text:style-name="T228">– </text:span><text:span text:style-name="T244">подавили через месяц после восстания… теперь все в ожидании. </text:span><text:span text:style-name="T245">Выходят на демонстрации просто по привычке. </text:span><text:span text:style-name="T246">Надежды уже не осталось. </text:span><text:span text:style-name="T247">Мы решили убраться прежде, чем <text:s/>Пер</text:span><text:span text:style-name="T240">ó</text:span><text:span text:style-name="T247">н получит ещё один портфель. Скорее всего министерство обороны. </text:span><text:span text:style-name="T248">Он уже получил </text:span><text:span text:style-name="T70">descamisados</text:span><text:span text:style-name="T248">, </text:span><text:span text:style-name="T249">это отдаст ему и Армию, пон</text:span><text:span text:style-name="T250">ятное дело…</text:span><text:span text:style-name="T249"> </text:span><text:span text:style-name="T250">просто вопрос времени… </text:span><text:span text:style-name="T251">мы могли бы двинуть в Уругвай, переждать его, такая традиция. </text:span><text:span text:style-name="T252">Но </text:span><text:span text:style-name="T255">он </text:span><text:span text:style-name="T252">наверное надолго. </text:span><text:span text:style-name="T253">Монтевидео переполнено эмигрантами, </text:span><text:span text:style-name="T254">рухнувшими надеждами….</text:span></text:p>
      <text:p text:style-name="P160">– <text:span text:style-name="T913">Да, но Германия</text:span>—<text:span text:style-name="T913">туда лучше не попадать вообще.</text:span></text:p>
      <text:p text:style-name="P161">– <text:span text:style-name="T1">Pero ché, no sós argentino</text:span>. . . .– <text:span text:style-name="T914">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915">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916">у тебя голодный вид. Ты ел вообще? Не окажешь ли мне честь?</text:span></text:p>
      <text:p text:style-name="P185">В Кроненхале они нашли свободный стол наверху. Вечерний наплыв спадает. Сосиски и фондю: Слотроп загибается с голоду. </text:p>
      <text:p text:style-name="P69">– <text:span text:style-name="T917">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41">открытость</text:span><text:span text:style-name="T917">: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70">– <text:span text:style-name="T918">Но ведь проволока,</text:span>– <text:span text:style-name="T918">Слотроп со ртом набитым фондю, глотает не жуя,</text:span>– <text:s/><text:span text:style-name="T918">это ж </text:span><text:span text:style-name="T42">прогресс</text:span><text:span text:style-name="T84">—</text:span><text:span text:style-name="T256">невозможно </text:span><text:span text:style-name="T257">хранить</text:span><text:span text:style-name="T256"> целину веками, </text:span><text:span text:style-name="T257">нельзя стоять на пути прогресса</text:span><text:span text:style-name="T84">— </text:span><text:span text:style-name="T258">да, он и впрять готов завестись не меньше, чем на полчаса, </text:span><text:span text:style-name="T259">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127"><text:span text:style-name="T259">С</text:span><text:span text:style-name="T84">кволидози принимает это за тихое помешательство, не грубость, </text:span><text:span text:style-name="T260">просто моргает пару раз: «В обычные времена»,</text:span><text:span text:style-name="T85">– </text:span><text:span text:style-name="T260">пытается он объяснить,</text:span><text:span text:style-name="T85">– «</text:span><text:span text:style-name="T261">центр вс</text:span><text:span text:style-name="T262">е</text:span><text:span text:style-name="T261">гда побеждает. </text:span><text:span text:style-name="T262">Власть его растёт с течением времени, </text:span><text:span text:style-name="T263">и это необратимо, </text:span><text:span text:style-name="T264">неодолимо обычными средствами</text:span><text:span text:style-name="T262">. </text:span><text:span text:style-name="T265">Децентрализаия, возврат к анархизму требует </text:span><text:span text:style-name="T266">экстраординарных времён… </text:span><text:span text:style-name="T267">эта Война</text:span><text:span text:style-name="T85">—</text:span><text:span text:style-name="T268">эта невероятная Война</text:span><text:span text:style-name="T85">—</text:span><text:span text:style-name="T269">на данный момент стёрла размножение мелких государств <text:s/></text:span><text:span text:style-name="T270">преоблада</text:span><text:span text:style-name="T271">вшее</text:span><text:span text:style-name="T270"> в Германии тысячу лет. </text:span><text:span text:style-name="T272">Стёрла начисто. </text:span><text:span text:style-name="T71">Открыла</text:span><text:span text:style-name="T272"> её.</text:span></text:p>
      <text:p text:style-name="P71"><text:span text:style-name="T272">– </text:span><text:span text:style-name="T273">Эт точно. Надолго ли?</text:span></text:p>
      <text:p text:style-name="P72"><text:soft-page-break/><text:span text:style-name="T273">– </text:span><text:span text:style-name="T274">Долго не протянет. Конечно, нет. </text:span><text:span text:style-name="T275">Но на несколько месяцев… наверно, к осени наступит мир—</text:span><text:span text:style-name="T72">discúlpeme</text:span><text:span text:style-name="T275">, </text:span><text:span text:style-name="T276">к весне, я всё ещё </text:span><text:span text:style-name="T277">не привык к вашему полушарию</text:span><text:span text:style-name="T275">—</text:span><text:span text:style-name="T278">к наступлению весны, наверно….</text:span></text:p>
      <text:p text:style-name="P73"><text:span text:style-name="T278">– </text:span><text:span text:style-name="T279">Да, но</text:span><text:span text:style-name="T275">—</text:span><text:span text:style-name="T279">что вы собираетесь делать, захватить землю и попытаться её удержать? </text:span><text:span text:style-name="T280">Вас сгонят, партнёр.</text:span></text:p>
      <text:p text:style-name="P74"><text:span text:style-name="T279">– </text:span><text:span text:style-name="T281">Нет. Захватывать землю значит разводить ещё больше заборов. </text:span><text:span text:style-name="T282">Мы хотим оставить её открытой. </text:span><text:span text:style-name="T283">Мы хотим, чтобы она росла, менялась. </text:span><text:span text:style-name="T284">В открытости Германской Зоны, наша надежда безгранична.</text:span><text:span text:style-name="T279">– </text:span><text:span text:style-name="T285">Затем, словно получив по лбу, </text:span><text:span text:style-name="T286">быстрый взгляд, </text:span><text:span text:style-name="T287">не на дверь, а вверх, к потолку</text:span><text:span text:style-name="T84">— </text:span><text:span text:style-name="T288">Но и на</text:span><text:span text:style-name="T289">ш</text:span><text:span text:style-name="T288">а опасность не меньше.</text:span></text:p>
      <text:p text:style-name="P128">Подводная лодка в данный момент плавает у берегов Испании, <text:span text:style-name="T919">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75">–<text:span text:style-name="T920">Я могу помочь,</text:span>– <text:span text:style-name="T920">Слотроп облизывает свои пальцы,</text:span>– <text:span text:style-name="T920">но у меня с деньгами туго и</text:span><text:span text:style-name="T84">—</text:span></text:p>
      <text:p text:style-name="P186">Скволидози называет сумму, которой хватит расплатиться с Марио Швейтаром и поддержит Слотропа сытым несколько месяцев.</text:p>
      <text:p text:style-name="P76"><text:span text:style-name="T84">– </text:span><text:span text:style-name="T290">Половину вперёд и я отправляюсь.</text:span></text:p>
      <text:p text:style-name="P129"><text:span text:style-name="T290">А</text:span><text:span text:style-name="T84">ргентинец передаёт записку, адреса, деньги и платит по чеку.</text:span><text:span text:style-name="T291">Они договариваются о встрече в Кроненхале через три дня. «</text:span><text:span text:style-name="T292">Удачи».</text:span></text:p>
      <text:p text:style-name="P187">– Тебе тоже.</text:p>
      <text:p text:style-name="P130"><text:span text:style-name="T292">П</text:span><text:span text:style-name="T84">рощальный грустный взгл</text:span><text:span text:style-name="T294">я</text:span><text:span text:style-name="T84">д от Скволидози, что остался один за столом. Встрях чубом, </text:span><text:span text:style-name="T293">свет меркнет.</text:span></text:p>
      <text:p text:style-name="P131"><text:span text:style-name="T293">С</text:span><text:span text:style-name="T84">амолёт, развалюшный DC-3, выбран за сходство с лунным светом, </text:span><text:span text:style-name="T295">за доброе выражение его морды с окошками, его неосвещённость внутри и снаружи. </text:span><text:span text:style-name="T296">Он просыпается свернувшись среди груза, металическая темень, </text:span><text:span text:style-name="T297">вибрация мотора в его костях… </text:span><text:span text:style-name="T298">красный огонёк едва сочится от кабины в голове фюзеляжа. </text:span><text:span text:style-name="T299">Он пробирается к маленькому окошку и смотрит наружу. </text:span><text:span text:style-name="T300">Альпы в лунном свете. Маловаты, </text:span><text:span text:style-name="T301">не настолько зрелищны, как ему представлялось… Ну, ладно… </text:span><text:span text:style-name="T302">Он садится обратно на мягкую </text:span><text:span text:style-name="T303">кровать из упаковочной стружки, </text:span><text:span text:style-name="T304">закуривает одну из Сквалидозиных с пробковым мундштуком, в раздумьи, </text:span><text:span text:style-name="T305">ё-моё, неплохо, парни просто прыгают в самолёт и летят куда хотят…</text:span><text:span text:style-name="T306"> зачем тормозится в Женеве? </text:span><text:span text:style-name="T307">Точно, как насчёт</text:span><text:span text:style-name="T85">—</text:span><text:span text:style-name="T308">ну,</text:span><text:span text:style-name="T307"> той же Испании? </text:span><text:span text:style-name="T309">Нет, погоди, там фашисты. </text:span><text:span text:style-name="T310">Острова Южных Морей! хмм, полно япошек и американских солдат. </text:span><text:span text:style-name="T311">Ну, ещё Африка, Тёмный Континент, уж </text:span><text:span text:style-name="T73">там</text:span><text:span text:style-name="T311"> ничего кроме аборигенов и слонов, </text:span><text:span text:style-name="T312">и ещё тот Спенсер Трейси….</text:span></text:p>
      <text:p text:style-name="P77"><text:span text:style-name="T312">– </text:span><text:span text:style-name="T313">Податься некуда, Слотроп, некуда.</text:span><text:span text:style-name="T84">– </text:span><text:span text:style-name="T313">Фигура жмётся к упаковочному ящику и дрожит. </text:span><text:span text:style-name="T314">Слотроп щурится в слабом красном свете. </text:span><text:span text:style-name="T315">Это широко известное лицо фронтонное лицо беззаботного искателя приключений </text:span><text:span text:style-name="T316">Ричарда Халибёртона: </text:span><text:span text:style-name="T317">но странно изменившееся. </text:span><text:span text:style-name="T318">Вниз по его обеим щекам жуткая сыпь, </text:span><text:span text:style-name="T322">покрывшая россыпь</text:span><text:span text:style-name="T319"> давних оспинок от прыщей, </text:span><text:span text:style-name="T320">по симметричности которой Слотроп, будь у него тренированный взгляд врача, </text:span><text:span text:style-name="T321">прочёл бы реакцию на наркотики. </text:span><text:span text:style-name="T323">Брюки для верховой езды на Ричарде Халибёртоне порваны и запятнаны, </text:span><text:span text:style-name="T324">его яркие волосы засалились, висят сосульками. </text:span><text:span text:style-name="T325">Похоже, он молча рыдает, согнувшись, падш</text:span><text:span text:style-name="T326">и</text:span><text:span text:style-name="T325">й ангел, </text:span><text:span text:style-name="T326">над всеми этими второсортными Альпами, </text:span><text:span text:style-name="T327">над всеми ночными лыжника</text:span><text:span text:style-name="T328">м</text:span><text:span text:style-name="T327">и далеко внизу, </text:span><text:span text:style-name="T328">на склонах, пересекают без устали, оттачивают </text:span><text:span text:style-name="T329">и совершенствуют свой </text:span><text:soft-page-break/><text:span text:style-name="T329">Фашистский идеал Действия, Действия, Действия, </text:span><text:span text:style-name="T330">что был когда-то и его стимулом к существованию. </text:span><text:span text:style-name="T331">Миновало навсегда. Навсегда м</text:span><text:span text:style-name="T330">иновало.</text:span></text:p>
      <text:p text:style-name="P132"><text:span text:style-name="T330">С</text:span><text:span text:style-name="T84">лотроп тянется, тушит сигарету о пол. </text:span><text:span text:style-name="T332">Так легко эти ангельски белые древесные стружки могут заняться. </text:span><text:span text:style-name="T333">Лежи тут в этом дребезжащем разболтанном аэроплане, </text:span><text:span text:style-name="T334">лежи тихо, как только можешь, </text:span><text:span text:style-name="T335">чёртов дурак, </text:span><text:span text:style-name="T336">да, они тебя обложили</text:span><text:span text:style-name="T85">—</text:span><text:span text:style-name="T336">обложили тебя опять. </text:span><text:span text:style-name="T337">Ричард Халибёртон, </text:span><text:span text:style-name="T338">Ловел Томас, </text:span><text:span text:style-name="T339">Парни Ровера и Мотора, желтушные кипы </text:span><text:span text:style-name="T74">National Geographics, </text:span><text:span text:style-name="T339">наверху в комнате Хогана, </text:span><text:span text:style-name="T340">должно быть все му лгали, </text:span><text:span text:style-name="T341">и не было никого, </text:span><text:span text:style-name="T342">ни даже призрака с колониальных времён на чердаке, сказать ему, что это не так….</text:span></text:p>
      <text:p text:style-name="P133"><text:span text:style-name="T342">Ш</text:span><text:span text:style-name="T84">арах, занос, ещё и ещё, </text:span><text:span text:style-name="T345">приземление как блин комом, </text:span><text:span text:style-name="T84"><text:s/>ёбаные недоучки из школы запуска воздушных змеев, </text:span><text:span text:style-name="T343">свет сер</text:span><text:span text:style-name="T345">о</text:span><text:span text:style-name="T343">го швейцарского рассвета через маленькие оконца и </text:span><text:span text:style-name="T344">каждый сустав, мускул и кость Слотропа </text:span><text:span text:style-name="T346">ноет и болит. </text:span><text:span text:style-name="T347">Пора на выход.</text:span></text:p>
      <text:p text:style-name="P134"><text:span text:style-name="T347">О</text:span><text:span text:style-name="T84">н</text:span><text:span text:style-name="T347"> </text:span><text:span text:style-name="T84">сходит с самолёта без происшествий, </text:span><text:span text:style-name="T348">смешивается с зевающим недовольным стадом ранних пассажиро</text:span><text:span text:style-name="T349">в</text:span><text:span text:style-name="T348">, </text:span><text:span text:style-name="T349">агентов по доставке, рабо</text:span><text:span text:style-name="T350">чих</text:span><text:span text:style-name="T349"> аэро</text:span><text:span text:style-name="T350">дрома</text:span><text:span text:style-name="T349">. </text:span><text:span text:style-name="T83">Cointrin </text:span><text:span text:style-name="T351">ранним утром. </text:span><text:span text:style-name="T352">Ошеломляюще зелёные холмы с одной стороны, по другую коричневый город. </text:span><text:span text:style-name="T353">Мостовые скользки и влажны. </text:span><text:span text:style-name="T354">Облака медленно вздуваются в небе. </text:span><text:span text:style-name="T355">Монблан грит привет, озеро тоже грит как ты, </text:span><text:span text:style-name="T356">Слотроп покупает 20 сигарет и местную газету, </text:span><text:span text:style-name="T357">спрашивает в какую ему сторону, садится в подошедший трамвай, </text:span><text:span text:style-name="T358">и в холоде сквозящем от дверей и окон, чтобы разбудить его, </text:span><text:span text:style-name="T359">катит в Город Мира.</text:span></text:p>
      <text:p text:style-name="P135"><text:span text:style-name="T359">Е</text:span><text:span text:style-name="T84">му надо встретить Аргентинского связного в Café l’Éclipse, далеко от троллейбусных линий, </text:span><text:span text:style-name="T360">по мощёной брусчаткой улице и на маленькую площадь </text:span><text:span text:style-name="T361">окружённую овощными и фруктовыми лавками под бежевыми навесами, магазинами, другими кафе, витринами, </text:span><text:span text:style-name="T362">чистыми промытыми тротуарами. </text:span><text:span text:style-name="T363">Собаки бегают из аллеи в аллею </text:span><text:span text:style-name="T364">Слотроп сидит с кофе, круасаном, газетой. </text:span><text:span text:style-name="T365">Вскоре тучи рассеиваются. </text:span><text:span text:style-name="T366">Солнце разбросало тени почти до того места, где он сидит в насторожённом внимании. </text:span><text:span text:style-name="T367">Похоже, никто не следит. Он ждёт. </text:span><text:span text:style-name="T368">Тени отступают, солнце поднялось, потом начинает опускаться, </text:span><text:span text:style-name="T369">наконец показывается ужный ему человек, </text:span><text:span text:style-name="T370">точно по описанию: </text:span><text:span text:style-name="T371">костюм повседневно ёрного, как в Буэнос-Айресе, </text:span><text:span text:style-name="T372">усы, очки в золотой оправе, </text:span><text:span text:style-name="T373">и насвистывает старинное танго Хуана д</text:span><text:span text:style-name="T921">’</text:span><text:span text:style-name="T373">Ариенцо. </text:span><text:span text:style-name="T374">Слотроп устраивает представление, рыща по своим карманам, </text:span><text:span text:style-name="T375">достаёт иностранную купюру, как говорил ему Скволидози, хмурится на неё, </text:span><text:span text:style-name="T376">встаёт, подходит ближе.</text:span></text:p>
      <text:p text:style-name="P136"><text:span text:style-name="T75">Como no, señor</text:span><text:span text:style-name="T376">, </text:span><text:span text:style-name="T378">нет</text:span><text:span text:style-name="T377"> проблем размен</text:span><text:span text:style-name="T378">ять</text:span><text:span text:style-name="T377"> банкноту в 50 песо</text:span><text:span text:style-name="T85">—</text:span><text:span text:style-name="T378">приглашает присесть, </text:span><text:span text:style-name="T379">достаёт валюту, блокноты, </text:span><text:span text:style-name="T380">карты, скоро стол завален </text:span><text:span text:style-name="T381">бумагами всякого рода, которые всё же сортируются, </text:span><text:span text:style-name="T382">обратно по карманам так, что человек забирает записку от Скволидози, а Слотроп ту, что отвезёт к нему. Всего и делов-то.</text:span></text:p>
      <text:p text:style-name="P137"><text:span text:style-name="T382">О</text:span><text:span text:style-name="T84">братно в Цюрих на послеполуденном поезде, в дремотном сне большую часть пути. </text:span><text:span text:style-name="T383">Он сходит в Шлирен, в безбожно тёмный час, </text:span><text:span text:style-name="T384">на всякий, </text:span><text:span text:style-name="T385">есьи Они следят за городским вокзалом, </text:span><text:span text:style-name="T386">на такси добирается до </text:span><text:span text:style-name="T387">Св. Петерхофштат. Стрелки его огромных часов </text:span><text:span text:style-name="T388">зависли </text:span><text:span text:style-name="T387">высоко над ним и </text:span><text:span text:style-name="T388">пустыми</text:span><text:span text:style-name="T387"> акрами улиц, </text:span><text:span text:style-name="T388">в чём ему видится сейчас </text:span><text:span text:style-name="T389">тупая </text:span><text:span text:style-name="T388">зловещесть. </text:span><text:span text:style-name="T390">Как-то увязывается с квадратами Лиги Плюща в его отдалённой юности, </text:span><text:span text:style-name="T391">башни циферблатов освещались так сл</text:span><text:span text:style-name="T392">а</text:span><text:span text:style-name="T391">бо, ничего не разберёшь, </text:span><text:span text:style-name="T392">и соблазн, не такой сильный как сейчас, поддаться смеркающемуся году, </text:span><text:span text:style-name="T393">принять насколько сможет настоящего ужаса в час без имени </text:span><text:span text:style-name="T394">(если только это не… нет… НЕТ…): </text:span><text:span text:style-name="T395">это было тщеславием, тщеславием как его понимали его Пуританские предки, </text:span><text:span text:style-name="T396">кости и сердце настороженные на Ничто, Ничто </text:span><text:span text:style-name="T397">под саксофоны колледжа в </text:span><text:span text:style-name="T398">сладостном слиянии, </text:span><text:span text:style-name="T399">белые блейзеры в губной помаде на </text:span><text:span text:style-name="T400">отворотах, дым робеющих Фатим, </text:span><text:span text:style-name="T401">мыло Кастилии испаряющиеся с </text:span><text:span text:style-name="T402">блестящих волос, и мятные поцелуи, <text:s/>и роса на гвоздиках. </text:span><text:span text:style-name="T403">Дошло до того, что перед самым рассветом шутники моложе него, </text:span><text:span text:style-name="T404">вытащили из постели, завязали глаза, </text:span><text:span text:style-name="T406">на то и</text:span><text:span text:style-name="T405"> Райнхардт, </text:span><text:span text:style-name="T407">вывели в осенний холод, тени и листву под ногами, </text:span><text:span text:style-name="T408">и к мигу сомнения, </text:span><text:span text:style-name="T409">а вдруг они и впрямь что-то другое</text:span><text:span text:style-name="T85">—</text:span><text:span text:style-name="T410">а всё что перед этим не настоящее: просто </text:span><text:span text:style-name="T411">продуманный театр, чтоб</text:span><text:span text:style-name="T412">ы</text:span><text:span text:style-name="T411"> тебя </text:span><text:span text:style-name="T412">одурачить</text:span><text:span text:style-name="T411">. </text:span><text:span text:style-name="T413">Но теперь экран потемнел, </text:span><text:span text:style-name="T414">и времени нисколько не осталось. </text:span><text:span text:style-name="T415">Вот тебе агенты наконец….</text:span></text:p>
      <text:p text:style-name="P138"><text:soft-page-break/><text:span text:style-name="T415">Г</text:span><text:span text:style-name="T84">де более подходящее место, чем Цюрих, чтоб заново найти тщету? </text:span><text:span text:style-name="T416">Это страна Реформации, город Цвингли, человека в самом конце энциклопедии, </text:span><text:span text:style-name="T417">и повсюду напоминания в камне. </text:span><text:span text:style-name="T418">Шпионы и большой бизнес в своей стихии, </text:span><text:span text:style-name="T419">неутомимо движутся среди суровых памяток. </text:span><text:span text:style-name="T420">Будь уверен, здесь найдутся экс-молодые люди, </text:span><text:span text:style-name="T421">в самом этом городе, </text:span><text:span text:style-name="T422">лица которых попадались Слотропу в школьных спортивных командах, </text:span><text:span text:style-name="T423">которые приобщились </text:span><text:span text:style-name="T424">в Гарварде к Пуританским Таинствам: они на полном серьёзе давали клятву </text:span><text:span text:style-name="T425">почитать и </text:span><text:span text:style-name="T426">действовать всегда во имя </text:span><text:span text:style-name="T76">Vanitas</text:span><text:span text:style-name="T426">, Тщеты, их правителя… </text:span><text:span text:style-name="T427">кто теперь по плану жизни такого-то и такого </text:span><text:span text:style-name="T428">прибыли сюда в Швей</text:span><text:span text:style-name="T429">ц</text:span><text:span text:style-name="T428">арию, </text:span><text:span text:style-name="T429">работать на Аллена Даллеса и его «разведывательную» сеть, </text:span><text:span text:style-name="T430">которая нынче проходит под именем «</text:span><text:span text:style-name="T431">Офис Стратегических Служб». </text:span><text:span text:style-name="T432">Но для посвящённых </text:span><text:span text:style-name="T433">ЩСС ещё и тайный акроним: </text:span><text:span text:style-name="T434">в виде мантры для моментов неотвратимых кризисов, они обучены </text:span><text:span text:style-name="T435">выговаривать про себя… </text:span><text:span text:style-name="T77">oss . . . oss, </text:span><text:span text:style-name="T78"><text:s/></text:span><text:span text:style-name="T436">слово-покойник, </text:span><text:span text:style-name="T437">перевранное Латинское слово Тёмных Веков обозначать кость….</text:span></text:p>
      <text:p text:style-name="P139"><text:span text:style-name="T437">С</text:span><text:span text:style-name="T84">кволидози не показывается в Кроненхале, </text:span><text:span text:style-name="T438">или в Одеоне, или в любом другом месте, </text:span><text:span text:style-name="T439">что Слотроп догадается проверить в последующие дни. </text:span><text:span text:style-name="T440">Исчезновения, в Цюрихе, не такая уж и редкость. </text:span><text:span text:style-name="T441">Но Слотроп так и будет возвращаться, на всякий. </text:span><text:span text:style-name="T442">Записка на испанском, он не в силах разобрать больше оного слова, или двух, </text:span><text:span text:style-name="T443">но он не расстаётся с ней, вдруг подвернётся случай передать. </text:span><text:span text:style-name="T444">И, ну, та анархистская убеждённость </text:span><text:span text:style-name="T445">его подкупает немного. </text:span><text:span text:style-name="T446">Когда-то, когда Шэйс сражался против </text:span><text:span text:style-name="T447">федеральных войск в Масучусетсе, </text:span><text:span text:style-name="T448">где Регуляторы Слотропы патрулировали Бёркшир помогая восставшим, </text:span><text:span text:style-name="T449">с веточками болиголова в их шляпах, чтобы отличаться от </text:span><text:span text:style-name="T450">солдат Правительства. </text:span><text:span text:style-name="T451">Федералы втыкали в свои обрывок белой бумаги. </text:span><text:span text:style-name="T452">Слотропы в те дни ещё не настолько вовлеклись в бумажный бизнес </text:span><text:span text:style-name="T453">и поголовную резню деревьев. </text:span><text:span text:style-name="T454">Они всё ещё были за живой зелёный против мёртвого белого. </text:span><text:span text:style-name="T455">Позднее они утратили, или продали, </text:span><text:span text:style-name="T456">своё осознание на чьей они стороне. </text:span><text:span text:style-name="T457">Наш Тайрон унаследовал полное невежество </text:span><text:span text:style-name="T458">на эту тему.</text:span></text:p>
      <text:p text:style-name="P140"><text:span text:style-name="T458">З</text:span><text:span text:style-name="T84">а спиной у него ветер </text:span><text:span text:style-name="T459">дует сквозь склеп Джамфа. </text:span><text:span text:style-name="T460">Слотроп уже дв</text:span><text:span text:style-name="T461">е ночи</text:span><text:span text:style-name="T460"> как устроил тут кемпинг, </text:span><text:span text:style-name="T461">деньги почти на исходе, </text:span><text:span text:style-name="T462">дожидается слово от Швайтара</text:span><text:span text:style-name="T461">. </text:span><text:span text:style-name="T463">Укрывшись от ветра, укутавшись в пару швейцарских армейских одеял, он смог продержаться</text:span><text:span text:style-name="T464">, ему удаётся даже поспать. </text:span><text:span text:style-name="T465">Точнёхонько поверх Мистера Imipolex. </text:span><text:span text:style-name="T466">В первую ночь засыпать было страшно, боялся посещения </text:span><text:span text:style-name="T467">духа Джамфа, чей Германо-научный склад ума </text:span><text:span text:style-name="T468">Смерть разнесёт до самых </text:span><text:span text:style-name="T469">диких рефлексов, </text:span><text:span text:style-name="T470">бесполезно умолять </text:span><text:span text:style-name="T471">тупо ухмыляющееся зло остатков скорлупы…</text:span><text:span text:style-name="T467"> </text:span><text:span text:style-name="T472">голоса </text:span><text:span text:style-name="T473">похрипываютв лунном свете вокруг </text:span><text:span text:style-name="T474">его </text:span><text:span text:style-name="T473">явления, </text:span><text:span text:style-name="T474">пока он, Оно, </text:span><text:span text:style-name="T475">Подавленное, приближается… </text:span><text:span text:style-name="T476">стойчтоза </text:span><text:span text:style-name="T477">проснувшись, лицо не укрыто, </text:span><text:span text:style-name="T478">оглядываясь на чуждые могильные камни, </text:span><text:span text:style-name="T79">то что? что это было… </text:span><text:span text:style-name="T479">обратно в сон, почти, </text:span><text:span text:style-name="T480">снова проснулся… туда-сюда, </text:span><text:span text:style-name="T481">и так большую часть первой ночи.</text:span></text:p>
      <text:p text:style-name="P141"><text:span text:style-name="T481">Я</text:span><text:span text:style-name="T84">вления не случилось. </text:span><text:span text:style-name="T482">Похоже Джамф просто мёртв. </text:span><text:span text:style-name="T483">Слотроп </text:span><text:span text:style-name="T484">проснулся наутро </text:span><text:span text:style-name="T485">чувствуя, несмотря на пустой желудок и текущий нос, </text:span><text:span text:style-name="T486">лучше, чем за многие месяцы. </text:span><text:span text:style-name="T487">Похоже, он прошёл </text:span><text:span text:style-name="T488">и</text:span><text:span text:style-name="T487">спытание </text:span><text:span text:style-name="T488">устроенное не кем-то другим, но им самим, для разнообразия. </text:span></text:p>
      <text:p text:style-name="P142"><text:span text:style-name="T488">Г</text:span><text:span text:style-name="T84">ород под ним, </text:span><text:span text:style-name="T489">отчасти уже в купели света, </text:span><text:span text:style-name="T490">являет собой некрополь из церковных шпилей и флюгеров, </text:span><text:span text:style-name="T491">белых музейно-замковых башен, </text:span><text:span text:style-name="T492">широких зданий с мансардами крыш, и </text:span><text:span text:style-name="T493">тысяч блестящих </text:span><text:span text:style-name="T492">окон. </text:span><text:span text:style-name="T494">В это утро горы прозрачны как лёд. </text:span><text:span text:style-name="T495">Позднее, днём они обернутся грудами синего </text:span><text:span text:style-name="T496">мятого </text:span><text:span text:style-name="T495">атласа. </text:span><text:span text:style-name="T497">Озеро зеркально гладко, </text:span><text:span text:style-name="T498">но горы и дома отраж</text:span><text:span text:style-name="T499">ённые</text:span><text:span text:style-name="T498"> в нём </text:span><text:span text:style-name="T499">странно размыты, </text:span><text:span text:style-name="T500">края их </text:span><text:span text:style-name="T501">источены, </text:span><text:span text:style-name="T502">словно мелкий</text:span><text:span text:style-name="T501"> дожд</text:span><text:span text:style-name="T502">ь: </text:span><text:span text:style-name="T503">сон про Атлантиду, Suggenthal. </text:span><text:span text:style-name="T504">Игрушечные деревушки, уединённый город из раскрашенного алебастра… </text:span><text:span text:style-name="T505">Слотроп сидит тут на корточках, на повороте горной тропы, </text:span><text:span text:style-name="T506">лепя и швыряя снежки от безделья, </text:span><text:span text:style-name="T507">нечем заняться, кроме как докуривать последнюю, </text:span><text:span text:style-name="T508">как ему кажется, Лаки Страйк на всю Швейцарию….</text:span></text:p>
      <text:p text:style-name="P143"><text:span text:style-name="T508">Ш</text:span><text:span text:style-name="T84">аги по тропе <text:s/>снизу. </text:span><text:span text:style-name="T509">Щёлканье галош. </text:span><text:span text:style-name="T510">Это посыльный Марио Швейтара </text:span><text:span text:style-name="T511">с большим толстым конвертом. </text:span><text:span text:style-name="T512">Слотроп платит ему, выпрашивает сигарету и несколько спичек и они расстаются. </text:span><text:span text:style-name="T513">Вернувшись в склеп, Слотроп опять зажигает </text:span><text:span text:style-name="T514">маленькую кучку </text:span><text:span text:style-name="T513">растопк</text:span><text:span text:style-name="T514">и</text:span><text:span text:style-name="T513"> и </text:span><text:span text:style-name="T514">веток сосны, </text:span><text:span text:style-name="T515">согревает руки и </text:span><text:soft-page-break/><text:span text:style-name="T515">приступает листать папку. </text:span><text:span text:style-name="T516">Отсутствие Джамфа окружает его </text:span><text:span text:style-name="T517">словно запах, </text:span><text:span text:style-name="T518">который он не может точно определить, </text:span><text:span text:style-name="T519">аура грозящая перейти в эпилепсию в любую секунду. </text:span><text:span text:style-name="T520">Вот она, информация</text:span><text:span text:style-name="T85">—</text:span><text:span text:style-name="T521">не так много, как ему хотелось </text:span><text:span text:style-name="T522">(о, и сколько же он хотел?), </text:span><text:span text:style-name="T523">но больше чем надеялся, </text:span><text:span text:style-name="T524">как всякий из практичных Янки. </text:span><text:span text:style-name="T525">В последующие недели, </text:span><text:span text:style-name="T526">в те </text:span><text:span text:style-name="T527">совсем </text:span><text:span text:style-name="T526">редкие минуты, </text:span><text:span text:style-name="T527">что оставались ему заглядывать в своё прошлое, </text:span><text:span text:style-name="T528">он даже находил время пожалеть, </text:span><text:span text:style-name="T529">что он вообще читал это….</text:span></text:p>
      <text:p text:style-name="P188"><draw:frame draw:style-name="fr1" draw:name="Image6" text:anchor-type="paragraph" svg:width="6.9252in" svg:height="0.3661in" draw:z-index="1"><draw:image xlink:href="Pictures/1000000000000B720000009B428C9716555D8079.png" xlink:type="simple" xlink:show="embed" xlink:actuate="onLoad" loext:mime-type="image/png"/></draw:frame>М-р Пойнтсмен решил провести Троицу на море. <text:span text:style-name="T922">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189">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190">Пойнтсмен просчитался. Нет даже Теннисонова утешения сказать, что просчёт был сделан «кем-то». <text:span text:style-name="T923">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43">вприпрыжку</text:span><text:span text:style-name="T923">,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43">но</text:span><text:span text:style-name="T923">,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43">дыни</text:span><text:span text:style-name="T923">! Я ни одной не видал после Третьего Курса—вау, понюхай вот эту, просто прелесть! Как насчёт дыни, Спид? А? Давай.</text:span></text:p>
      <text:p text:style-name="P162">– <text:span text:style-name="T924">Отличная идея, Пурде, отличная!</text:span></text:p>
      <text:p text:style-name="P163">– <text:span text:style-name="T925">Ага… О, ну, ты выбери какую </text:span><text:span text:style-name="T44">сам</text:span><text:span text:style-name="T925"> захочешь.</text:span></text:p>
      <text:p text:style-name="P163">– <text:span text:style-name="T45">Самую-самую</text:span><text:span text:style-name="T925">?</text:span></text:p>
      <text:p text:style-name="P164">– <text:span text:style-name="T926">Да. Вот она,</text:span>– <text:span text:style-name="T926">проворачивает показать ему, как негодяи поворачивают лица запуганных девушек,</text:span>– <text:span text:style-name="T926">та самая, что я выбрал, видал?</text:span></text:p>
      <text:p text:style-name="P165">– <text:span text:style-name="T927">Но, но я думал мы собирались на двоих</text:span>— <text:span text:style-name="T927">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166"><text:soft-page-break/>– <text:span text:style-name="T928">Ну, нет, в общем, я обычно, э...</text:span>— <text:span text:style-name="T929">Пурде приходит в </text:span><text:span text:style-name="T46">замешательство</text:span><text:span text:style-name="T929">, это как найти повод, чтобы съесть яблоко, или даже вбросить виноградину себе в рот</text:span>— <text:span text:style-name="T930">просто, ну, типа, ем их… целиком, понимаешь,</text:span>– <text:span text:style-name="T931">прихихикивает, чтобы, как ему кажется, дружески указать, повежливее, странность подобного обсуждения на публике</text:span>—</text:p>
      <text:p text:style-name="P167">—<text:span text:style-name="T932">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47">шлёп</text:span><text:span text:style-name="T932"> прямиком в очередной тупик:</text:span></text:p>
      <text:p text:style-name="P168">– <text:span text:style-name="T933">Дженни? Нет</text:span>—<text:span text:style-name="T933">тут никакой Дженни…</text:span></text:p>
      <text:p text:style-name="P168">– <text:span text:style-name="T934">А какая-нибудь Дженифер, тогда? Дженивив?</text:span></text:p>
      <text:p text:style-name="P168">– <text:span text:style-name="T935">Джинни (может записано было с ошибкой), Вирджиния?</text:span></text:p>
      <text:p text:style-name="P169">– <text:span text:style-name="T936">Если вы, джентльмены, ищите хорошо провести время</text:span>— <text:span text:style-name="T937">её ухмылка, её красная, маниакально доброе-утро-и-я-говорю-точно-</text:span><text:span text:style-name="T48">доброе!</text:span><text:span text:style-name="T937"> ухмылка настолько широка, чтобы удерживать их обоих прямо, дрожащих, осклабившихся, тут, а сама такая старая, что годится быть их Матерью</text:span>—<text:span text:style-name="T938">их общей Матерью, вобравшей самые гадкие черты м-с Пурде и м-с Спид</text:span>—<text:span text:style-name="T939">фактически, она теперь и становится </text:span><text:span text:style-name="T49">именно</text:span><text:span text:style-name="T939"> такой прямо у них на глазах. Эти моря в руинах полны искусительниц</text:span>—<text:span text:style-name="T940">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941">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191">Никакой «Дарлин» тоже. Это выяснилось вчера. <text:span text:style-name="T942">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207"><text:span text:style-name="T941">Когда вам уже дойдёт? </text:span><text:span text:style-name="T533">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534">зубы напоказ в дурноватой ухмылке смерти, </text:span><text:span text:style-name="T535">выдыхает, свалившись <text:s/>на </text:span><text:span text:style-name="T536">твоё открытое </text:span><text:span text:style-name="T535">лицо, </text:span><text:span text:style-name="T536">долгий человечий звук, </text:span><text:span text:style-name="T537">в </text:span><text:span text:style-name="T536">котор</text:span><text:span text:style-name="T537">ом</text:span><text:span text:style-name="T536"> ты распознаёшь, в ужасе, </text:span><text:span text:style-name="T943">сексуальный вздох</text:span><text:span text:style-name="T536">….</text:span></text:p>
      <text:p text:style-name="P208"><text:span text:style-name="T536">Э</text:span><text:span text:style-name="T532">то к тому, что Пойнтсмен </text:span><text:span text:style-name="T538">избегает данную тему</text:span><text:span text:style-name="T539">—</text:span><text:span text:style-name="T540">настолько же рефлективно, как избегал бы любой кошмар. </text:span><text:span text:style-name="T541">На случай, если вдруг обернётся не сном, а </text:span><text:span text:style-name="T944">реальностью</text:span><text:span text:style-name="T541">, ну…</text:span></text:p>
      <text:p text:style-name="P170"><text:span text:style-name="T944">– Данные, пока что, неполны.</text:span>– <text:span text:style-name="T945">Это следует отчётливо подчёркивать в любых заявлениях.</text:span>– <text:span text:style-name="T946">Следует признать, что предварительные данные демонстрируют,</text:span>– <text:span text:style-name="T947">помни, изображать искренность,</text:span>– <text:span text:style-name="T948">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50">на данный момент</text:span><text:span text:style-name="T948">, разумеется. Это в основном </text:span><text:soft-page-break/><text:span text:style-name="T948">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171">– <text:span text:style-name="T949">А что если многие</text:span>—<text:span text:style-name="T949">даже большинство</text:span>—<text:span text:style-name="T949">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950">все те истории папенька-меня-изнасиловал, которые, будучи ложью фактически, остаются истинными </text:span><text:span text:style-name="T51">клинически</text:span><text:span text:style-name="T950">.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192">На данный момент, Пойнтсмен несёт это бремя <text:span text:style-name="T951">один. Одиночество фюрера: он чувствует себя сильнее в лучах этого тёмного компаньона теперь, когда его звезда на подъёме… но он и не</text:span> <text:span text:style-name="T952">хочет делиться им, нет не не сейчас ещё пока что….</text:span></text:p>
      <text:p text:style-name="P193">Собрания штата служащих, его служащих, <text:span text:style-name="T953">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52">l’état c’est moi</text:span><text:span text:style-name="T808">—а кто ещё делает хоть что-нибудь? разве не на нём всё держится, часто без опоры на что-то помимо его голой воли…?</text:span></text:p>
      <text:p text:style-name="P194"><text:span text:style-name="T954">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53">Великобритания</text:span><text:span text:style-name="T954">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53">они</text:span><text:span text:style-name="T954"> ухватили Слотропа?</text:span></text:p>
      <text:p text:style-name="P195">Случились также, ухудшая Кризис, и предательства: <text:span text:style-name="T955">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54">никогда</text:span><text:span text:style-name="T955"> не оставит.</text:span></text:p>
      <text:p text:style-name="P196">Итак, выходной на море. <text:span text:style-name="T956">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text:span><text:soft-page-break/><text:span text:style-name="T956">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55">La Gazza Ladra</text:span><text:span text:style-name="T956">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197">Пойнтсмен планировал на сегодня не говорить о делах, <text:span text:style-name="T957">но пустить беседу на самотёк более или менее органичный. Ждать пока другие выдадут себя</text:span>. <text:span text:style-name="T958">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56">что</text:span><text:span text:style-name="T958">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56">Любовь? </text:span><text:span text:style-name="T959">Да от такого развопишься. Каким может быть её представление о любви….</text:span></text:p>
      <text:p text:style-name="P172">– <text:span text:style-name="T960">Мехико,</text:span>– <text:span text:style-name="T960">ухватывая руку молодого статистика.</text:span></text:p>
      <text:p text:style-name="P172">– <text:span text:style-name="T960">А?</text:span>– <text:span text:style-name="T960">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172">– <text:span text:style-name="T960">Мехико, мне кажется у меня галлюцинации.</text:span></text:p>
      <text:p text:style-name="P173">– <text:span text:style-name="T961">О, правда? Вам так кажется? И что же видите?</text:span></text:p>
      <text:p text:style-name="P174">– <text:span text:style-name="T963">Мехико, я вижу… Я вижу… При чём тут что я </text:span><text:span text:style-name="T57">вижу</text:span><text:span text:style-name="T962">, олух! Я о том, что я </text:span><text:span text:style-name="T57">слышу</text:span><text:span text:style-name="T962">.</text:span></text:p>
      <text:p text:style-name="P175">– <text:span text:style-name="T963">Хорошо, и что же слышите, в таком случае,</text:span>– <text:span text:style-name="T963">Роджер уже чут сварливо.</text:span></text:p>
      <text:p text:style-name="P175">– <text:span text:style-name="T963">Только что я услышал твои слова «И что же слышите, в таком случае». И мне </text:span><text:span text:style-name="T58">это не нравится!</text:span></text:p>
      <text:p text:style-name="P175">– <text:span text:style-name="T963">Почему нет?</text:span></text:p>
      <text:p text:style-name="P176">–<text:span text:style-name="T964">Потому что: при всей неприятности этой галлюцинации, я бы скорее предпочёл её звуку твоего голоса.</text:span></text:p>
      <text:p text:style-name="P198">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177"><text:soft-page-break/>– <text:span text:style-name="T965">Вот это да,</text:span>– <text:span text:style-name="T965">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966">старается говорить негромко , ухмыляясь с атлетической паранойей туманно в сторону странного Павловца</text:span>—<text:span text:style-name="T967">не совсем на него, ты ж понимаешь, встретиться глазами может оказаться самоубийственной глупостью при данном умственной состоянии….</text:span></text:p>
      <text:p text:style-name="P199">Тем временем Джессика перешла к своему номеру с Фэй Рей. <text:span text:style-name="T968">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178">– <text:span text:style-name="T969">Да уж,</text:span>– <text:span text:style-name="T970">как высказался кинокритик Митчел Притифейс в своём исчерпывающем 18-томном исследовании Кинг Конга,</text:span>– <text:span text:style-name="T971">он, таки, любит её, парни.</text:span>– <text:span text:style-name="T971">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59">когда всё предусмотрено, когда ничто не может пойти не так, ни даже застать нас врасплох… что-то всё-таки сможет</text:span><text:span text:style-name="T972">. Так что, перестановки и комбинации у Падинга в его </text:span><text:span text:style-name="T59">Что может произойти в Европейской Политике</text:span><text:span text:style-name="T972">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1">Schwarzkommando</text:span>, <text:span text:style-name="T973">которых Митчел Притифейс и представить не мог.</text:span></text:p>
      <text:p text:style-name="P200">В ПРПУК широко распростран<text:span text:style-name="T974">ено</text:span> мнение, что <text:span text:style-name="T1">Schwarzkommando</text:span> были вызваны, <text:span text:style-name="T974">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60">взаправду</text:span><text:span text:style-name="T974">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text:span><text:soft-page-break/><text:span text:style-name="T974">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1">Schwarzkommando </text:span><text:span text:style-name="T975">достигло их за неделю до Дня Победы</text:span><text:span text:style-name="T61">. </text:span><text:span text:style-name="T976">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62">горилла</text:span><text:span text:style-name="T976">? Я покажу </text:span><text:span text:style-name="T62">тебе</text:span><text:span text:style-name="T976"> гориллу!»</text:span></text:p>
      <text:p text:style-name="P201">Действительно, он показал бы эту животину многим из нас, только мы не стали бы смотреть. По своей невинности, он не <text:span text:style-name="T977">усматривал</text:span> причин отчего сотрудники в служебном проекте не практикуют самокритики с тщательностью присущей революционным ячейкам. <text:span text:style-name="T977">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63">тебя</text:span><text:span text:style-name="T977">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63">gemütlich</text:span><text:span text:style-name="T977"> мира Капитана Блисеро не чувствовала она такого ужаса, как сейчас.</text:span></text:p>
      <text:p text:style-name="P202">Роджер Мехико принимает это на свой счёт, <text:span text:style-name="T978">о-подумаешь, просто хотел помочь….</text:span></text:p>
      <text:p text:style-name="P203">То, что несколько отрешённый м-р Пойнтсмен слышал всё это время, было голосом, <text:span text:style-name="T979">странно знакомым, голосом, который он однажды представлял принадлежащим лицу на широко известной фотографии газет Войны:</text:span></text:p>
      <text:p text:style-name="P179">– <text:span text:style-name="T980">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981">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text:span></text:p>
      <text:p text:style-name="P180"><text:soft-page-break/>– <text:span text:style-name="T982">Я знаю,</text:span>– <text:span text:style-name="T982">грит Пойнтсмен,</text:span>– <text:span text:style-name="T982">только я не могу знать знаешь ли ты, не так ли, если я даже не знаю </text:span><text:span text:style-name="T64">кто</text:span><text:span text:style-name="T982"> ты, знаешь ли.</text:span></text:p>
      <text:p text:style-name="P204">Эта странная выходка <text:span text:style-name="T983">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181">– <text:span text:style-name="T984">Видал, видал,</text:span>– <text:span text:style-name="T984">снова заводится голос,</text:span>– <text:span text:style-name="T984">она чувствует, что защищает его </text:span><text:span text:style-name="T65">против</text:span><text:span text:style-name="T984"> тебя. Много ли шансов </text:span><text:span text:style-name="T65">быть</text:span><text:span text:style-name="T984">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65">Фу Манчу</text:span><text:span text:style-name="T984">, а? тем самым, в чьей власти юная леди! Каково? Протагонист и антагонист в одном лице. Я бы не раздумывал на твоём месте.</text:span></text:p>
      <text:p text:style-name="P205">Пойнтсмен собирается ответить что-нибудь вроде: «Но ты, не я»,<text:span text:style-name="T808">–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78">– <text:span text:style-name="T985">Инь и Янь,</text:span><text:span text:style-name="T84">– </text:span><text:span text:style-name="T530">шепчет голос,</text:span><text:span text:style-name="T84">– <text:s/></text:span><text:span text:style-name="T530">Инь и Янь.</text:span></text:p>
      <text:p text:style-name="P206"><draw:frame draw:style-name="fr1" draw:name="Image7" text:anchor-type="paragraph" svg:width="6.9252in" svg:height="0.3661in" draw:z-index="2"><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809</meta:editing-cycles>
    <meta:creation-date>2020-11-18T15:01:00</meta:creation-date>
    <dc:date>2021-06-23T07:43:54.369807448</dc:date>
    <meta:editing-duration>P7DT12H16M3S</meta:editing-duration>
    <meta:generator>LibreOffice/6.1.5.2$Linux_X86_64 LibreOffice_project/10$Build-2</meta:generator>
    <meta:document-statistic meta:table-count="0" meta:image-count="3" meta:object-count="0" meta:page-count="26" meta:paragraph-count="264" meta:word-count="12470" meta:character-count="84682" meta:non-whitespace-character-count="7234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